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Table1" style:family="table">
      <style:table-properties style:width="6.5in" style:rel-width="100%" fo:margin-left="-0.075in" fo:margin-top="0in" fo:margin-bottom="0in" table:align="left" style:writing-mode="lr-tb"/>
    </style:style>
    <style:style style:name="Table1.A" style:family="table-column">
      <style:table-column-properties style:column-width="2.1667in" style:rel-column-width="21845*"/>
    </style:style>
    <style:style style:name="Table1.B" style:family="table-column">
      <style:table-column-properties style:column-width="2.1667in" style:rel-column-width="21847*"/>
    </style:style>
    <style:style style:name="Table1.C" style:family="table-column">
      <style:table-column-properties style:column-width="2.1667in" style:rel-column-width="21843*"/>
    </style:style>
    <style:style style:name="Table1.1" style:family="table-row">
      <style:table-row-properties fo:keep-together="auto"/>
    </style:style>
    <style:style style:name="Table1.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A2" style:family="table-cell">
      <style:table-cell-properties fo:padding-left="0.075in" fo:padding-right="0.075in" fo:padding-top="0in" fo:padding-bottom="0in" fo:border="none" style:writing-mode="lr-tb"/>
    </style:style>
    <style:style style:name="Table1.B2" style:family="table-cell">
      <style:table-cell-properties fo:padding-left="0.075in" fo:padding-right="0.075in" fo:padding-top="0in" fo:padding-bottom="0in" fo:border="none" style:writing-mode="lr-tb"/>
    </style:style>
    <style:style style:name="Table1.C2" style:family="table-cell">
      <style:table-cell-properties fo:padding-left="0.075in" fo:padding-right="0.075in" fo:padding-top="0in" fo:padding-bottom="0in" fo:border="none" style:writing-mode="lr-tb"/>
    </style:style>
    <style:style style:name="Table1.A3" style:family="table-cell">
      <style:table-cell-properties fo:padding-left="0.075in" fo:padding-right="0.075in" fo:padding-top="0in" fo:padding-bottom="0in" fo:border="none" style:writing-mode="lr-tb"/>
    </style:style>
    <style:style style:name="Table1.B3" style:family="table-cell">
      <style:table-cell-properties fo:padding-left="0.075in" fo:padding-right="0.075in" fo:padding-top="0in" fo:padding-bottom="0in" fo:border="none" style:writing-mode="lr-tb"/>
    </style:style>
    <style:style style:name="Table1.C3" style:family="table-cell">
      <style:table-cell-properties fo:padding-left="0.075in" fo:padding-right="0.075in" fo:padding-top="0in" fo:padding-bottom="0in" fo:border="none" style:writing-mode="lr-tb"/>
    </style:style>
    <style:style style:name="Table1.A4" style:family="table-cell">
      <style:table-cell-properties fo:padding-left="0.075in" fo:padding-right="0.075in" fo:padding-top="0in" fo:padding-bottom="0in" fo:border="none" style:writing-mode="lr-tb"/>
    </style:style>
    <style:style style:name="Table1.B4" style:family="table-cell">
      <style:table-cell-properties fo:padding-left="0.075in" fo:padding-right="0.075in" fo:padding-top="0in" fo:padding-bottom="0in" fo:border="none" style:writing-mode="lr-tb"/>
    </style:style>
    <style:style style:name="Table1.C4" style:family="table-cell">
      <style:table-cell-properties fo:padding-left="0.075in" fo:padding-right="0.075in" fo:padding-top="0in" fo:padding-bottom="0in" fo:border="none" style:writing-mode="lr-tb"/>
    </style:style>
    <style:style style:name="Table2" style:family="table">
      <style:table-properties style:width="6.5in" style:rel-width="100%" fo:margin-left="-0.075in" fo:margin-top="0in" fo:margin-bottom="0in" table:align="left" style:writing-mode="lr-tb"/>
    </style:style>
    <style:style style:name="Table2.A" style:family="table-column">
      <style:table-column-properties style:column-width="2.1667in" style:rel-column-width="21845*"/>
    </style:style>
    <style:style style:name="Table2.B" style:family="table-column">
      <style:table-column-properties style:column-width="2.1667in" style:rel-column-width="21847*"/>
    </style:style>
    <style:style style:name="Table2.C" style:family="table-column">
      <style:table-column-properties style:column-width="2.1667in" style:rel-column-width="21843*"/>
    </style:style>
    <style:style style:name="Table2.1" style:family="table-row">
      <style:table-row-properties fo:keep-together="auto"/>
    </style:style>
    <style:style style:name="Table2.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2.A2" style:family="table-cell">
      <style:table-cell-properties fo:padding-left="0.075in" fo:padding-right="0.075in" fo:padding-top="0in" fo:padding-bottom="0in" fo:border="none" style:writing-mode="lr-tb"/>
    </style:style>
    <style:style style:name="Table2.B2" style:family="table-cell">
      <style:table-cell-properties fo:padding-left="0.075in" fo:padding-right="0.075in" fo:padding-top="0in" fo:padding-bottom="0in" fo:border="none" style:writing-mode="lr-tb"/>
    </style:style>
    <style:style style:name="Table2.C2" style:family="table-cell">
      <style:table-cell-properties fo:padding-left="0.075in" fo:padding-right="0.075in" fo:padding-top="0in" fo:padding-bottom="0in" fo:border="none" style:writing-mode="lr-tb"/>
    </style:style>
    <style:style style:name="Table2.A3" style:family="table-cell">
      <style:table-cell-properties fo:padding-left="0.075in" fo:padding-right="0.075in" fo:padding-top="0in" fo:padding-bottom="0in" fo:border="none" style:writing-mode="lr-tb"/>
    </style:style>
    <style:style style:name="Table2.B3" style:family="table-cell">
      <style:table-cell-properties fo:padding-left="0.075in" fo:padding-right="0.075in" fo:padding-top="0in" fo:padding-bottom="0in" fo:border="none" style:writing-mode="lr-tb"/>
    </style:style>
    <style:style style:name="Table2.C3" style:family="table-cell">
      <style:table-cell-properties fo:padding-left="0.075in" fo:padding-right="0.075in" fo:padding-top="0in" fo:padding-bottom="0in" fo:border="none" style:writing-mode="lr-tb"/>
    </style:style>
    <style:style style:name="Table2.A4" style:family="table-cell">
      <style:table-cell-properties fo:padding-left="0.075in" fo:padding-right="0.075in" fo:padding-top="0in" fo:padding-bottom="0in" fo:border="none" style:writing-mode="lr-tb"/>
    </style:style>
    <style:style style:name="Table2.B4" style:family="table-cell">
      <style:table-cell-properties fo:padding-left="0.075in" fo:padding-right="0.075in" fo:padding-top="0in" fo:padding-bottom="0in" fo:border="none" style:writing-mode="lr-tb"/>
    </style:style>
    <style:style style:name="Table2.C4" style:family="table-cell">
      <style:table-cell-properties fo:padding-left="0.075in" fo:padding-right="0.075in" fo:padding-top="0in" fo:padding-bottom="0in" fo:border="none" style:writing-mode="lr-tb"/>
    </style:style>
    <style:style style:name="Table2.A5" style:family="table-cell">
      <style:table-cell-properties fo:padding-left="0.075in" fo:padding-right="0.075in" fo:padding-top="0in" fo:padding-bottom="0in" fo:border="none" style:writing-mode="lr-tb"/>
    </style:style>
    <style:style style:name="Table2.B5" style:family="table-cell">
      <style:table-cell-properties fo:padding-left="0.075in" fo:padding-right="0.075in" fo:padding-top="0in" fo:padding-bottom="0in" fo:border="none" style:writing-mode="lr-tb"/>
    </style:style>
    <style:style style:name="Table2.C5" style:family="table-cell">
      <style:table-cell-properties fo:padding-left="0.075in" fo:padding-right="0.075in" fo:padding-top="0in" fo:padding-bottom="0in" fo:border="none" style:writing-mode="lr-tb"/>
    </style:style>
    <style:style style:name="Table2.A6" style:family="table-cell">
      <style:table-cell-properties fo:padding-left="0.075in" fo:padding-right="0.075in" fo:padding-top="0in" fo:padding-bottom="0in" fo:border="none" style:writing-mode="lr-tb"/>
    </style:style>
    <style:style style:name="Table2.B6" style:family="table-cell">
      <style:table-cell-properties fo:padding-left="0.075in" fo:padding-right="0.075in" fo:padding-top="0in" fo:padding-bottom="0in" fo:border="none" style:writing-mode="lr-tb"/>
    </style:style>
    <style:style style:name="Table2.C6" style:family="table-cell">
      <style:table-cell-properties fo:padding-left="0.075in" fo:padding-right="0.075in" fo:padding-top="0in" fo:padding-bottom="0in" fo:border="none" style:writing-mode="lr-tb"/>
    </style:style>
    <style:style style:name="Table2.A7" style:family="table-cell">
      <style:table-cell-properties fo:padding-left="0.075in" fo:padding-right="0.075in" fo:padding-top="0in" fo:padding-bottom="0in" fo:border="none" style:writing-mode="lr-tb"/>
    </style:style>
    <style:style style:name="Table2.B7" style:family="table-cell">
      <style:table-cell-properties fo:padding-left="0.075in" fo:padding-right="0.075in" fo:padding-top="0in" fo:padding-bottom="0in" fo:border="none" style:writing-mode="lr-tb"/>
    </style:style>
    <style:style style:name="Table2.C7" style:family="table-cell">
      <style:table-cell-properties fo:padding-left="0.075in" fo:padding-right="0.075in" fo:padding-top="0in" fo:padding-bottom="0in" fo:border="none" style:writing-mode="lr-tb"/>
    </style:style>
    <style:style style:name="Table3" style:family="table">
      <style:table-properties style:width="6.5in" style:rel-width="100%" fo:margin-left="-0.075in" fo:margin-top="0in" fo:margin-bottom="0in" table:align="left" style:writing-mode="lr-tb"/>
    </style:style>
    <style:style style:name="Table3.A" style:family="table-column">
      <style:table-column-properties style:column-width="2.1667in" style:rel-column-width="21845*"/>
    </style:style>
    <style:style style:name="Table3.B" style:family="table-column">
      <style:table-column-properties style:column-width="2.1667in" style:rel-column-width="21847*"/>
    </style:style>
    <style:style style:name="Table3.C" style:family="table-column">
      <style:table-column-properties style:column-width="2.1667in" style:rel-column-width="21843*"/>
    </style:style>
    <style:style style:name="Table3.1" style:family="table-row">
      <style:table-row-properties fo:keep-together="auto"/>
    </style:style>
    <style:style style:name="Table3.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3.A2" style:family="table-cell">
      <style:table-cell-properties fo:padding-left="0.075in" fo:padding-right="0.075in" fo:padding-top="0in" fo:padding-bottom="0in" fo:border="none" style:writing-mode="lr-tb"/>
    </style:style>
    <style:style style:name="Table3.B2" style:family="table-cell">
      <style:table-cell-properties fo:padding-left="0.075in" fo:padding-right="0.075in" fo:padding-top="0in" fo:padding-bottom="0in" fo:border="none" style:writing-mode="lr-tb"/>
    </style:style>
    <style:style style:name="Table3.C2" style:family="table-cell">
      <style:table-cell-properties fo:padding-left="0.075in" fo:padding-right="0.075in" fo:padding-top="0in" fo:padding-bottom="0in" fo:border="none" style:writing-mode="lr-tb"/>
    </style:style>
    <style:style style:name="Table3.A3" style:family="table-cell">
      <style:table-cell-properties fo:padding-left="0.075in" fo:padding-right="0.075in" fo:padding-top="0in" fo:padding-bottom="0in" fo:border="none" style:writing-mode="lr-tb"/>
    </style:style>
    <style:style style:name="Table3.B3" style:family="table-cell">
      <style:table-cell-properties fo:padding-left="0.075in" fo:padding-right="0.075in" fo:padding-top="0in" fo:padding-bottom="0in" fo:border="none" style:writing-mode="lr-tb"/>
    </style:style>
    <style:style style:name="Table3.C3" style:family="table-cell">
      <style:table-cell-properties fo:padding-left="0.075in" fo:padding-right="0.075in" fo:padding-top="0in" fo:padding-bottom="0in" fo:border="none" style:writing-mode="lr-tb"/>
    </style:style>
    <style:style style:name="Table3.A4" style:family="table-cell">
      <style:table-cell-properties fo:padding-left="0.075in" fo:padding-right="0.075in" fo:padding-top="0in" fo:padding-bottom="0in" fo:border="none" style:writing-mode="lr-tb"/>
    </style:style>
    <style:style style:name="Table3.B4" style:family="table-cell">
      <style:table-cell-properties fo:padding-left="0.075in" fo:padding-right="0.075in" fo:padding-top="0in" fo:padding-bottom="0in" fo:border="none" style:writing-mode="lr-tb"/>
    </style:style>
    <style:style style:name="Table3.C4" style:family="table-cell">
      <style:table-cell-properties fo:padding-left="0.075in" fo:padding-right="0.075in" fo:padding-top="0in" fo:padding-bottom="0in" fo:border="none" style:writing-mode="lr-tb"/>
    </style:style>
    <style:style style:name="Table3.A5" style:family="table-cell">
      <style:table-cell-properties fo:padding-left="0.075in" fo:padding-right="0.075in" fo:padding-top="0in" fo:padding-bottom="0in" fo:border="none" style:writing-mode="lr-tb"/>
    </style:style>
    <style:style style:name="Table3.B5" style:family="table-cell">
      <style:table-cell-properties fo:padding-left="0.075in" fo:padding-right="0.075in" fo:padding-top="0in" fo:padding-bottom="0in" fo:border="none" style:writing-mode="lr-tb"/>
    </style:style>
    <style:style style:name="Table3.C5" style:family="table-cell">
      <style:table-cell-properties fo:padding-left="0.075in" fo:padding-right="0.075in" fo:padding-top="0in" fo:padding-bottom="0in" fo:border="none" style:writing-mode="lr-tb"/>
    </style:style>
    <style:style style:name="Table3.A6" style:family="table-cell">
      <style:table-cell-properties fo:padding-left="0.075in" fo:padding-right="0.075in" fo:padding-top="0in" fo:padding-bottom="0in" fo:border="none" style:writing-mode="lr-tb"/>
    </style:style>
    <style:style style:name="Table3.B6" style:family="table-cell">
      <style:table-cell-properties fo:padding-left="0.075in" fo:padding-right="0.075in" fo:padding-top="0in" fo:padding-bottom="0in" fo:border="none" style:writing-mode="lr-tb"/>
    </style:style>
    <style:style style:name="Table3.C6" style:family="table-cell">
      <style:table-cell-properties fo:padding-left="0.075in" fo:padding-right="0.075in" fo:padding-top="0in" fo:padding-bottom="0in" fo:border="none" style:writing-mode="lr-tb"/>
    </style:style>
    <style:style style:name="Table4" style:family="table">
      <style:table-properties style:width="6.5in" style:rel-width="100%" fo:margin-left="-0.075in" fo:margin-top="0in" fo:margin-bottom="0in" table:align="left" style:writing-mode="lr-tb"/>
    </style:style>
    <style:style style:name="Table4.A" style:family="table-column">
      <style:table-column-properties style:column-width="2.1667in" style:rel-column-width="21845*"/>
    </style:style>
    <style:style style:name="Table4.B" style:family="table-column">
      <style:table-column-properties style:column-width="2.1667in" style:rel-column-width="21847*"/>
    </style:style>
    <style:style style:name="Table4.C" style:family="table-column">
      <style:table-column-properties style:column-width="2.1667in" style:rel-column-width="21843*"/>
    </style:style>
    <style:style style:name="Table4.1" style:family="table-row">
      <style:table-row-properties fo:keep-together="auto"/>
    </style:style>
    <style:style style:name="Table4.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4.A2" style:family="table-cell">
      <style:table-cell-properties fo:padding-left="0.075in" fo:padding-right="0.075in" fo:padding-top="0in" fo:padding-bottom="0in" fo:border="none" style:writing-mode="lr-tb"/>
    </style:style>
    <style:style style:name="Table4.B2" style:family="table-cell">
      <style:table-cell-properties fo:padding-left="0.075in" fo:padding-right="0.075in" fo:padding-top="0in" fo:padding-bottom="0in" fo:border="none" style:writing-mode="lr-tb"/>
    </style:style>
    <style:style style:name="Table4.C2" style:family="table-cell">
      <style:table-cell-properties fo:padding-left="0.075in" fo:padding-right="0.075in" fo:padding-top="0in" fo:padding-bottom="0in" fo:border="none" style:writing-mode="lr-tb"/>
    </style:style>
    <style:style style:name="Table4.A3" style:family="table-cell">
      <style:table-cell-properties fo:padding-left="0.075in" fo:padding-right="0.075in" fo:padding-top="0in" fo:padding-bottom="0in" fo:border="none" style:writing-mode="lr-tb"/>
    </style:style>
    <style:style style:name="Table4.B3" style:family="table-cell">
      <style:table-cell-properties fo:padding-left="0.075in" fo:padding-right="0.075in" fo:padding-top="0in" fo:padding-bottom="0in" fo:border="none" style:writing-mode="lr-tb"/>
    </style:style>
    <style:style style:name="Table4.C3" style:family="table-cell">
      <style:table-cell-properties fo:padding-left="0.075in" fo:padding-right="0.075in" fo:padding-top="0in" fo:padding-bottom="0in" fo:border="none" style:writing-mode="lr-tb"/>
    </style:style>
    <style:style style:name="Table4.A4" style:family="table-cell">
      <style:table-cell-properties fo:padding-left="0.075in" fo:padding-right="0.075in" fo:padding-top="0in" fo:padding-bottom="0in" fo:border="none" style:writing-mode="lr-tb"/>
    </style:style>
    <style:style style:name="Table4.B4" style:family="table-cell">
      <style:table-cell-properties fo:padding-left="0.075in" fo:padding-right="0.075in" fo:padding-top="0in" fo:padding-bottom="0in" fo:border="none" style:writing-mode="lr-tb"/>
    </style:style>
    <style:style style:name="Table4.C4" style:family="table-cell">
      <style:table-cell-properties fo:padding-left="0.075in" fo:padding-right="0.075in" fo:padding-top="0in" fo:padding-bottom="0in" fo:border="none" style:writing-mode="lr-tb"/>
    </style:style>
    <style:style style:name="Table5" style:family="table">
      <style:table-properties style:width="6.5in" style:rel-width="100%" fo:margin-left="-0.075in" fo:margin-top="0in" fo:margin-bottom="0in" table:align="left" style:writing-mode="lr-tb"/>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1" style:family="table-row">
      <style:table-row-properties fo:keep-together="auto"/>
    </style:style>
    <style:style style:name="Table5.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5.A2" style:family="table-cell">
      <style:table-cell-properties fo:padding-left="0.075in" fo:padding-right="0.075in" fo:padding-top="0in" fo:padding-bottom="0in" fo:border="none" style:writing-mode="lr-tb"/>
    </style:style>
    <style:style style:name="Table5.B2" style:family="table-cell">
      <style:table-cell-properties fo:padding-left="0.075in" fo:padding-right="0.075in" fo:padding-top="0in" fo:padding-bottom="0in" fo:border="none" style:writing-mode="lr-tb"/>
    </style:style>
    <style:style style:name="Table5.A3" style:family="table-cell">
      <style:table-cell-properties fo:padding-left="0.075in" fo:padding-right="0.075in" fo:padding-top="0in" fo:padding-bottom="0in" fo:border="none" style:writing-mode="lr-tb"/>
    </style:style>
    <style:style style:name="Table5.B3" style:family="table-cell">
      <style:table-cell-properties fo:padding-left="0.075in" fo:padding-right="0.075in" fo:padding-top="0in" fo:padding-bottom="0in" fo:border="none" style:writing-mode="lr-tb"/>
    </style:style>
    <style:style style:name="Table5.A4" style:family="table-cell">
      <style:table-cell-properties fo:padding-left="0.075in" fo:padding-right="0.075in" fo:padding-top="0in" fo:padding-bottom="0in" fo:border="none" style:writing-mode="lr-tb"/>
    </style:style>
    <style:style style:name="Table5.B4" style:family="table-cell">
      <style:table-cell-properties fo:padding-left="0.075in" fo:padding-right="0.075in" fo:padding-top="0in" fo:padding-bottom="0in" fo:border="none" style:writing-mode="lr-tb"/>
    </style:style>
    <style:style style:name="Table5.A5" style:family="table-cell">
      <style:table-cell-properties fo:padding-left="0.075in" fo:padding-right="0.075in" fo:padding-top="0in" fo:padding-bottom="0in" fo:border="none" style:writing-mode="lr-tb"/>
    </style:style>
    <style:style style:name="Table5.B5" style:family="table-cell">
      <style:table-cell-properties fo:padding-left="0.075in" fo:padding-right="0.075in" fo:padding-top="0in" fo:padding-bottom="0in" fo:border="none" style:writing-mode="lr-tb"/>
    </style:style>
    <style:style style:name="Table5.A6" style:family="table-cell">
      <style:table-cell-properties fo:padding-left="0.075in" fo:padding-right="0.075in" fo:padding-top="0in" fo:padding-bottom="0in" fo:border="none" style:writing-mode="lr-tb"/>
    </style:style>
    <style:style style:name="Table5.B6" style:family="table-cell">
      <style:table-cell-properties fo:padding-left="0.075in" fo:padding-right="0.075in" fo:padding-top="0in" fo:padding-bottom="0in" fo:border="none" style:writing-mode="lr-tb"/>
    </style:style>
    <style:style style:name="Table5.A7" style:family="table-cell">
      <style:table-cell-properties fo:padding-left="0.075in" fo:padding-right="0.075in" fo:padding-top="0in" fo:padding-bottom="0in" fo:border="none" style:writing-mode="lr-tb"/>
    </style:style>
    <style:style style:name="Table5.B7" style:family="table-cell">
      <style:table-cell-properties fo:padding-left="0.075in" fo:padding-right="0.075in" fo:padding-top="0in" fo:padding-bottom="0in" fo:border="none" style:writing-mode="lr-tb"/>
    </style:style>
    <style:style style:name="Table5.A8" style:family="table-cell">
      <style:table-cell-properties fo:padding-left="0.075in" fo:padding-right="0.075in" fo:padding-top="0in" fo:padding-bottom="0in" fo:border="none" style:writing-mode="lr-tb"/>
    </style:style>
    <style:style style:name="Table5.B8" style:family="table-cell">
      <style:table-cell-properties fo:padding-left="0.075in" fo:padding-right="0.075in" fo:padding-top="0in" fo:padding-bottom="0in" fo:border="none" style:writing-mode="lr-tb"/>
    </style:style>
    <style:style style:name="Table5.A9" style:family="table-cell">
      <style:table-cell-properties fo:padding-left="0.075in" fo:padding-right="0.075in" fo:padding-top="0in" fo:padding-bottom="0in" fo:border="none" style:writing-mode="lr-tb"/>
    </style:style>
    <style:style style:name="Table5.B9" style:family="table-cell">
      <style:table-cell-properties fo:padding-left="0.075in" fo:padding-right="0.075in" fo:padding-top="0in" fo:padding-bottom="0in" fo:border="none" style:writing-mode="lr-tb"/>
    </style:style>
    <style:style style:name="Table5.A10" style:family="table-cell">
      <style:table-cell-properties fo:padding-left="0.075in" fo:padding-right="0.075in" fo:padding-top="0in" fo:padding-bottom="0in" fo:border="none" style:writing-mode="lr-tb"/>
    </style:style>
    <style:style style:name="Table5.B10" style:family="table-cell">
      <style:table-cell-properties fo:padding-left="0.075in" fo:padding-right="0.075in" fo:padding-top="0in" fo:padding-bottom="0in" fo:border="none" style:writing-mode="lr-tb"/>
    </style:style>
    <style:style style:name="Table6" style:family="table">
      <style:table-properties style:width="6.5in" style:rel-width="100%" fo:margin-left="-0.075in" fo:margin-top="0in" fo:margin-bottom="0in" table:align="left" style:writing-mode="lr-tb"/>
    </style:style>
    <style:style style:name="Table6.A" style:family="table-column">
      <style:table-column-properties style:column-width="2.1667in" style:rel-column-width="21845*"/>
    </style:style>
    <style:style style:name="Table6.B" style:family="table-column">
      <style:table-column-properties style:column-width="2.1667in" style:rel-column-width="21847*"/>
    </style:style>
    <style:style style:name="Table6.C" style:family="table-column">
      <style:table-column-properties style:column-width="2.1667in" style:rel-column-width="21843*"/>
    </style:style>
    <style:style style:name="Table6.1" style:family="table-row">
      <style:table-row-properties fo:keep-together="auto"/>
    </style:style>
    <style:style style:name="Table6.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6.A2" style:family="table-cell">
      <style:table-cell-properties fo:padding-left="0.075in" fo:padding-right="0.075in" fo:padding-top="0in" fo:padding-bottom="0in" fo:border="none" style:writing-mode="lr-tb"/>
    </style:style>
    <style:style style:name="Table6.B2" style:family="table-cell">
      <style:table-cell-properties fo:padding-left="0.075in" fo:padding-right="0.075in" fo:padding-top="0in" fo:padding-bottom="0in" fo:border="none" style:writing-mode="lr-tb"/>
    </style:style>
    <style:style style:name="Table6.C2" style:family="table-cell">
      <style:table-cell-properties fo:padding-left="0.075in" fo:padding-right="0.075in" fo:padding-top="0in" fo:padding-bottom="0in" fo:border="none" style:writing-mode="lr-tb"/>
    </style:style>
    <style:style style:name="Table6.A3" style:family="table-cell">
      <style:table-cell-properties fo:padding-left="0.075in" fo:padding-right="0.075in" fo:padding-top="0in" fo:padding-bottom="0in" fo:border="none" style:writing-mode="lr-tb"/>
    </style:style>
    <style:style style:name="Table6.B3" style:family="table-cell">
      <style:table-cell-properties fo:padding-left="0.075in" fo:padding-right="0.075in" fo:padding-top="0in" fo:padding-bottom="0in" fo:border="none" style:writing-mode="lr-tb"/>
    </style:style>
    <style:style style:name="Table6.C3" style:family="table-cell">
      <style:table-cell-properties fo:padding-left="0.075in" fo:padding-right="0.075in" fo:padding-top="0in" fo:padding-bottom="0in" fo:border="none" style:writing-mode="lr-tb"/>
    </style:style>
    <style:style style:name="Table6.A4" style:family="table-cell">
      <style:table-cell-properties fo:padding-left="0.075in" fo:padding-right="0.075in" fo:padding-top="0in" fo:padding-bottom="0in" fo:border="none" style:writing-mode="lr-tb"/>
    </style:style>
    <style:style style:name="Table6.B4" style:family="table-cell">
      <style:table-cell-properties fo:padding-left="0.075in" fo:padding-right="0.075in" fo:padding-top="0in" fo:padding-bottom="0in" fo:border="none" style:writing-mode="lr-tb"/>
    </style:style>
    <style:style style:name="Table6.C4" style:family="table-cell">
      <style:table-cell-properties fo:padding-left="0.075in" fo:padding-right="0.075in" fo:padding-top="0in" fo:padding-bottom="0in" fo:border="none" style:writing-mode="lr-tb"/>
    </style:style>
    <style:style style:name="Table6.A5" style:family="table-cell">
      <style:table-cell-properties fo:padding-left="0.075in" fo:padding-right="0.075in" fo:padding-top="0in" fo:padding-bottom="0in" fo:border="none" style:writing-mode="lr-tb"/>
    </style:style>
    <style:style style:name="Table6.B5" style:family="table-cell">
      <style:table-cell-properties fo:padding-left="0.075in" fo:padding-right="0.075in" fo:padding-top="0in" fo:padding-bottom="0in" fo:border="none" style:writing-mode="lr-tb"/>
    </style:style>
    <style:style style:name="Table6.C5" style:family="table-cell">
      <style:table-cell-properties fo:padding-left="0.075in" fo:padding-right="0.075in" fo:padding-top="0in" fo:padding-bottom="0in" fo:border="none" style:writing-mode="lr-tb"/>
    </style:style>
    <style:style style:name="Table7" style:family="table">
      <style:table-properties style:width="6.5in" style:rel-width="100%" fo:margin-left="-0.075in" fo:margin-top="0in" fo:margin-bottom="0in" table:align="left" style:writing-mode="lr-tb"/>
    </style:style>
    <style:style style:name="Table7.A" style:family="table-column">
      <style:table-column-properties style:column-width="2.1667in" style:rel-column-width="21845*"/>
    </style:style>
    <style:style style:name="Table7.B" style:family="table-column">
      <style:table-column-properties style:column-width="2.1667in" style:rel-column-width="21847*"/>
    </style:style>
    <style:style style:name="Table7.C" style:family="table-column">
      <style:table-column-properties style:column-width="2.1667in" style:rel-column-width="21843*"/>
    </style:style>
    <style:style style:name="Table7.1" style:family="table-row">
      <style:table-row-properties fo:keep-together="auto"/>
    </style:style>
    <style:style style:name="Table7.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7.A2" style:family="table-cell">
      <style:table-cell-properties fo:padding-left="0.075in" fo:padding-right="0.075in" fo:padding-top="0in" fo:padding-bottom="0in" fo:border="none" style:writing-mode="lr-tb"/>
    </style:style>
    <style:style style:name="Table7.B2" style:family="table-cell">
      <style:table-cell-properties fo:padding-left="0.075in" fo:padding-right="0.075in" fo:padding-top="0in" fo:padding-bottom="0in" fo:border="none" style:writing-mode="lr-tb"/>
    </style:style>
    <style:style style:name="Table7.C2" style:family="table-cell">
      <style:table-cell-properties fo:padding-left="0.075in" fo:padding-right="0.075in" fo:padding-top="0in" fo:padding-bottom="0in" fo:border="none" style:writing-mode="lr-tb"/>
    </style:style>
    <style:style style:name="Table7.A3" style:family="table-cell">
      <style:table-cell-properties fo:padding-left="0.075in" fo:padding-right="0.075in" fo:padding-top="0in" fo:padding-bottom="0in" fo:border="none" style:writing-mode="lr-tb"/>
    </style:style>
    <style:style style:name="Table7.B3" style:family="table-cell">
      <style:table-cell-properties fo:padding-left="0.075in" fo:padding-right="0.075in" fo:padding-top="0in" fo:padding-bottom="0in" fo:border="none" style:writing-mode="lr-tb"/>
    </style:style>
    <style:style style:name="Table7.C3" style:family="table-cell">
      <style:table-cell-properties fo:padding-left="0.075in" fo:padding-right="0.075in" fo:padding-top="0in" fo:padding-bottom="0in" fo:border="none" style:writing-mode="lr-tb"/>
    </style:style>
    <style:style style:name="Table7.A4" style:family="table-cell">
      <style:table-cell-properties fo:padding-left="0.075in" fo:padding-right="0.075in" fo:padding-top="0in" fo:padding-bottom="0in" fo:border="none" style:writing-mode="lr-tb"/>
    </style:style>
    <style:style style:name="Table7.B4" style:family="table-cell">
      <style:table-cell-properties fo:padding-left="0.075in" fo:padding-right="0.075in" fo:padding-top="0in" fo:padding-bottom="0in" fo:border="none" style:writing-mode="lr-tb"/>
    </style:style>
    <style:style style:name="Table7.C4" style:family="table-cell">
      <style:table-cell-properties fo:padding-left="0.075in" fo:padding-right="0.075in" fo:padding-top="0in" fo:padding-bottom="0in" fo:border="none" style:writing-mode="lr-tb"/>
    </style:style>
    <style:style style:name="Table8" style:family="table">
      <style:table-properties style:width="6.5in" style:rel-width="100%" fo:margin-left="-0.075in" fo:margin-top="0in" fo:margin-bottom="0in" table:align="left" style:writing-mode="lr-tb"/>
    </style:style>
    <style:style style:name="Table8.A" style:family="table-column">
      <style:table-column-properties style:column-width="2.1667in" style:rel-column-width="21845*"/>
    </style:style>
    <style:style style:name="Table8.B" style:family="table-column">
      <style:table-column-properties style:column-width="2.1667in" style:rel-column-width="21847*"/>
    </style:style>
    <style:style style:name="Table8.C" style:family="table-column">
      <style:table-column-properties style:column-width="2.1667in" style:rel-column-width="21843*"/>
    </style:style>
    <style:style style:name="Table8.1" style:family="table-row">
      <style:table-row-properties fo:keep-together="auto"/>
    </style:style>
    <style:style style:name="Table8.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8.A2" style:family="table-cell">
      <style:table-cell-properties fo:padding-left="0.075in" fo:padding-right="0.075in" fo:padding-top="0in" fo:padding-bottom="0in" fo:border="none" style:writing-mode="lr-tb"/>
    </style:style>
    <style:style style:name="Table8.B2" style:family="table-cell">
      <style:table-cell-properties fo:padding-left="0.075in" fo:padding-right="0.075in" fo:padding-top="0in" fo:padding-bottom="0in" fo:border="none" style:writing-mode="lr-tb"/>
    </style:style>
    <style:style style:name="Table8.C2" style:family="table-cell">
      <style:table-cell-properties fo:padding-left="0.075in" fo:padding-right="0.075in" fo:padding-top="0in" fo:padding-bottom="0in" fo:border="none" style:writing-mode="lr-tb"/>
    </style:style>
    <style:style style:name="Table8.A3" style:family="table-cell">
      <style:table-cell-properties fo:padding-left="0.075in" fo:padding-right="0.075in" fo:padding-top="0in" fo:padding-bottom="0in" fo:border="none" style:writing-mode="lr-tb"/>
    </style:style>
    <style:style style:name="Table8.B3" style:family="table-cell">
      <style:table-cell-properties fo:padding-left="0.075in" fo:padding-right="0.075in" fo:padding-top="0in" fo:padding-bottom="0in" fo:border="none" style:writing-mode="lr-tb"/>
    </style:style>
    <style:style style:name="Table8.C3" style:family="table-cell">
      <style:table-cell-properties fo:padding-left="0.075in" fo:padding-right="0.075in" fo:padding-top="0in" fo:padding-bottom="0in" fo:border="none" style:writing-mode="lr-tb"/>
    </style:style>
    <style:style style:name="Table8.A4" style:family="table-cell">
      <style:table-cell-properties fo:padding-left="0.075in" fo:padding-right="0.075in" fo:padding-top="0in" fo:padding-bottom="0in" fo:border="none" style:writing-mode="lr-tb"/>
    </style:style>
    <style:style style:name="Table8.B4" style:family="table-cell">
      <style:table-cell-properties fo:padding-left="0.075in" fo:padding-right="0.075in" fo:padding-top="0in" fo:padding-bottom="0in" fo:border="none" style:writing-mode="lr-tb"/>
    </style:style>
    <style:style style:name="Table8.C4" style:family="table-cell">
      <style:table-cell-properties fo:padding-left="0.075in" fo:padding-right="0.075in" fo:padding-top="0in" fo:padding-bottom="0in" fo:border="none" style:writing-mode="lr-tb"/>
    </style:style>
    <style:style style:name="Table9" style:family="table">
      <style:table-properties style:width="6.5in" style:rel-width="100%" fo:margin-left="-0.075in" fo:margin-top="0in" fo:margin-bottom="0in" table:align="left" style:writing-mode="lr-tb"/>
    </style:style>
    <style:style style:name="Table9.A" style:family="table-column">
      <style:table-column-properties style:column-width="2.1667in" style:rel-column-width="21845*"/>
    </style:style>
    <style:style style:name="Table9.B" style:family="table-column">
      <style:table-column-properties style:column-width="2.1667in" style:rel-column-width="21847*"/>
    </style:style>
    <style:style style:name="Table9.C" style:family="table-column">
      <style:table-column-properties style:column-width="2.1667in" style:rel-column-width="21843*"/>
    </style:style>
    <style:style style:name="Table9.1" style:family="table-row">
      <style:table-row-properties fo:keep-together="auto"/>
    </style:style>
    <style:style style:name="Table9.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9.A2" style:family="table-cell">
      <style:table-cell-properties fo:padding-left="0.075in" fo:padding-right="0.075in" fo:padding-top="0in" fo:padding-bottom="0in" fo:border="none" style:writing-mode="lr-tb"/>
    </style:style>
    <style:style style:name="Table9.B2" style:family="table-cell">
      <style:table-cell-properties fo:padding-left="0.075in" fo:padding-right="0.075in" fo:padding-top="0in" fo:padding-bottom="0in" fo:border="none" style:writing-mode="lr-tb"/>
    </style:style>
    <style:style style:name="Table9.C2" style:family="table-cell">
      <style:table-cell-properties fo:padding-left="0.075in" fo:padding-right="0.075in" fo:padding-top="0in" fo:padding-bottom="0in" fo:border="none" style:writing-mode="lr-tb"/>
    </style:style>
    <style:style style:name="Table9.A3" style:family="table-cell">
      <style:table-cell-properties fo:padding-left="0.075in" fo:padding-right="0.075in" fo:padding-top="0in" fo:padding-bottom="0in" fo:border="none" style:writing-mode="lr-tb"/>
    </style:style>
    <style:style style:name="Table9.B3" style:family="table-cell">
      <style:table-cell-properties fo:padding-left="0.075in" fo:padding-right="0.075in" fo:padding-top="0in" fo:padding-bottom="0in" fo:border="none" style:writing-mode="lr-tb"/>
    </style:style>
    <style:style style:name="Table9.C3" style:family="table-cell">
      <style:table-cell-properties fo:padding-left="0.075in" fo:padding-right="0.075in" fo:padding-top="0in" fo:padding-bottom="0in" fo:border="none" style:writing-mode="lr-tb"/>
    </style:style>
    <style:style style:name="Table9.A4" style:family="table-cell">
      <style:table-cell-properties fo:padding-left="0.075in" fo:padding-right="0.075in" fo:padding-top="0in" fo:padding-bottom="0in" fo:border="none" style:writing-mode="lr-tb"/>
    </style:style>
    <style:style style:name="Table9.B4" style:family="table-cell">
      <style:table-cell-properties fo:padding-left="0.075in" fo:padding-right="0.075in" fo:padding-top="0in" fo:padding-bottom="0in" fo:border="none" style:writing-mode="lr-tb"/>
    </style:style>
    <style:style style:name="Table9.C4" style:family="table-cell">
      <style:table-cell-properties fo:padding-left="0.075in" fo:padding-right="0.075in" fo:padding-top="0in" fo:padding-bottom="0in" fo:border="none" style:writing-mode="lr-tb"/>
    </style:style>
    <style:style style:name="Table10" style:family="table">
      <style:table-properties style:width="6.5in" style:rel-width="100%" fo:margin-left="-0.075in" fo:margin-top="0in" fo:margin-bottom="0in" table:align="left" style:writing-mode="lr-tb"/>
    </style:style>
    <style:style style:name="Table10.A" style:family="table-column">
      <style:table-column-properties style:column-width="2.1667in" style:rel-column-width="21845*"/>
    </style:style>
    <style:style style:name="Table10.B" style:family="table-column">
      <style:table-column-properties style:column-width="2.1667in" style:rel-column-width="21847*"/>
    </style:style>
    <style:style style:name="Table10.C" style:family="table-column">
      <style:table-column-properties style:column-width="2.1667in" style:rel-column-width="21843*"/>
    </style:style>
    <style:style style:name="Table10.1" style:family="table-row">
      <style:table-row-properties fo:keep-together="auto"/>
    </style:style>
    <style:style style:name="Table10.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0.A2" style:family="table-cell">
      <style:table-cell-properties fo:padding-left="0.075in" fo:padding-right="0.075in" fo:padding-top="0in" fo:padding-bottom="0in" fo:border="none" style:writing-mode="lr-tb"/>
    </style:style>
    <style:style style:name="Table10.B2" style:family="table-cell">
      <style:table-cell-properties fo:padding-left="0.075in" fo:padding-right="0.075in" fo:padding-top="0in" fo:padding-bottom="0in" fo:border="none" style:writing-mode="lr-tb"/>
    </style:style>
    <style:style style:name="Table10.C2" style:family="table-cell">
      <style:table-cell-properties fo:padding-left="0.075in" fo:padding-right="0.075in" fo:padding-top="0in" fo:padding-bottom="0in" fo:border="none" style:writing-mode="lr-tb"/>
    </style:style>
    <style:style style:name="Table10.A3" style:family="table-cell">
      <style:table-cell-properties fo:padding-left="0.075in" fo:padding-right="0.075in" fo:padding-top="0in" fo:padding-bottom="0in" fo:border="none" style:writing-mode="lr-tb"/>
    </style:style>
    <style:style style:name="Table10.B3" style:family="table-cell">
      <style:table-cell-properties fo:padding-left="0.075in" fo:padding-right="0.075in" fo:padding-top="0in" fo:padding-bottom="0in" fo:border="none" style:writing-mode="lr-tb"/>
    </style:style>
    <style:style style:name="Table10.C3" style:family="table-cell">
      <style:table-cell-properties fo:padding-left="0.075in" fo:padding-right="0.075in" fo:padding-top="0in" fo:padding-bottom="0in" fo:border="none" style:writing-mode="lr-tb"/>
    </style:style>
    <style:style style:name="Table10.A4" style:family="table-cell">
      <style:table-cell-properties fo:padding-left="0.075in" fo:padding-right="0.075in" fo:padding-top="0in" fo:padding-bottom="0in" fo:border="none" style:writing-mode="lr-tb"/>
    </style:style>
    <style:style style:name="Table10.B4" style:family="table-cell">
      <style:table-cell-properties fo:padding-left="0.075in" fo:padding-right="0.075in" fo:padding-top="0in" fo:padding-bottom="0in" fo:border="none" style:writing-mode="lr-tb"/>
    </style:style>
    <style:style style:name="Table10.C4" style:family="table-cell">
      <style:table-cell-properties fo:padding-left="0.075in" fo:padding-right="0.075in" fo:padding-top="0in" fo:padding-bottom="0in" fo:border="none" style:writing-mode="lr-tb"/>
    </style:style>
    <style:style style:name="Table10.A5" style:family="table-cell">
      <style:table-cell-properties fo:padding-left="0.075in" fo:padding-right="0.075in" fo:padding-top="0in" fo:padding-bottom="0in" fo:border="none" style:writing-mode="lr-tb"/>
    </style:style>
    <style:style style:name="Table10.B5" style:family="table-cell">
      <style:table-cell-properties fo:padding-left="0.075in" fo:padding-right="0.075in" fo:padding-top="0in" fo:padding-bottom="0in" fo:border="none" style:writing-mode="lr-tb"/>
    </style:style>
    <style:style style:name="Table10.C5" style:family="table-cell">
      <style:table-cell-properties fo:padding-left="0.075in" fo:padding-right="0.075in" fo:padding-top="0in" fo:padding-bottom="0in" fo:border="none" style:writing-mode="lr-tb"/>
    </style:style>
    <style:style style:name="Table11" style:family="table">
      <style:table-properties style:width="6.5in" style:rel-width="100%" fo:margin-left="-0.075in" fo:margin-top="0in" fo:margin-bottom="0in" table:align="left" style:writing-mode="lr-tb"/>
    </style:style>
    <style:style style:name="Table11.A" style:family="table-column">
      <style:table-column-properties style:column-width="2.1667in" style:rel-column-width="21845*"/>
    </style:style>
    <style:style style:name="Table11.B" style:family="table-column">
      <style:table-column-properties style:column-width="2.1667in" style:rel-column-width="21847*"/>
    </style:style>
    <style:style style:name="Table11.C" style:family="table-column">
      <style:table-column-properties style:column-width="2.1667in" style:rel-column-width="21843*"/>
    </style:style>
    <style:style style:name="Table11.1" style:family="table-row">
      <style:table-row-properties fo:keep-together="auto"/>
    </style:style>
    <style:style style:name="Table11.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1.A2" style:family="table-cell">
      <style:table-cell-properties fo:padding-left="0.075in" fo:padding-right="0.075in" fo:padding-top="0in" fo:padding-bottom="0in" fo:border="none" style:writing-mode="lr-tb"/>
    </style:style>
    <style:style style:name="Table11.B2" style:family="table-cell">
      <style:table-cell-properties fo:padding-left="0.075in" fo:padding-right="0.075in" fo:padding-top="0in" fo:padding-bottom="0in" fo:border="none" style:writing-mode="lr-tb"/>
    </style:style>
    <style:style style:name="Table11.C2" style:family="table-cell">
      <style:table-cell-properties fo:padding-left="0.075in" fo:padding-right="0.075in" fo:padding-top="0in" fo:padding-bottom="0in" fo:border="none" style:writing-mode="lr-tb"/>
    </style:style>
    <style:style style:name="Table11.A3" style:family="table-cell">
      <style:table-cell-properties fo:padding-left="0.075in" fo:padding-right="0.075in" fo:padding-top="0in" fo:padding-bottom="0in" fo:border="none" style:writing-mode="lr-tb"/>
    </style:style>
    <style:style style:name="Table11.B3" style:family="table-cell">
      <style:table-cell-properties fo:padding-left="0.075in" fo:padding-right="0.075in" fo:padding-top="0in" fo:padding-bottom="0in" fo:border="none" style:writing-mode="lr-tb"/>
    </style:style>
    <style:style style:name="Table11.C3" style:family="table-cell">
      <style:table-cell-properties fo:padding-left="0.075in" fo:padding-right="0.075in" fo:padding-top="0in" fo:padding-bottom="0in" fo:border="none" style:writing-mode="lr-tb"/>
    </style:style>
    <style:style style:name="Table11.A4" style:family="table-cell">
      <style:table-cell-properties fo:padding-left="0.075in" fo:padding-right="0.075in" fo:padding-top="0in" fo:padding-bottom="0in" fo:border="none" style:writing-mode="lr-tb"/>
    </style:style>
    <style:style style:name="Table11.B4" style:family="table-cell">
      <style:table-cell-properties fo:padding-left="0.075in" fo:padding-right="0.075in" fo:padding-top="0in" fo:padding-bottom="0in" fo:border="none" style:writing-mode="lr-tb"/>
    </style:style>
    <style:style style:name="Table11.C4" style:family="table-cell">
      <style:table-cell-properties fo:padding-left="0.075in" fo:padding-right="0.075in" fo:padding-top="0in" fo:padding-bottom="0in" fo:border="none" style:writing-mode="lr-tb"/>
    </style:style>
    <style:style style:name="Table12" style:family="table">
      <style:table-properties style:width="6.5in" style:rel-width="100%" fo:margin-left="-0.075in" fo:margin-top="0in" fo:margin-bottom="0in" table:align="left" style:writing-mode="lr-tb"/>
    </style:style>
    <style:style style:name="Table12.A" style:family="table-column">
      <style:table-column-properties style:column-width="2.1667in" style:rel-column-width="21845*"/>
    </style:style>
    <style:style style:name="Table12.B" style:family="table-column">
      <style:table-column-properties style:column-width="2.1667in" style:rel-column-width="21847*"/>
    </style:style>
    <style:style style:name="Table12.C" style:family="table-column">
      <style:table-column-properties style:column-width="2.1667in" style:rel-column-width="21843*"/>
    </style:style>
    <style:style style:name="Table12.1" style:family="table-row">
      <style:table-row-properties fo:keep-together="auto"/>
    </style:style>
    <style:style style:name="Table12.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2.A2" style:family="table-cell">
      <style:table-cell-properties fo:padding-left="0.075in" fo:padding-right="0.075in" fo:padding-top="0in" fo:padding-bottom="0in" fo:border="none" style:writing-mode="lr-tb"/>
    </style:style>
    <style:style style:name="Table12.B2" style:family="table-cell">
      <style:table-cell-properties fo:padding-left="0.075in" fo:padding-right="0.075in" fo:padding-top="0in" fo:padding-bottom="0in" fo:border="none" style:writing-mode="lr-tb"/>
    </style:style>
    <style:style style:name="Table12.C2" style:family="table-cell">
      <style:table-cell-properties fo:padding-left="0.075in" fo:padding-right="0.075in" fo:padding-top="0in" fo:padding-bottom="0in" fo:border="none" style:writing-mode="lr-tb"/>
    </style:style>
    <style:style style:name="Table12.A3" style:family="table-cell">
      <style:table-cell-properties fo:padding-left="0.075in" fo:padding-right="0.075in" fo:padding-top="0in" fo:padding-bottom="0in" fo:border="none" style:writing-mode="lr-tb"/>
    </style:style>
    <style:style style:name="Table12.B3" style:family="table-cell">
      <style:table-cell-properties fo:padding-left="0.075in" fo:padding-right="0.075in" fo:padding-top="0in" fo:padding-bottom="0in" fo:border="none" style:writing-mode="lr-tb"/>
    </style:style>
    <style:style style:name="Table12.C3" style:family="table-cell">
      <style:table-cell-properties fo:padding-left="0.075in" fo:padding-right="0.075in" fo:padding-top="0in" fo:padding-bottom="0in" fo:border="none" style:writing-mode="lr-tb"/>
    </style:style>
    <style:style style:name="Table12.A4" style:family="table-cell">
      <style:table-cell-properties fo:padding-left="0.075in" fo:padding-right="0.075in" fo:padding-top="0in" fo:padding-bottom="0in" fo:border="none" style:writing-mode="lr-tb"/>
    </style:style>
    <style:style style:name="Table12.B4" style:family="table-cell">
      <style:table-cell-properties fo:padding-left="0.075in" fo:padding-right="0.075in" fo:padding-top="0in" fo:padding-bottom="0in" fo:border="none" style:writing-mode="lr-tb"/>
    </style:style>
    <style:style style:name="Table12.C4" style:family="table-cell">
      <style:table-cell-properties fo:padding-left="0.075in" fo:padding-right="0.075in" fo:padding-top="0in" fo:padding-bottom="0in" fo:border="none" style:writing-mode="lr-tb"/>
    </style:style>
    <style:style style:name="Table12.A5" style:family="table-cell">
      <style:table-cell-properties fo:padding-left="0.075in" fo:padding-right="0.075in" fo:padding-top="0in" fo:padding-bottom="0in" fo:border="none" style:writing-mode="lr-tb"/>
    </style:style>
    <style:style style:name="Table12.B5" style:family="table-cell">
      <style:table-cell-properties fo:padding-left="0.075in" fo:padding-right="0.075in" fo:padding-top="0in" fo:padding-bottom="0in" fo:border="none" style:writing-mode="lr-tb"/>
    </style:style>
    <style:style style:name="Table12.C5" style:family="table-cell">
      <style:table-cell-properties fo:padding-left="0.075in" fo:padding-right="0.075in" fo:padding-top="0in" fo:padding-bottom="0in" fo:border="none" style:writing-mode="lr-tb"/>
    </style:style>
    <style:style style:name="Table13" style:family="table">
      <style:table-properties style:width="6.5in" style:rel-width="100%" fo:margin-left="-0.075in" fo:margin-top="0in" fo:margin-bottom="0in" table:align="left" style:writing-mode="lr-tb"/>
    </style:style>
    <style:style style:name="Table13.A" style:family="table-column">
      <style:table-column-properties style:column-width="2.1667in" style:rel-column-width="21845*"/>
    </style:style>
    <style:style style:name="Table13.B" style:family="table-column">
      <style:table-column-properties style:column-width="2.1667in" style:rel-column-width="21847*"/>
    </style:style>
    <style:style style:name="Table13.C" style:family="table-column">
      <style:table-column-properties style:column-width="2.1667in" style:rel-column-width="21843*"/>
    </style:style>
    <style:style style:name="Table13.1" style:family="table-row">
      <style:table-row-properties fo:keep-together="auto"/>
    </style:style>
    <style:style style:name="Table13.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3.A2" style:family="table-cell">
      <style:table-cell-properties fo:padding-left="0.075in" fo:padding-right="0.075in" fo:padding-top="0in" fo:padding-bottom="0in" fo:border="none" style:writing-mode="lr-tb"/>
    </style:style>
    <style:style style:name="Table13.B2" style:family="table-cell">
      <style:table-cell-properties fo:padding-left="0.075in" fo:padding-right="0.075in" fo:padding-top="0in" fo:padding-bottom="0in" fo:border="none" style:writing-mode="lr-tb"/>
    </style:style>
    <style:style style:name="Table13.C2" style:family="table-cell">
      <style:table-cell-properties fo:padding-left="0.075in" fo:padding-right="0.075in" fo:padding-top="0in" fo:padding-bottom="0in" fo:border="none" style:writing-mode="lr-tb"/>
    </style:style>
    <style:style style:name="Table13.A3" style:family="table-cell">
      <style:table-cell-properties fo:padding-left="0.075in" fo:padding-right="0.075in" fo:padding-top="0in" fo:padding-bottom="0in" fo:border="none" style:writing-mode="lr-tb"/>
    </style:style>
    <style:style style:name="Table13.B3" style:family="table-cell">
      <style:table-cell-properties fo:padding-left="0.075in" fo:padding-right="0.075in" fo:padding-top="0in" fo:padding-bottom="0in" fo:border="none" style:writing-mode="lr-tb"/>
    </style:style>
    <style:style style:name="Table13.C3" style:family="table-cell">
      <style:table-cell-properties fo:padding-left="0.075in" fo:padding-right="0.075in" fo:padding-top="0in" fo:padding-bottom="0in" fo:border="none" style:writing-mode="lr-tb"/>
    </style:style>
    <style:style style:name="Table13.A4" style:family="table-cell">
      <style:table-cell-properties fo:padding-left="0.075in" fo:padding-right="0.075in" fo:padding-top="0in" fo:padding-bottom="0in" fo:border="none" style:writing-mode="lr-tb"/>
    </style:style>
    <style:style style:name="Table13.B4" style:family="table-cell">
      <style:table-cell-properties fo:padding-left="0.075in" fo:padding-right="0.075in" fo:padding-top="0in" fo:padding-bottom="0in" fo:border="none" style:writing-mode="lr-tb"/>
    </style:style>
    <style:style style:name="Table13.C4" style:family="table-cell">
      <style:table-cell-properties fo:padding-left="0.075in" fo:padding-right="0.075in" fo:padding-top="0in" fo:padding-bottom="0in" fo:border="none" style:writing-mode="lr-tb"/>
    </style:style>
    <style:style style:name="Table13.A5" style:family="table-cell">
      <style:table-cell-properties fo:padding-left="0.075in" fo:padding-right="0.075in" fo:padding-top="0in" fo:padding-bottom="0in" fo:border="none" style:writing-mode="lr-tb"/>
    </style:style>
    <style:style style:name="Table13.B5" style:family="table-cell">
      <style:table-cell-properties fo:padding-left="0.075in" fo:padding-right="0.075in" fo:padding-top="0in" fo:padding-bottom="0in" fo:border="none" style:writing-mode="lr-tb"/>
    </style:style>
    <style:style style:name="Table13.C5" style:family="table-cell">
      <style:table-cell-properties fo:padding-left="0.075in" fo:padding-right="0.075in" fo:padding-top="0in" fo:padding-bottom="0in" fo:border="none" style:writing-mode="lr-tb"/>
    </style:style>
    <style:style style:name="Table14" style:family="table">
      <style:table-properties style:width="6.5in" style:rel-width="100%" fo:margin-left="-0.075in" fo:margin-top="0in" fo:margin-bottom="0in" table:align="left" style:writing-mode="lr-tb"/>
    </style:style>
    <style:style style:name="Table14.A" style:family="table-column">
      <style:table-column-properties style:column-width="2.1667in" style:rel-column-width="21845*"/>
    </style:style>
    <style:style style:name="Table14.B" style:family="table-column">
      <style:table-column-properties style:column-width="2.1667in" style:rel-column-width="21847*"/>
    </style:style>
    <style:style style:name="Table14.C" style:family="table-column">
      <style:table-column-properties style:column-width="2.1667in" style:rel-column-width="21843*"/>
    </style:style>
    <style:style style:name="Table14.1" style:family="table-row">
      <style:table-row-properties fo:keep-together="auto"/>
    </style:style>
    <style:style style:name="Table14.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4.A2" style:family="table-cell">
      <style:table-cell-properties fo:padding-left="0.075in" fo:padding-right="0.075in" fo:padding-top="0in" fo:padding-bottom="0in" fo:border="none" style:writing-mode="lr-tb"/>
    </style:style>
    <style:style style:name="Table14.B2" style:family="table-cell">
      <style:table-cell-properties fo:padding-left="0.075in" fo:padding-right="0.075in" fo:padding-top="0in" fo:padding-bottom="0in" fo:border="none" style:writing-mode="lr-tb"/>
    </style:style>
    <style:style style:name="Table14.C2" style:family="table-cell">
      <style:table-cell-properties fo:padding-left="0.075in" fo:padding-right="0.075in" fo:padding-top="0in" fo:padding-bottom="0in" fo:border="none" style:writing-mode="lr-tb"/>
    </style:style>
    <style:style style:name="Table14.A3" style:family="table-cell">
      <style:table-cell-properties fo:padding-left="0.075in" fo:padding-right="0.075in" fo:padding-top="0in" fo:padding-bottom="0in" fo:border="none" style:writing-mode="lr-tb"/>
    </style:style>
    <style:style style:name="Table14.B3" style:family="table-cell">
      <style:table-cell-properties fo:padding-left="0.075in" fo:padding-right="0.075in" fo:padding-top="0in" fo:padding-bottom="0in" fo:border="none" style:writing-mode="lr-tb"/>
    </style:style>
    <style:style style:name="Table14.C3" style:family="table-cell">
      <style:table-cell-properties fo:padding-left="0.075in" fo:padding-right="0.075in" fo:padding-top="0in" fo:padding-bottom="0in" fo:border="none" style:writing-mode="lr-tb"/>
    </style:style>
    <style:style style:name="Table14.A4" style:family="table-cell">
      <style:table-cell-properties fo:padding-left="0.075in" fo:padding-right="0.075in" fo:padding-top="0in" fo:padding-bottom="0in" fo:border="none" style:writing-mode="lr-tb"/>
    </style:style>
    <style:style style:name="Table14.B4" style:family="table-cell">
      <style:table-cell-properties fo:padding-left="0.075in" fo:padding-right="0.075in" fo:padding-top="0in" fo:padding-bottom="0in" fo:border="none" style:writing-mode="lr-tb"/>
    </style:style>
    <style:style style:name="Table14.C4" style:family="table-cell">
      <style:table-cell-properties fo:padding-left="0.075in" fo:padding-right="0.075in" fo:padding-top="0in" fo:padding-bottom="0in" fo:border="none" style:writing-mode="lr-tb"/>
    </style:style>
    <style:style style:name="Table14.A5" style:family="table-cell">
      <style:table-cell-properties fo:padding-left="0.075in" fo:padding-right="0.075in" fo:padding-top="0in" fo:padding-bottom="0in" fo:border="none" style:writing-mode="lr-tb"/>
    </style:style>
    <style:style style:name="Table14.B5" style:family="table-cell">
      <style:table-cell-properties fo:padding-left="0.075in" fo:padding-right="0.075in" fo:padding-top="0in" fo:padding-bottom="0in" fo:border="none" style:writing-mode="lr-tb"/>
    </style:style>
    <style:style style:name="Table14.C5" style:family="table-cell">
      <style:table-cell-properties fo:padding-left="0.075in" fo:padding-right="0.075in" fo:padding-top="0in" fo:padding-bottom="0in" fo:border="none" style:writing-mode="lr-tb"/>
    </style:style>
    <style:style style:name="Table15" style:family="table">
      <style:table-properties style:width="6.5in" style:rel-width="100%" fo:margin-left="-0.075in" fo:margin-top="0in" fo:margin-bottom="0in" table:align="left" style:writing-mode="lr-tb"/>
    </style:style>
    <style:style style:name="Table15.A" style:family="table-column">
      <style:table-column-properties style:column-width="2.1667in" style:rel-column-width="21845*"/>
    </style:style>
    <style:style style:name="Table15.B" style:family="table-column">
      <style:table-column-properties style:column-width="2.1667in" style:rel-column-width="21847*"/>
    </style:style>
    <style:style style:name="Table15.C" style:family="table-column">
      <style:table-column-properties style:column-width="2.1667in" style:rel-column-width="21843*"/>
    </style:style>
    <style:style style:name="Table15.1" style:family="table-row">
      <style:table-row-properties fo:keep-together="auto"/>
    </style:style>
    <style:style style:name="Table15.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5.A2" style:family="table-cell">
      <style:table-cell-properties fo:padding-left="0.075in" fo:padding-right="0.075in" fo:padding-top="0in" fo:padding-bottom="0in" fo:border="none" style:writing-mode="lr-tb"/>
    </style:style>
    <style:style style:name="Table15.B2" style:family="table-cell">
      <style:table-cell-properties fo:padding-left="0.075in" fo:padding-right="0.075in" fo:padding-top="0in" fo:padding-bottom="0in" fo:border="none" style:writing-mode="lr-tb"/>
    </style:style>
    <style:style style:name="Table15.C2" style:family="table-cell">
      <style:table-cell-properties fo:padding-left="0.075in" fo:padding-right="0.075in" fo:padding-top="0in" fo:padding-bottom="0in" fo:border="none" style:writing-mode="lr-tb"/>
    </style:style>
    <style:style style:name="Table15.A3" style:family="table-cell">
      <style:table-cell-properties fo:padding-left="0.075in" fo:padding-right="0.075in" fo:padding-top="0in" fo:padding-bottom="0in" fo:border="none" style:writing-mode="lr-tb"/>
    </style:style>
    <style:style style:name="Table15.B3" style:family="table-cell">
      <style:table-cell-properties fo:padding-left="0.075in" fo:padding-right="0.075in" fo:padding-top="0in" fo:padding-bottom="0in" fo:border="none" style:writing-mode="lr-tb"/>
    </style:style>
    <style:style style:name="Table15.C3" style:family="table-cell">
      <style:table-cell-properties fo:padding-left="0.075in" fo:padding-right="0.075in" fo:padding-top="0in" fo:padding-bottom="0in" fo:border="none" style:writing-mode="lr-tb"/>
    </style:style>
    <style:style style:name="Table15.A4" style:family="table-cell">
      <style:table-cell-properties fo:padding-left="0.075in" fo:padding-right="0.075in" fo:padding-top="0in" fo:padding-bottom="0in" fo:border="none" style:writing-mode="lr-tb"/>
    </style:style>
    <style:style style:name="Table15.B4" style:family="table-cell">
      <style:table-cell-properties fo:padding-left="0.075in" fo:padding-right="0.075in" fo:padding-top="0in" fo:padding-bottom="0in" fo:border="none" style:writing-mode="lr-tb"/>
    </style:style>
    <style:style style:name="Table15.C4" style:family="table-cell">
      <style:table-cell-properties fo:padding-left="0.075in" fo:padding-right="0.075in" fo:padding-top="0in" fo:padding-bottom="0in" fo:border="none" style:writing-mode="lr-tb"/>
    </style:style>
    <style:style style:name="Table16" style:family="table">
      <style:table-properties style:width="6.5in" style:rel-width="100%" fo:margin-left="-0.075in" fo:margin-top="0in" fo:margin-bottom="0in" table:align="left" style:writing-mode="lr-tb"/>
    </style:style>
    <style:style style:name="Table16.A" style:family="table-column">
      <style:table-column-properties style:column-width="2.1667in" style:rel-column-width="21845*"/>
    </style:style>
    <style:style style:name="Table16.B" style:family="table-column">
      <style:table-column-properties style:column-width="2.1667in" style:rel-column-width="21847*"/>
    </style:style>
    <style:style style:name="Table16.C" style:family="table-column">
      <style:table-column-properties style:column-width="2.1667in" style:rel-column-width="21843*"/>
    </style:style>
    <style:style style:name="Table16.1" style:family="table-row">
      <style:table-row-properties fo:keep-together="auto"/>
    </style:style>
    <style:style style:name="Table16.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6.A2" style:family="table-cell">
      <style:table-cell-properties fo:padding-left="0.075in" fo:padding-right="0.075in" fo:padding-top="0in" fo:padding-bottom="0in" fo:border="none" style:writing-mode="lr-tb"/>
    </style:style>
    <style:style style:name="Table16.B2" style:family="table-cell">
      <style:table-cell-properties fo:padding-left="0.075in" fo:padding-right="0.075in" fo:padding-top="0in" fo:padding-bottom="0in" fo:border="none" style:writing-mode="lr-tb"/>
    </style:style>
    <style:style style:name="Table16.C2" style:family="table-cell">
      <style:table-cell-properties fo:padding-left="0.075in" fo:padding-right="0.075in" fo:padding-top="0in" fo:padding-bottom="0in" fo:border="none" style:writing-mode="lr-tb"/>
    </style:style>
    <style:style style:name="Table16.A3" style:family="table-cell">
      <style:table-cell-properties fo:padding-left="0.075in" fo:padding-right="0.075in" fo:padding-top="0in" fo:padding-bottom="0in" fo:border="none" style:writing-mode="lr-tb"/>
    </style:style>
    <style:style style:name="Table16.B3" style:family="table-cell">
      <style:table-cell-properties fo:padding-left="0.075in" fo:padding-right="0.075in" fo:padding-top="0in" fo:padding-bottom="0in" fo:border="none" style:writing-mode="lr-tb"/>
    </style:style>
    <style:style style:name="Table16.C3" style:family="table-cell">
      <style:table-cell-properties fo:padding-left="0.075in" fo:padding-right="0.075in" fo:padding-top="0in" fo:padding-bottom="0in" fo:border="none" style:writing-mode="lr-tb"/>
    </style:style>
    <style:style style:name="Table16.A4" style:family="table-cell">
      <style:table-cell-properties fo:padding-left="0.075in" fo:padding-right="0.075in" fo:padding-top="0in" fo:padding-bottom="0in" fo:border="none" style:writing-mode="lr-tb"/>
    </style:style>
    <style:style style:name="Table16.B4" style:family="table-cell">
      <style:table-cell-properties fo:padding-left="0.075in" fo:padding-right="0.075in" fo:padding-top="0in" fo:padding-bottom="0in" fo:border="none" style:writing-mode="lr-tb"/>
    </style:style>
    <style:style style:name="Table16.C4" style:family="table-cell">
      <style:table-cell-properties fo:padding-left="0.075in" fo:padding-right="0.075in" fo:padding-top="0in" fo:padding-bottom="0in" fo:border="none" style:writing-mode="lr-tb"/>
    </style:style>
    <style:style style:name="Table17" style:family="table">
      <style:table-properties style:width="6.5in" style:rel-width="100%" fo:margin-left="-0.075in" fo:margin-top="0in" fo:margin-bottom="0in" table:align="left" style:writing-mode="lr-tb"/>
    </style:style>
    <style:style style:name="Table17.A" style:family="table-column">
      <style:table-column-properties style:column-width="2.1667in" style:rel-column-width="21845*"/>
    </style:style>
    <style:style style:name="Table17.B" style:family="table-column">
      <style:table-column-properties style:column-width="2.1667in" style:rel-column-width="21847*"/>
    </style:style>
    <style:style style:name="Table17.C" style:family="table-column">
      <style:table-column-properties style:column-width="2.1667in" style:rel-column-width="21843*"/>
    </style:style>
    <style:style style:name="Table17.1" style:family="table-row">
      <style:table-row-properties fo:keep-together="auto"/>
    </style:style>
    <style:style style:name="Table17.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7.A2" style:family="table-cell">
      <style:table-cell-properties fo:padding-left="0.075in" fo:padding-right="0.075in" fo:padding-top="0in" fo:padding-bottom="0in" fo:border="none" style:writing-mode="lr-tb"/>
    </style:style>
    <style:style style:name="Table17.B2" style:family="table-cell">
      <style:table-cell-properties fo:padding-left="0.075in" fo:padding-right="0.075in" fo:padding-top="0in" fo:padding-bottom="0in" fo:border="none" style:writing-mode="lr-tb"/>
    </style:style>
    <style:style style:name="Table17.C2" style:family="table-cell">
      <style:table-cell-properties fo:padding-left="0.075in" fo:padding-right="0.075in" fo:padding-top="0in" fo:padding-bottom="0in" fo:border="none" style:writing-mode="lr-tb"/>
    </style:style>
    <style:style style:name="Table17.A3" style:family="table-cell">
      <style:table-cell-properties fo:padding-left="0.075in" fo:padding-right="0.075in" fo:padding-top="0in" fo:padding-bottom="0in" fo:border="none" style:writing-mode="lr-tb"/>
    </style:style>
    <style:style style:name="Table17.B3" style:family="table-cell">
      <style:table-cell-properties fo:padding-left="0.075in" fo:padding-right="0.075in" fo:padding-top="0in" fo:padding-bottom="0in" fo:border="none" style:writing-mode="lr-tb"/>
    </style:style>
    <style:style style:name="Table17.C3" style:family="table-cell">
      <style:table-cell-properties fo:padding-left="0.075in" fo:padding-right="0.075in" fo:padding-top="0in" fo:padding-bottom="0in" fo:border="none" style:writing-mode="lr-tb"/>
    </style:style>
    <style:style style:name="Table17.A4" style:family="table-cell">
      <style:table-cell-properties fo:padding-left="0.075in" fo:padding-right="0.075in" fo:padding-top="0in" fo:padding-bottom="0in" fo:border="none" style:writing-mode="lr-tb"/>
    </style:style>
    <style:style style:name="Table17.B4" style:family="table-cell">
      <style:table-cell-properties fo:padding-left="0.075in" fo:padding-right="0.075in" fo:padding-top="0in" fo:padding-bottom="0in" fo:border="none" style:writing-mode="lr-tb"/>
    </style:style>
    <style:style style:name="Table17.C4" style:family="table-cell">
      <style:table-cell-properties fo:padding-left="0.075in" fo:padding-right="0.075in" fo:padding-top="0in" fo:padding-bottom="0in" fo:border="none" style:writing-mode="lr-tb"/>
    </style:style>
    <style:style style:name="Table17.A5" style:family="table-cell">
      <style:table-cell-properties fo:padding-left="0.075in" fo:padding-right="0.075in" fo:padding-top="0in" fo:padding-bottom="0in" fo:border="none" style:writing-mode="lr-tb"/>
    </style:style>
    <style:style style:name="Table17.B5" style:family="table-cell">
      <style:table-cell-properties fo:padding-left="0.075in" fo:padding-right="0.075in" fo:padding-top="0in" fo:padding-bottom="0in" fo:border="none" style:writing-mode="lr-tb"/>
    </style:style>
    <style:style style:name="Table17.C5" style:family="table-cell">
      <style:table-cell-properties fo:padding-left="0.075in" fo:padding-right="0.075in" fo:padding-top="0in" fo:padding-bottom="0in" fo:border="none" style:writing-mode="lr-tb"/>
    </style:style>
    <style:style style:name="Table18" style:family="table">
      <style:table-properties style:width="6.5in" style:rel-width="100%" fo:margin-left="-0.075in" fo:margin-top="0in" fo:margin-bottom="0in" table:align="left" style:writing-mode="lr-tb"/>
    </style:style>
    <style:style style:name="Table18.A" style:family="table-column">
      <style:table-column-properties style:column-width="2.1667in" style:rel-column-width="21845*"/>
    </style:style>
    <style:style style:name="Table18.B" style:family="table-column">
      <style:table-column-properties style:column-width="2.1667in" style:rel-column-width="21847*"/>
    </style:style>
    <style:style style:name="Table18.C" style:family="table-column">
      <style:table-column-properties style:column-width="2.1667in" style:rel-column-width="21843*"/>
    </style:style>
    <style:style style:name="Table18.1" style:family="table-row">
      <style:table-row-properties fo:keep-together="auto"/>
    </style:style>
    <style:style style:name="Table18.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8.A2" style:family="table-cell">
      <style:table-cell-properties fo:padding-left="0.075in" fo:padding-right="0.075in" fo:padding-top="0in" fo:padding-bottom="0in" fo:border="none" style:writing-mode="lr-tb"/>
    </style:style>
    <style:style style:name="Table18.B2" style:family="table-cell">
      <style:table-cell-properties fo:padding-left="0.075in" fo:padding-right="0.075in" fo:padding-top="0in" fo:padding-bottom="0in" fo:border="none" style:writing-mode="lr-tb"/>
    </style:style>
    <style:style style:name="Table18.C2" style:family="table-cell">
      <style:table-cell-properties fo:padding-left="0.075in" fo:padding-right="0.075in" fo:padding-top="0in" fo:padding-bottom="0in" fo:border="none" style:writing-mode="lr-tb"/>
    </style:style>
    <style:style style:name="Table18.A3" style:family="table-cell">
      <style:table-cell-properties fo:padding-left="0.075in" fo:padding-right="0.075in" fo:padding-top="0in" fo:padding-bottom="0in" fo:border="none" style:writing-mode="lr-tb"/>
    </style:style>
    <style:style style:name="Table18.B3" style:family="table-cell">
      <style:table-cell-properties fo:padding-left="0.075in" fo:padding-right="0.075in" fo:padding-top="0in" fo:padding-bottom="0in" fo:border="none" style:writing-mode="lr-tb"/>
    </style:style>
    <style:style style:name="Table18.C3" style:family="table-cell">
      <style:table-cell-properties fo:padding-left="0.075in" fo:padding-right="0.075in" fo:padding-top="0in" fo:padding-bottom="0in" fo:border="none" style:writing-mode="lr-tb"/>
    </style:style>
    <style:style style:name="Table18.A4" style:family="table-cell">
      <style:table-cell-properties fo:padding-left="0.075in" fo:padding-right="0.075in" fo:padding-top="0in" fo:padding-bottom="0in" fo:border="none" style:writing-mode="lr-tb"/>
    </style:style>
    <style:style style:name="Table18.B4" style:family="table-cell">
      <style:table-cell-properties fo:padding-left="0.075in" fo:padding-right="0.075in" fo:padding-top="0in" fo:padding-bottom="0in" fo:border="none" style:writing-mode="lr-tb"/>
    </style:style>
    <style:style style:name="Table18.C4" style:family="table-cell">
      <style:table-cell-properties fo:padding-left="0.075in" fo:padding-right="0.075in" fo:padding-top="0in" fo:padding-bottom="0in" fo:border="none" style:writing-mode="lr-tb"/>
    </style:style>
    <style:style style:name="Table18.A5" style:family="table-cell">
      <style:table-cell-properties fo:padding-left="0.075in" fo:padding-right="0.075in" fo:padding-top="0in" fo:padding-bottom="0in" fo:border="none" style:writing-mode="lr-tb"/>
    </style:style>
    <style:style style:name="Table18.B5" style:family="table-cell">
      <style:table-cell-properties fo:padding-left="0.075in" fo:padding-right="0.075in" fo:padding-top="0in" fo:padding-bottom="0in" fo:border="none" style:writing-mode="lr-tb"/>
    </style:style>
    <style:style style:name="Table18.C5" style:family="table-cell">
      <style:table-cell-properties fo:padding-left="0.075in" fo:padding-right="0.075in" fo:padding-top="0in" fo:padding-bottom="0in" fo:border="none" style:writing-mode="lr-tb"/>
    </style:style>
    <style:style style:name="Table18.A6" style:family="table-cell">
      <style:table-cell-properties fo:padding-left="0.075in" fo:padding-right="0.075in" fo:padding-top="0in" fo:padding-bottom="0in" fo:border="none" style:writing-mode="lr-tb"/>
    </style:style>
    <style:style style:name="Table18.B6" style:family="table-cell">
      <style:table-cell-properties fo:padding-left="0.075in" fo:padding-right="0.075in" fo:padding-top="0in" fo:padding-bottom="0in" fo:border="none" style:writing-mode="lr-tb"/>
    </style:style>
    <style:style style:name="Table18.C6" style:family="table-cell">
      <style:table-cell-properties fo:padding-left="0.075in" fo:padding-right="0.075in" fo:padding-top="0in" fo:padding-bottom="0in" fo:border="none" style:writing-mode="lr-tb"/>
    </style:style>
    <style:style style:name="Table18.A7" style:family="table-cell">
      <style:table-cell-properties fo:padding-left="0.075in" fo:padding-right="0.075in" fo:padding-top="0in" fo:padding-bottom="0in" fo:border="none" style:writing-mode="lr-tb"/>
    </style:style>
    <style:style style:name="Table18.B7" style:family="table-cell">
      <style:table-cell-properties fo:padding-left="0.075in" fo:padding-right="0.075in" fo:padding-top="0in" fo:padding-bottom="0in" fo:border="none" style:writing-mode="lr-tb"/>
    </style:style>
    <style:style style:name="Table18.C7" style:family="table-cell">
      <style:table-cell-properties fo:padding-left="0.075in" fo:padding-right="0.075in" fo:padding-top="0in" fo:padding-bottom="0in" fo:border="none" style:writing-mode="lr-tb"/>
    </style:style>
    <style:style style:name="Table19" style:family="table">
      <style:table-properties style:width="6.5in" style:rel-width="100%" fo:margin-left="-0.075in" fo:margin-top="0in" fo:margin-bottom="0in" table:align="left" style:writing-mode="lr-tb"/>
    </style:style>
    <style:style style:name="Table19.A" style:family="table-column">
      <style:table-column-properties style:column-width="2.1667in" style:rel-column-width="21845*"/>
    </style:style>
    <style:style style:name="Table19.B" style:family="table-column">
      <style:table-column-properties style:column-width="2.1667in" style:rel-column-width="21847*"/>
    </style:style>
    <style:style style:name="Table19.C" style:family="table-column">
      <style:table-column-properties style:column-width="2.1667in" style:rel-column-width="21843*"/>
    </style:style>
    <style:style style:name="Table19.1" style:family="table-row">
      <style:table-row-properties fo:keep-together="auto"/>
    </style:style>
    <style:style style:name="Table19.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9.A2" style:family="table-cell">
      <style:table-cell-properties fo:padding-left="0.075in" fo:padding-right="0.075in" fo:padding-top="0in" fo:padding-bottom="0in" fo:border="none" style:writing-mode="lr-tb"/>
    </style:style>
    <style:style style:name="Table19.B2" style:family="table-cell">
      <style:table-cell-properties fo:padding-left="0.075in" fo:padding-right="0.075in" fo:padding-top="0in" fo:padding-bottom="0in" fo:border="none" style:writing-mode="lr-tb"/>
    </style:style>
    <style:style style:name="Table19.C2" style:family="table-cell">
      <style:table-cell-properties fo:padding-left="0.075in" fo:padding-right="0.075in" fo:padding-top="0in" fo:padding-bottom="0in" fo:border="none" style:writing-mode="lr-tb"/>
    </style:style>
    <style:style style:name="Table19.A3" style:family="table-cell">
      <style:table-cell-properties fo:padding-left="0.075in" fo:padding-right="0.075in" fo:padding-top="0in" fo:padding-bottom="0in" fo:border="none" style:writing-mode="lr-tb"/>
    </style:style>
    <style:style style:name="Table19.B3" style:family="table-cell">
      <style:table-cell-properties fo:padding-left="0.075in" fo:padding-right="0.075in" fo:padding-top="0in" fo:padding-bottom="0in" fo:border="none" style:writing-mode="lr-tb"/>
    </style:style>
    <style:style style:name="Table19.C3" style:family="table-cell">
      <style:table-cell-properties fo:padding-left="0.075in" fo:padding-right="0.075in" fo:padding-top="0in" fo:padding-bottom="0in" fo:border="none" style:writing-mode="lr-tb"/>
    </style:style>
    <style:style style:name="Table19.A4" style:family="table-cell">
      <style:table-cell-properties fo:padding-left="0.075in" fo:padding-right="0.075in" fo:padding-top="0in" fo:padding-bottom="0in" fo:border="none" style:writing-mode="lr-tb"/>
    </style:style>
    <style:style style:name="Table19.B4" style:family="table-cell">
      <style:table-cell-properties fo:padding-left="0.075in" fo:padding-right="0.075in" fo:padding-top="0in" fo:padding-bottom="0in" fo:border="none" style:writing-mode="lr-tb"/>
    </style:style>
    <style:style style:name="Table19.C4" style:family="table-cell">
      <style:table-cell-properties fo:padding-left="0.075in" fo:padding-right="0.075in" fo:padding-top="0in" fo:padding-bottom="0in" fo:border="none" style:writing-mode="lr-tb"/>
    </style:style>
    <style:style style:name="Table19.A5" style:family="table-cell">
      <style:table-cell-properties fo:padding-left="0.075in" fo:padding-right="0.075in" fo:padding-top="0in" fo:padding-bottom="0in" fo:border="none" style:writing-mode="lr-tb"/>
    </style:style>
    <style:style style:name="Table19.B5" style:family="table-cell">
      <style:table-cell-properties fo:padding-left="0.075in" fo:padding-right="0.075in" fo:padding-top="0in" fo:padding-bottom="0in" fo:border="none" style:writing-mode="lr-tb"/>
    </style:style>
    <style:style style:name="Table19.C5" style:family="table-cell">
      <style:table-cell-properties fo:padding-left="0.075in" fo:padding-right="0.075in" fo:padding-top="0in" fo:padding-bottom="0in" fo:border="none" style:writing-mode="lr-tb"/>
    </style:style>
    <style:style style:name="Table19.A6" style:family="table-cell">
      <style:table-cell-properties fo:padding-left="0.075in" fo:padding-right="0.075in" fo:padding-top="0in" fo:padding-bottom="0in" fo:border="none" style:writing-mode="lr-tb"/>
    </style:style>
    <style:style style:name="Table19.B6" style:family="table-cell">
      <style:table-cell-properties fo:padding-left="0.075in" fo:padding-right="0.075in" fo:padding-top="0in" fo:padding-bottom="0in" fo:border="none" style:writing-mode="lr-tb"/>
    </style:style>
    <style:style style:name="Table19.C6" style:family="table-cell">
      <style:table-cell-properties fo:padding-left="0.075in" fo:padding-right="0.075in" fo:padding-top="0in" fo:padding-bottom="0in" fo:border="none" style:writing-mode="lr-tb"/>
    </style:style>
    <style:style style:name="Table20" style:family="table">
      <style:table-properties style:width="6.5in" style:rel-width="100%" fo:margin-left="-0.075in" fo:margin-top="0in" fo:margin-bottom="0in" table:align="left" style:writing-mode="lr-tb"/>
    </style:style>
    <style:style style:name="Table20.A" style:family="table-column">
      <style:table-column-properties style:column-width="2.1667in" style:rel-column-width="21845*"/>
    </style:style>
    <style:style style:name="Table20.B" style:family="table-column">
      <style:table-column-properties style:column-width="2.1667in" style:rel-column-width="21847*"/>
    </style:style>
    <style:style style:name="Table20.C" style:family="table-column">
      <style:table-column-properties style:column-width="2.1667in" style:rel-column-width="21843*"/>
    </style:style>
    <style:style style:name="Table20.1" style:family="table-row">
      <style:table-row-properties fo:keep-together="auto"/>
    </style:style>
    <style:style style:name="Table20.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20.A2" style:family="table-cell">
      <style:table-cell-properties fo:padding-left="0.075in" fo:padding-right="0.075in" fo:padding-top="0in" fo:padding-bottom="0in" fo:border="none" style:writing-mode="lr-tb"/>
    </style:style>
    <style:style style:name="Table20.B2" style:family="table-cell">
      <style:table-cell-properties fo:padding-left="0.075in" fo:padding-right="0.075in" fo:padding-top="0in" fo:padding-bottom="0in" fo:border="none" style:writing-mode="lr-tb"/>
    </style:style>
    <style:style style:name="Table20.C2" style:family="table-cell">
      <style:table-cell-properties fo:padding-left="0.075in" fo:padding-right="0.075in" fo:padding-top="0in" fo:padding-bottom="0in" fo:border="none" style:writing-mode="lr-tb"/>
    </style:style>
    <style:style style:name="Table20.A3" style:family="table-cell">
      <style:table-cell-properties fo:padding-left="0.075in" fo:padding-right="0.075in" fo:padding-top="0in" fo:padding-bottom="0in" fo:border="none" style:writing-mode="lr-tb"/>
    </style:style>
    <style:style style:name="Table20.B3" style:family="table-cell">
      <style:table-cell-properties fo:padding-left="0.075in" fo:padding-right="0.075in" fo:padding-top="0in" fo:padding-bottom="0in" fo:border="none" style:writing-mode="lr-tb"/>
    </style:style>
    <style:style style:name="Table20.C3" style:family="table-cell">
      <style:table-cell-properties fo:padding-left="0.075in" fo:padding-right="0.075in" fo:padding-top="0in" fo:padding-bottom="0in" fo:border="none" style:writing-mode="lr-tb"/>
    </style:style>
    <style:style style:name="Table20.A4" style:family="table-cell">
      <style:table-cell-properties fo:padding-left="0.075in" fo:padding-right="0.075in" fo:padding-top="0in" fo:padding-bottom="0in" fo:border="none" style:writing-mode="lr-tb"/>
    </style:style>
    <style:style style:name="Table20.B4" style:family="table-cell">
      <style:table-cell-properties fo:padding-left="0.075in" fo:padding-right="0.075in" fo:padding-top="0in" fo:padding-bottom="0in" fo:border="none" style:writing-mode="lr-tb"/>
    </style:style>
    <style:style style:name="Table20.C4" style:family="table-cell">
      <style:table-cell-properties fo:padding-left="0.075in" fo:padding-right="0.075in" fo:padding-top="0in" fo:padding-bottom="0in" fo:border="none" style:writing-mode="lr-tb"/>
    </style:style>
    <style:style style:name="Table20.A5" style:family="table-cell">
      <style:table-cell-properties fo:padding-left="0.075in" fo:padding-right="0.075in" fo:padding-top="0in" fo:padding-bottom="0in" fo:border="none" style:writing-mode="lr-tb"/>
    </style:style>
    <style:style style:name="Table20.B5" style:family="table-cell">
      <style:table-cell-properties fo:padding-left="0.075in" fo:padding-right="0.075in" fo:padding-top="0in" fo:padding-bottom="0in" fo:border="none" style:writing-mode="lr-tb"/>
    </style:style>
    <style:style style:name="Table20.C5" style:family="table-cell">
      <style:table-cell-properties fo:padding-left="0.075in" fo:padding-right="0.075in" fo:padding-top="0in" fo:padding-bottom="0in" fo:border="none" style:writing-mode="lr-tb"/>
    </style:style>
    <style:style style:name="Table21" style:family="table">
      <style:table-properties style:width="6.5in" style:rel-width="100%" fo:margin-left="-0.075in" fo:margin-top="0in" fo:margin-bottom="0in" table:align="left" style:writing-mode="lr-tb"/>
    </style:style>
    <style:style style:name="Table21.A" style:family="table-column">
      <style:table-column-properties style:column-width="2.1667in" style:rel-column-width="21845*"/>
    </style:style>
    <style:style style:name="Table21.B" style:family="table-column">
      <style:table-column-properties style:column-width="2.1667in" style:rel-column-width="21847*"/>
    </style:style>
    <style:style style:name="Table21.C" style:family="table-column">
      <style:table-column-properties style:column-width="2.1667in" style:rel-column-width="21843*"/>
    </style:style>
    <style:style style:name="Table21.1" style:family="table-row">
      <style:table-row-properties fo:keep-together="auto"/>
    </style:style>
    <style:style style:name="Table21.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21.A2" style:family="table-cell">
      <style:table-cell-properties fo:padding-left="0.075in" fo:padding-right="0.075in" fo:padding-top="0in" fo:padding-bottom="0in" fo:border="none" style:writing-mode="lr-tb"/>
    </style:style>
    <style:style style:name="Table21.B2" style:family="table-cell">
      <style:table-cell-properties fo:padding-left="0.075in" fo:padding-right="0.075in" fo:padding-top="0in" fo:padding-bottom="0in" fo:border="none" style:writing-mode="lr-tb"/>
    </style:style>
    <style:style style:name="Table21.C2" style:family="table-cell">
      <style:table-cell-properties fo:padding-left="0.075in" fo:padding-right="0.075in" fo:padding-top="0in" fo:padding-bottom="0in" fo:border="none" style:writing-mode="lr-tb"/>
    </style:style>
    <style:style style:name="Table21.A3" style:family="table-cell">
      <style:table-cell-properties fo:padding-left="0.075in" fo:padding-right="0.075in" fo:padding-top="0in" fo:padding-bottom="0in" fo:border="none" style:writing-mode="lr-tb"/>
    </style:style>
    <style:style style:name="Table21.B3" style:family="table-cell">
      <style:table-cell-properties fo:padding-left="0.075in" fo:padding-right="0.075in" fo:padding-top="0in" fo:padding-bottom="0in" fo:border="none" style:writing-mode="lr-tb"/>
    </style:style>
    <style:style style:name="Table21.C3" style:family="table-cell">
      <style:table-cell-properties fo:padding-left="0.075in" fo:padding-right="0.075in" fo:padding-top="0in" fo:padding-bottom="0in" fo:border="none" style:writing-mode="lr-tb"/>
    </style:style>
    <style:style style:name="Table21.A4" style:family="table-cell">
      <style:table-cell-properties fo:padding-left="0.075in" fo:padding-right="0.075in" fo:padding-top="0in" fo:padding-bottom="0in" fo:border="none" style:writing-mode="lr-tb"/>
    </style:style>
    <style:style style:name="Table21.B4" style:family="table-cell">
      <style:table-cell-properties fo:padding-left="0.075in" fo:padding-right="0.075in" fo:padding-top="0in" fo:padding-bottom="0in" fo:border="none" style:writing-mode="lr-tb"/>
    </style:style>
    <style:style style:name="Table21.C4" style:family="table-cell">
      <style:table-cell-properties fo:padding-left="0.075in" fo:padding-right="0.075in" fo:padding-top="0in" fo:padding-bottom="0in" fo:border="none" style:writing-mode="lr-tb"/>
    </style:style>
    <style:style style:name="Table21.A5" style:family="table-cell">
      <style:table-cell-properties fo:padding-left="0.075in" fo:padding-right="0.075in" fo:padding-top="0in" fo:padding-bottom="0in" fo:border="none" style:writing-mode="lr-tb"/>
    </style:style>
    <style:style style:name="Table21.B5" style:family="table-cell">
      <style:table-cell-properties fo:padding-left="0.075in" fo:padding-right="0.075in" fo:padding-top="0in" fo:padding-bottom="0in" fo:border="none" style:writing-mode="lr-tb"/>
    </style:style>
    <style:style style:name="Table21.C5" style:family="table-cell">
      <style:table-cell-properties fo:padding-left="0.075in" fo:padding-right="0.075in" fo:padding-top="0in" fo:padding-bottom="0in" fo:border="none" style:writing-mode="lr-tb"/>
    </style:style>
    <style:style style:name="Table22" style:family="table">
      <style:table-properties style:width="5.5in" fo:margin-left="-0.075in" fo:margin-top="0in" fo:margin-bottom="0in" table:align="left" style:writing-mode="lr-tb"/>
    </style:style>
    <style:style style:name="Table22.A" style:family="table-column">
      <style:table-column-properties style:column-width="1.8333in"/>
    </style:style>
    <style:style style:name="Table22.1" style:family="table-row">
      <style:table-row-properties fo:keep-together="auto"/>
    </style:style>
    <style:style style:name="Table22.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22.A2" style:family="table-cell">
      <style:table-cell-properties fo:padding-left="0.075in" fo:padding-right="0.075in" fo:padding-top="0in" fo:padding-bottom="0in" fo:border="none" style:writing-mode="lr-tb"/>
    </style:style>
    <style:style style:name="Table22.B2" style:family="table-cell">
      <style:table-cell-properties fo:padding-left="0.075in" fo:padding-right="0.075in" fo:padding-top="0in" fo:padding-bottom="0in" fo:border="none" style:writing-mode="lr-tb"/>
    </style:style>
    <style:style style:name="Table22.C2" style:family="table-cell">
      <style:table-cell-properties fo:padding-left="0.075in" fo:padding-right="0.075in" fo:padding-top="0in" fo:padding-bottom="0in" fo:border="none" style:writing-mode="lr-tb"/>
    </style:style>
    <style:style style:name="Table22.A3" style:family="table-cell">
      <style:table-cell-properties fo:padding-left="0.075in" fo:padding-right="0.075in" fo:padding-top="0in" fo:padding-bottom="0in" fo:border="none" style:writing-mode="lr-tb"/>
    </style:style>
    <style:style style:name="Table22.B3" style:family="table-cell">
      <style:table-cell-properties fo:padding-left="0.075in" fo:padding-right="0.075in" fo:padding-top="0in" fo:padding-bottom="0in" fo:border="none" style:writing-mode="lr-tb"/>
    </style:style>
    <style:style style:name="Table22.C3" style:family="table-cell">
      <style:table-cell-properties fo:padding-left="0.075in" fo:padding-right="0.075in" fo:padding-top="0in" fo:padding-bottom="0in" fo:border="none" style:writing-mode="lr-tb"/>
    </style:style>
    <style:style style:name="Table22.A4" style:family="table-cell">
      <style:table-cell-properties fo:padding-left="0.075in" fo:padding-right="0.075in" fo:padding-top="0in" fo:padding-bottom="0in" fo:border="none" style:writing-mode="lr-tb"/>
    </style:style>
    <style:style style:name="Table22.B4" style:family="table-cell">
      <style:table-cell-properties fo:padding-left="0.075in" fo:padding-right="0.075in" fo:padding-top="0in" fo:padding-bottom="0in" fo:border="none" style:writing-mode="lr-tb"/>
    </style:style>
    <style:style style:name="Table22.C4" style:family="table-cell">
      <style:table-cell-properties fo:padding-left="0.075in" fo:padding-right="0.075in" fo:padding-top="0in" fo:padding-bottom="0in" fo:border="none" style:writing-mode="lr-tb"/>
    </style:style>
    <style:style style:name="Table22.A5" style:family="table-cell">
      <style:table-cell-properties fo:padding-left="0.075in" fo:padding-right="0.075in" fo:padding-top="0in" fo:padding-bottom="0in" fo:border="none" style:writing-mode="lr-tb"/>
    </style:style>
    <style:style style:name="Table22.B5" style:family="table-cell">
      <style:table-cell-properties fo:padding-left="0.075in" fo:padding-right="0.075in" fo:padding-top="0in" fo:padding-bottom="0in" fo:border="none" style:writing-mode="lr-tb"/>
    </style:style>
    <style:style style:name="Table22.C5" style:family="table-cell">
      <style:table-cell-properties fo:padding-left="0.075in" fo:padding-right="0.075in" fo:padding-top="0in" fo:padding-bottom="0in" fo:border="none" style:writing-mode="lr-tb"/>
    </style:style>
    <style:style style:name="Table23" style:family="table">
      <style:table-properties style:width="6.5in" style:rel-width="100%" fo:margin-left="-0.075in" fo:margin-top="0in" fo:margin-bottom="0in" table:align="left" style:writing-mode="lr-tb"/>
    </style:style>
    <style:style style:name="Table23.A" style:family="table-column">
      <style:table-column-properties style:column-width="2.1667in" style:rel-column-width="21845*"/>
    </style:style>
    <style:style style:name="Table23.B" style:family="table-column">
      <style:table-column-properties style:column-width="2.1667in" style:rel-column-width="21847*"/>
    </style:style>
    <style:style style:name="Table23.C" style:family="table-column">
      <style:table-column-properties style:column-width="2.1667in" style:rel-column-width="21843*"/>
    </style:style>
    <style:style style:name="Table23.1" style:family="table-row">
      <style:table-row-properties fo:keep-together="auto"/>
    </style:style>
    <style:style style:name="Table23.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23.A2" style:family="table-cell">
      <style:table-cell-properties fo:padding-left="0.075in" fo:padding-right="0.075in" fo:padding-top="0in" fo:padding-bottom="0in" fo:border="none" style:writing-mode="lr-tb"/>
    </style:style>
    <style:style style:name="Table23.B2" style:family="table-cell">
      <style:table-cell-properties fo:padding-left="0.075in" fo:padding-right="0.075in" fo:padding-top="0in" fo:padding-bottom="0in" fo:border="none" style:writing-mode="lr-tb"/>
    </style:style>
    <style:style style:name="Table23.C2" style:family="table-cell">
      <style:table-cell-properties fo:padding-left="0.075in" fo:padding-right="0.075in" fo:padding-top="0in" fo:padding-bottom="0in" fo:border="none" style:writing-mode="lr-tb"/>
    </style:style>
    <style:style style:name="Table23.A3" style:family="table-cell">
      <style:table-cell-properties fo:padding-left="0.075in" fo:padding-right="0.075in" fo:padding-top="0in" fo:padding-bottom="0in" fo:border="none" style:writing-mode="lr-tb"/>
    </style:style>
    <style:style style:name="Table23.B3" style:family="table-cell">
      <style:table-cell-properties fo:padding-left="0.075in" fo:padding-right="0.075in" fo:padding-top="0in" fo:padding-bottom="0in" fo:border="none" style:writing-mode="lr-tb"/>
    </style:style>
    <style:style style:name="Table23.C3" style:family="table-cell">
      <style:table-cell-properties fo:padding-left="0.075in" fo:padding-right="0.075in" fo:padding-top="0in" fo:padding-bottom="0in" fo:border="none" style:writing-mode="lr-tb"/>
    </style:style>
    <style:style style:name="Table23.A4" style:family="table-cell">
      <style:table-cell-properties fo:padding-left="0.075in" fo:padding-right="0.075in" fo:padding-top="0in" fo:padding-bottom="0in" fo:border="none" style:writing-mode="lr-tb"/>
    </style:style>
    <style:style style:name="Table23.B4" style:family="table-cell">
      <style:table-cell-properties fo:padding-left="0.075in" fo:padding-right="0.075in" fo:padding-top="0in" fo:padding-bottom="0in" fo:border="none" style:writing-mode="lr-tb"/>
    </style:style>
    <style:style style:name="Table23.C4" style:family="table-cell">
      <style:table-cell-properties fo:padding-left="0.075in" fo:padding-right="0.075in" fo:padding-top="0in" fo:padding-bottom="0in" fo:border="none" style:writing-mode="lr-tb"/>
    </style:style>
    <style:style style:name="Table23.A5" style:family="table-cell">
      <style:table-cell-properties fo:padding-left="0.075in" fo:padding-right="0.075in" fo:padding-top="0in" fo:padding-bottom="0in" fo:border="none" style:writing-mode="lr-tb"/>
    </style:style>
    <style:style style:name="Table23.B5" style:family="table-cell">
      <style:table-cell-properties fo:padding-left="0.075in" fo:padding-right="0.075in" fo:padding-top="0in" fo:padding-bottom="0in" fo:border="none" style:writing-mode="lr-tb"/>
    </style:style>
    <style:style style:name="Table23.C5" style:family="table-cell">
      <style:table-cell-properties fo:padding-left="0.075in" fo:padding-right="0.075in" fo:padding-top="0in" fo:padding-bottom="0in" fo:border="none" style:writing-mode="lr-tb"/>
    </style:style>
    <style:style style:name="Table24" style:family="table">
      <style:table-properties style:width="6.5in" style:rel-width="100%" fo:margin-left="-0.075in" fo:margin-top="0in" fo:margin-bottom="0in" table:align="left" style:writing-mode="lr-tb"/>
    </style:style>
    <style:style style:name="Table24.A" style:family="table-column">
      <style:table-column-properties style:column-width="2.1667in" style:rel-column-width="21845*"/>
    </style:style>
    <style:style style:name="Table24.B" style:family="table-column">
      <style:table-column-properties style:column-width="2.1667in" style:rel-column-width="21847*"/>
    </style:style>
    <style:style style:name="Table24.C" style:family="table-column">
      <style:table-column-properties style:column-width="2.1667in" style:rel-column-width="21843*"/>
    </style:style>
    <style:style style:name="Table24.1" style:family="table-row">
      <style:table-row-properties fo:keep-together="auto"/>
    </style:style>
    <style:style style:name="Table24.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24.A2" style:family="table-cell">
      <style:table-cell-properties fo:padding-left="0.075in" fo:padding-right="0.075in" fo:padding-top="0in" fo:padding-bottom="0in" fo:border="none" style:writing-mode="lr-tb"/>
    </style:style>
    <style:style style:name="Table24.B2" style:family="table-cell">
      <style:table-cell-properties fo:padding-left="0.075in" fo:padding-right="0.075in" fo:padding-top="0in" fo:padding-bottom="0in" fo:border="none" style:writing-mode="lr-tb"/>
    </style:style>
    <style:style style:name="Table24.C2" style:family="table-cell">
      <style:table-cell-properties fo:padding-left="0.075in" fo:padding-right="0.075in" fo:padding-top="0in" fo:padding-bottom="0in" fo:border="none" style:writing-mode="lr-tb"/>
    </style:style>
    <style:style style:name="Table24.A3" style:family="table-cell">
      <style:table-cell-properties fo:padding-left="0.075in" fo:padding-right="0.075in" fo:padding-top="0in" fo:padding-bottom="0in" fo:border="none" style:writing-mode="lr-tb"/>
    </style:style>
    <style:style style:name="Table24.B3" style:family="table-cell">
      <style:table-cell-properties fo:padding-left="0.075in" fo:padding-right="0.075in" fo:padding-top="0in" fo:padding-bottom="0in" fo:border="none" style:writing-mode="lr-tb"/>
    </style:style>
    <style:style style:name="Table24.C3" style:family="table-cell">
      <style:table-cell-properties fo:padding-left="0.075in" fo:padding-right="0.075in" fo:padding-top="0in" fo:padding-bottom="0in" fo:border="none" style:writing-mode="lr-tb"/>
    </style:style>
    <style:style style:name="Table24.A4" style:family="table-cell">
      <style:table-cell-properties fo:padding-left="0.075in" fo:padding-right="0.075in" fo:padding-top="0in" fo:padding-bottom="0in" fo:border="none" style:writing-mode="lr-tb"/>
    </style:style>
    <style:style style:name="Table24.B4" style:family="table-cell">
      <style:table-cell-properties fo:padding-left="0.075in" fo:padding-right="0.075in" fo:padding-top="0in" fo:padding-bottom="0in" fo:border="none" style:writing-mode="lr-tb"/>
    </style:style>
    <style:style style:name="Table24.C4" style:family="table-cell">
      <style:table-cell-properties fo:padding-left="0.075in" fo:padding-right="0.075in" fo:padding-top="0in" fo:padding-bottom="0in" fo:border="none" style:writing-mode="lr-tb"/>
    </style:style>
    <style:style style:name="Table25" style:family="table">
      <style:table-properties style:width="6.5in" style:rel-width="100%" fo:margin-left="-0.075in" fo:margin-top="0in" fo:margin-bottom="0in" table:align="left" style:writing-mode="lr-tb"/>
    </style:style>
    <style:style style:name="Table25.A" style:family="table-column">
      <style:table-column-properties style:column-width="2.1667in" style:rel-column-width="21845*"/>
    </style:style>
    <style:style style:name="Table25.B" style:family="table-column">
      <style:table-column-properties style:column-width="2.1667in" style:rel-column-width="21847*"/>
    </style:style>
    <style:style style:name="Table25.C" style:family="table-column">
      <style:table-column-properties style:column-width="2.1667in" style:rel-column-width="21843*"/>
    </style:style>
    <style:style style:name="Table25.1" style:family="table-row">
      <style:table-row-properties fo:keep-together="auto"/>
    </style:style>
    <style:style style:name="Table25.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25.A2" style:family="table-cell">
      <style:table-cell-properties fo:padding-left="0.075in" fo:padding-right="0.075in" fo:padding-top="0in" fo:padding-bottom="0in" fo:border="none" style:writing-mode="lr-tb"/>
    </style:style>
    <style:style style:name="Table25.B2" style:family="table-cell">
      <style:table-cell-properties fo:padding-left="0.075in" fo:padding-right="0.075in" fo:padding-top="0in" fo:padding-bottom="0in" fo:border="none" style:writing-mode="lr-tb"/>
    </style:style>
    <style:style style:name="Table25.C2" style:family="table-cell">
      <style:table-cell-properties fo:padding-left="0.075in" fo:padding-right="0.075in" fo:padding-top="0in" fo:padding-bottom="0in" fo:border="none" style:writing-mode="lr-tb"/>
    </style:style>
    <style:style style:name="Table25.A3" style:family="table-cell">
      <style:table-cell-properties fo:padding-left="0.075in" fo:padding-right="0.075in" fo:padding-top="0in" fo:padding-bottom="0in" fo:border="none" style:writing-mode="lr-tb"/>
    </style:style>
    <style:style style:name="Table25.B3" style:family="table-cell">
      <style:table-cell-properties fo:padding-left="0.075in" fo:padding-right="0.075in" fo:padding-top="0in" fo:padding-bottom="0in" fo:border="none" style:writing-mode="lr-tb"/>
    </style:style>
    <style:style style:name="Table25.C3" style:family="table-cell">
      <style:table-cell-properties fo:padding-left="0.075in" fo:padding-right="0.075in" fo:padding-top="0in" fo:padding-bottom="0in" fo:border="none" style:writing-mode="lr-tb"/>
    </style:style>
    <style:style style:name="Table25.A4" style:family="table-cell">
      <style:table-cell-properties fo:padding-left="0.075in" fo:padding-right="0.075in" fo:padding-top="0in" fo:padding-bottom="0in" fo:border="none" style:writing-mode="lr-tb"/>
    </style:style>
    <style:style style:name="Table25.B4" style:family="table-cell">
      <style:table-cell-properties fo:padding-left="0.075in" fo:padding-right="0.075in" fo:padding-top="0in" fo:padding-bottom="0in" fo:border="none" style:writing-mode="lr-tb"/>
    </style:style>
    <style:style style:name="Table25.C4" style:family="table-cell">
      <style:table-cell-properties fo:padding-left="0.075in" fo:padding-right="0.075in" fo:padding-top="0in" fo:padding-bottom="0in" fo:border="none" style:writing-mode="lr-tb"/>
    </style:style>
    <style:style style:name="Table25.A5" style:family="table-cell">
      <style:table-cell-properties fo:padding-left="0.075in" fo:padding-right="0.075in" fo:padding-top="0in" fo:padding-bottom="0in" fo:border="none" style:writing-mode="lr-tb"/>
    </style:style>
    <style:style style:name="Table25.B5" style:family="table-cell">
      <style:table-cell-properties fo:padding-left="0.075in" fo:padding-right="0.075in" fo:padding-top="0in" fo:padding-bottom="0in" fo:border="none" style:writing-mode="lr-tb"/>
    </style:style>
    <style:style style:name="Table25.C5" style:family="table-cell">
      <style:table-cell-properties fo:padding-left="0.075in" fo:padding-right="0.075in" fo:padding-top="0in" fo:padding-bottom="0in" fo:border="none" style:writing-mode="lr-tb"/>
    </style:style>
    <style:style style:name="Table26" style:family="table">
      <style:table-properties style:width="6.5in" style:rel-width="100%" fo:margin-left="-0.075in" fo:margin-top="0in" fo:margin-bottom="0in" table:align="left" style:writing-mode="lr-tb"/>
    </style:style>
    <style:style style:name="Table26.A" style:family="table-column">
      <style:table-column-properties style:column-width="3.25in" style:rel-column-width="32767*"/>
    </style:style>
    <style:style style:name="Table26.B" style:family="table-column">
      <style:table-column-properties style:column-width="3.25in" style:rel-column-width="32768*"/>
    </style:style>
    <style:style style:name="Table26.1" style:family="table-row">
      <style:table-row-properties fo:keep-together="auto"/>
    </style:style>
    <style:style style:name="Table26.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26.A2" style:family="table-cell">
      <style:table-cell-properties fo:padding-left="0.075in" fo:padding-right="0.075in" fo:padding-top="0in" fo:padding-bottom="0in" fo:border="none" style:writing-mode="lr-tb"/>
    </style:style>
    <style:style style:name="Table26.B2" style:family="table-cell">
      <style:table-cell-properties fo:padding-left="0.075in" fo:padding-right="0.075in" fo:padding-top="0in" fo:padding-bottom="0in" fo:border="none" style:writing-mode="lr-tb"/>
    </style:style>
    <style:style style:name="Table26.A3" style:family="table-cell">
      <style:table-cell-properties fo:padding-left="0.075in" fo:padding-right="0.075in" fo:padding-top="0in" fo:padding-bottom="0in" fo:border="none" style:writing-mode="lr-tb"/>
    </style:style>
    <style:style style:name="Table26.B3" style:family="table-cell">
      <style:table-cell-properties fo:padding-left="0.075in" fo:padding-right="0.075in" fo:padding-top="0in" fo:padding-bottom="0in" fo:border="none" style:writing-mode="lr-tb"/>
    </style:style>
    <style:style style:name="Table26.A4" style:family="table-cell">
      <style:table-cell-properties fo:padding-left="0.075in" fo:padding-right="0.075in" fo:padding-top="0in" fo:padding-bottom="0in" fo:border="none" style:writing-mode="lr-tb"/>
    </style:style>
    <style:style style:name="Table26.B4" style:family="table-cell">
      <style:table-cell-properties fo:padding-left="0.075in" fo:padding-right="0.075in" fo:padding-top="0in" fo:padding-bottom="0in" fo:border="none" style:writing-mode="lr-tb"/>
    </style:style>
    <style:style style:name="Table27" style:family="table">
      <style:table-properties style:width="6.5in" style:rel-width="100%" fo:margin-left="-0.075in" fo:margin-top="0in" fo:margin-bottom="0in" table:align="left" style:writing-mode="lr-tb"/>
    </style:style>
    <style:style style:name="Table27.A" style:family="table-column">
      <style:table-column-properties style:column-width="2.1667in" style:rel-column-width="21845*"/>
    </style:style>
    <style:style style:name="Table27.B" style:family="table-column">
      <style:table-column-properties style:column-width="2.1667in" style:rel-column-width="21847*"/>
    </style:style>
    <style:style style:name="Table27.C" style:family="table-column">
      <style:table-column-properties style:column-width="2.1667in" style:rel-column-width="21843*"/>
    </style:style>
    <style:style style:name="Table27.1" style:family="table-row">
      <style:table-row-properties fo:keep-together="auto"/>
    </style:style>
    <style:style style:name="Table27.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27.A2" style:family="table-cell">
      <style:table-cell-properties fo:padding-left="0.075in" fo:padding-right="0.075in" fo:padding-top="0in" fo:padding-bottom="0in" fo:border="none" style:writing-mode="lr-tb"/>
    </style:style>
    <style:style style:name="Table27.B2" style:family="table-cell">
      <style:table-cell-properties fo:padding-left="0.075in" fo:padding-right="0.075in" fo:padding-top="0in" fo:padding-bottom="0in" fo:border="none" style:writing-mode="lr-tb"/>
    </style:style>
    <style:style style:name="Table27.C2" style:family="table-cell">
      <style:table-cell-properties fo:padding-left="0.075in" fo:padding-right="0.075in" fo:padding-top="0in" fo:padding-bottom="0in" fo:border="none" style:writing-mode="lr-tb"/>
    </style:style>
    <style:style style:name="Table27.A3" style:family="table-cell">
      <style:table-cell-properties fo:padding-left="0.075in" fo:padding-right="0.075in" fo:padding-top="0in" fo:padding-bottom="0in" fo:border="none" style:writing-mode="lr-tb"/>
    </style:style>
    <style:style style:name="Table27.B3" style:family="table-cell">
      <style:table-cell-properties fo:padding-left="0.075in" fo:padding-right="0.075in" fo:padding-top="0in" fo:padding-bottom="0in" fo:border="none" style:writing-mode="lr-tb"/>
    </style:style>
    <style:style style:name="Table27.C3" style:family="table-cell">
      <style:table-cell-properties fo:padding-left="0.075in" fo:padding-right="0.075in" fo:padding-top="0in" fo:padding-bottom="0in" fo:border="none" style:writing-mode="lr-tb"/>
    </style:style>
    <style:style style:name="Table27.A4" style:family="table-cell">
      <style:table-cell-properties fo:padding-left="0.075in" fo:padding-right="0.075in" fo:padding-top="0in" fo:padding-bottom="0in" fo:border="none" style:writing-mode="lr-tb"/>
    </style:style>
    <style:style style:name="Table27.B4" style:family="table-cell">
      <style:table-cell-properties fo:padding-left="0.075in" fo:padding-right="0.075in" fo:padding-top="0in" fo:padding-bottom="0in" fo:border="none" style:writing-mode="lr-tb"/>
    </style:style>
    <style:style style:name="Table27.C4" style:family="table-cell">
      <style:table-cell-properties fo:padding-left="0.075in" fo:padding-right="0.075in" fo:padding-top="0in" fo:padding-bottom="0in" fo:border="none" style:writing-mode="lr-tb"/>
    </style:style>
    <style:style style:name="Table27.A5" style:family="table-cell">
      <style:table-cell-properties fo:padding-left="0.075in" fo:padding-right="0.075in" fo:padding-top="0in" fo:padding-bottom="0in" fo:border="none" style:writing-mode="lr-tb"/>
    </style:style>
    <style:style style:name="Table27.B5" style:family="table-cell">
      <style:table-cell-properties fo:padding-left="0.075in" fo:padding-right="0.075in" fo:padding-top="0in" fo:padding-bottom="0in" fo:border="none" style:writing-mode="lr-tb"/>
    </style:style>
    <style:style style:name="Table27.C5" style:family="table-cell">
      <style:table-cell-properties fo:padding-left="0.075in" fo:padding-right="0.075in" fo:padding-top="0in" fo:padding-bottom="0in" fo:border="none" style:writing-mode="lr-tb"/>
    </style:style>
    <style:style style:name="Table27.A6" style:family="table-cell">
      <style:table-cell-properties fo:padding-left="0.075in" fo:padding-right="0.075in" fo:padding-top="0in" fo:padding-bottom="0in" fo:border="none" style:writing-mode="lr-tb"/>
    </style:style>
    <style:style style:name="Table27.B6" style:family="table-cell">
      <style:table-cell-properties fo:padding-left="0.075in" fo:padding-right="0.075in" fo:padding-top="0in" fo:padding-bottom="0in" fo:border="none" style:writing-mode="lr-tb"/>
    </style:style>
    <style:style style:name="Table27.C6" style:family="table-cell">
      <style:table-cell-properties fo:padding-left="0.075in" fo:padding-right="0.075in" fo:padding-top="0in" fo:padding-bottom="0in" fo:border="none" style:writing-mode="lr-tb"/>
    </style:style>
    <style:style style:name="Table28" style:family="table">
      <style:table-properties style:width="6.5in" style:rel-width="100%" fo:margin-left="-0.075in" fo:margin-top="0in" fo:margin-bottom="0in" table:align="left" style:writing-mode="lr-tb"/>
    </style:style>
    <style:style style:name="Table28.A" style:family="table-column">
      <style:table-column-properties style:column-width="2.1667in" style:rel-column-width="21845*"/>
    </style:style>
    <style:style style:name="Table28.B" style:family="table-column">
      <style:table-column-properties style:column-width="2.1667in" style:rel-column-width="21847*"/>
    </style:style>
    <style:style style:name="Table28.C" style:family="table-column">
      <style:table-column-properties style:column-width="2.1667in" style:rel-column-width="21843*"/>
    </style:style>
    <style:style style:name="Table28.1" style:family="table-row">
      <style:table-row-properties fo:keep-together="auto"/>
    </style:style>
    <style:style style:name="Table28.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28.A2" style:family="table-cell">
      <style:table-cell-properties fo:padding-left="0.075in" fo:padding-right="0.075in" fo:padding-top="0in" fo:padding-bottom="0in" fo:border="none" style:writing-mode="lr-tb"/>
    </style:style>
    <style:style style:name="Table28.B2" style:family="table-cell">
      <style:table-cell-properties fo:padding-left="0.075in" fo:padding-right="0.075in" fo:padding-top="0in" fo:padding-bottom="0in" fo:border="none" style:writing-mode="lr-tb"/>
    </style:style>
    <style:style style:name="Table28.C2" style:family="table-cell">
      <style:table-cell-properties fo:padding-left="0.075in" fo:padding-right="0.075in" fo:padding-top="0in" fo:padding-bottom="0in" fo:border="none" style:writing-mode="lr-tb"/>
    </style:style>
    <style:style style:name="Table28.A3" style:family="table-cell">
      <style:table-cell-properties fo:padding-left="0.075in" fo:padding-right="0.075in" fo:padding-top="0in" fo:padding-bottom="0in" fo:border="none" style:writing-mode="lr-tb"/>
    </style:style>
    <style:style style:name="Table28.B3" style:family="table-cell">
      <style:table-cell-properties fo:padding-left="0.075in" fo:padding-right="0.075in" fo:padding-top="0in" fo:padding-bottom="0in" fo:border="none" style:writing-mode="lr-tb"/>
    </style:style>
    <style:style style:name="Table28.C3" style:family="table-cell">
      <style:table-cell-properties fo:padding-left="0.075in" fo:padding-right="0.075in" fo:padding-top="0in" fo:padding-bottom="0in" fo:border="none" style:writing-mode="lr-tb"/>
    </style:style>
    <style:style style:name="Table28.A4" style:family="table-cell">
      <style:table-cell-properties fo:padding-left="0.075in" fo:padding-right="0.075in" fo:padding-top="0in" fo:padding-bottom="0in" fo:border="none" style:writing-mode="lr-tb"/>
    </style:style>
    <style:style style:name="Table28.B4" style:family="table-cell">
      <style:table-cell-properties fo:padding-left="0.075in" fo:padding-right="0.075in" fo:padding-top="0in" fo:padding-bottom="0in" fo:border="none" style:writing-mode="lr-tb"/>
    </style:style>
    <style:style style:name="Table28.C4" style:family="table-cell">
      <style:table-cell-properties fo:padding-left="0.075in" fo:padding-right="0.075in" fo:padding-top="0in" fo:padding-bottom="0in" fo:border="none" style:writing-mode="lr-tb"/>
    </style:style>
    <style:style style:name="Table28.A5" style:family="table-cell">
      <style:table-cell-properties fo:padding-left="0.075in" fo:padding-right="0.075in" fo:padding-top="0in" fo:padding-bottom="0in" fo:border="none" style:writing-mode="lr-tb"/>
    </style:style>
    <style:style style:name="Table28.B5" style:family="table-cell">
      <style:table-cell-properties fo:padding-left="0.075in" fo:padding-right="0.075in" fo:padding-top="0in" fo:padding-bottom="0in" fo:border="none" style:writing-mode="lr-tb"/>
    </style:style>
    <style:style style:name="Table28.C5" style:family="table-cell">
      <style:table-cell-properties fo:padding-left="0.075in" fo:padding-right="0.075in" fo:padding-top="0in" fo:padding-bottom="0in" fo:border="none" style:writing-mode="lr-tb"/>
    </style:style>
    <style:style style:name="Table29" style:family="table">
      <style:table-properties style:width="6.5in" style:rel-width="100%" fo:margin-left="-0.075in" fo:margin-top="0in" fo:margin-bottom="0in" table:align="left" style:writing-mode="lr-tb"/>
    </style:style>
    <style:style style:name="Table29.A" style:family="table-column">
      <style:table-column-properties style:column-width="2.1667in" style:rel-column-width="21845*"/>
    </style:style>
    <style:style style:name="Table29.B" style:family="table-column">
      <style:table-column-properties style:column-width="2.1667in" style:rel-column-width="21847*"/>
    </style:style>
    <style:style style:name="Table29.C" style:family="table-column">
      <style:table-column-properties style:column-width="2.1667in" style:rel-column-width="21843*"/>
    </style:style>
    <style:style style:name="Table29.1" style:family="table-row">
      <style:table-row-properties fo:keep-together="auto"/>
    </style:style>
    <style:style style:name="Table29.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29.A2" style:family="table-cell">
      <style:table-cell-properties fo:padding-left="0.075in" fo:padding-right="0.075in" fo:padding-top="0in" fo:padding-bottom="0in" fo:border="none" style:writing-mode="lr-tb"/>
    </style:style>
    <style:style style:name="Table29.B2" style:family="table-cell">
      <style:table-cell-properties fo:padding-left="0.075in" fo:padding-right="0.075in" fo:padding-top="0in" fo:padding-bottom="0in" fo:border="none" style:writing-mode="lr-tb"/>
    </style:style>
    <style:style style:name="Table29.C2" style:family="table-cell">
      <style:table-cell-properties fo:padding-left="0.075in" fo:padding-right="0.075in" fo:padding-top="0in" fo:padding-bottom="0in" fo:border="none" style:writing-mode="lr-tb"/>
    </style:style>
    <style:style style:name="Table29.A3" style:family="table-cell">
      <style:table-cell-properties fo:padding-left="0.075in" fo:padding-right="0.075in" fo:padding-top="0in" fo:padding-bottom="0in" fo:border="none" style:writing-mode="lr-tb"/>
    </style:style>
    <style:style style:name="Table29.B3" style:family="table-cell">
      <style:table-cell-properties fo:padding-left="0.075in" fo:padding-right="0.075in" fo:padding-top="0in" fo:padding-bottom="0in" fo:border="none" style:writing-mode="lr-tb"/>
    </style:style>
    <style:style style:name="Table29.C3" style:family="table-cell">
      <style:table-cell-properties fo:padding-left="0.075in" fo:padding-right="0.075in" fo:padding-top="0in" fo:padding-bottom="0in" fo:border="none" style:writing-mode="lr-tb"/>
    </style:style>
    <style:style style:name="Table29.A4" style:family="table-cell">
      <style:table-cell-properties fo:padding-left="0.075in" fo:padding-right="0.075in" fo:padding-top="0in" fo:padding-bottom="0in" fo:border="none" style:writing-mode="lr-tb"/>
    </style:style>
    <style:style style:name="Table29.B4" style:family="table-cell">
      <style:table-cell-properties fo:padding-left="0.075in" fo:padding-right="0.075in" fo:padding-top="0in" fo:padding-bottom="0in" fo:border="none" style:writing-mode="lr-tb"/>
    </style:style>
    <style:style style:name="Table29.C4" style:family="table-cell">
      <style:table-cell-properties fo:padding-left="0.075in" fo:padding-right="0.075in" fo:padding-top="0in" fo:padding-bottom="0in" fo:border="none" style:writing-mode="lr-tb"/>
    </style:style>
    <style:style style:name="Table29.A5" style:family="table-cell">
      <style:table-cell-properties fo:padding-left="0.075in" fo:padding-right="0.075in" fo:padding-top="0in" fo:padding-bottom="0in" fo:border="none" style:writing-mode="lr-tb"/>
    </style:style>
    <style:style style:name="Table29.B5" style:family="table-cell">
      <style:table-cell-properties fo:padding-left="0.075in" fo:padding-right="0.075in" fo:padding-top="0in" fo:padding-bottom="0in" fo:border="none" style:writing-mode="lr-tb"/>
    </style:style>
    <style:style style:name="Table29.C5" style:family="table-cell">
      <style:table-cell-properties fo:padding-left="0.075in" fo:padding-right="0.075in" fo:padding-top="0in" fo:padding-bottom="0in" fo:border="none" style:writing-mode="lr-tb"/>
    </style:style>
    <style:style style:name="Table29.A6" style:family="table-cell">
      <style:table-cell-properties fo:padding-left="0.075in" fo:padding-right="0.075in" fo:padding-top="0in" fo:padding-bottom="0in" fo:border="none" style:writing-mode="lr-tb"/>
    </style:style>
    <style:style style:name="Table29.B6" style:family="table-cell">
      <style:table-cell-properties fo:padding-left="0.075in" fo:padding-right="0.075in" fo:padding-top="0in" fo:padding-bottom="0in" fo:border="none" style:writing-mode="lr-tb"/>
    </style:style>
    <style:style style:name="Table29.C6" style:family="table-cell">
      <style:table-cell-properties fo:padding-left="0.075in" fo:padding-right="0.075in" fo:padding-top="0in" fo:padding-bottom="0in" fo:border="none" style:writing-mode="lr-tb"/>
    </style:style>
    <style:style style:name="Table30" style:family="table">
      <style:table-properties style:width="6.5in" style:rel-width="100%" fo:margin-left="-0.075in" fo:margin-top="0in" fo:margin-bottom="0in" table:align="left" style:writing-mode="lr-tb"/>
    </style:style>
    <style:style style:name="Table30.A" style:family="table-column">
      <style:table-column-properties style:column-width="2.1667in" style:rel-column-width="21845*"/>
    </style:style>
    <style:style style:name="Table30.B" style:family="table-column">
      <style:table-column-properties style:column-width="2.1667in" style:rel-column-width="21847*"/>
    </style:style>
    <style:style style:name="Table30.C" style:family="table-column">
      <style:table-column-properties style:column-width="2.1667in" style:rel-column-width="21843*"/>
    </style:style>
    <style:style style:name="Table30.1" style:family="table-row">
      <style:table-row-properties fo:keep-together="auto"/>
    </style:style>
    <style:style style:name="Table30.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30.A2" style:family="table-cell">
      <style:table-cell-properties fo:padding-left="0.075in" fo:padding-right="0.075in" fo:padding-top="0in" fo:padding-bottom="0in" fo:border="none" style:writing-mode="lr-tb"/>
    </style:style>
    <style:style style:name="Table30.B2" style:family="table-cell">
      <style:table-cell-properties fo:padding-left="0.075in" fo:padding-right="0.075in" fo:padding-top="0in" fo:padding-bottom="0in" fo:border="none" style:writing-mode="lr-tb"/>
    </style:style>
    <style:style style:name="Table30.C2" style:family="table-cell">
      <style:table-cell-properties fo:padding-left="0.075in" fo:padding-right="0.075in" fo:padding-top="0in" fo:padding-bottom="0in" fo:border="none" style:writing-mode="lr-tb"/>
    </style:style>
    <style:style style:name="Table30.A3" style:family="table-cell">
      <style:table-cell-properties fo:padding-left="0.075in" fo:padding-right="0.075in" fo:padding-top="0in" fo:padding-bottom="0in" fo:border="none" style:writing-mode="lr-tb"/>
    </style:style>
    <style:style style:name="Table30.B3" style:family="table-cell">
      <style:table-cell-properties fo:padding-left="0.075in" fo:padding-right="0.075in" fo:padding-top="0in" fo:padding-bottom="0in" fo:border="none" style:writing-mode="lr-tb"/>
    </style:style>
    <style:style style:name="Table30.C3" style:family="table-cell">
      <style:table-cell-properties fo:padding-left="0.075in" fo:padding-right="0.075in" fo:padding-top="0in" fo:padding-bottom="0in" fo:border="none" style:writing-mode="lr-tb"/>
    </style:style>
    <style:style style:name="Table30.A4" style:family="table-cell">
      <style:table-cell-properties fo:padding-left="0.075in" fo:padding-right="0.075in" fo:padding-top="0in" fo:padding-bottom="0in" fo:border="none" style:writing-mode="lr-tb"/>
    </style:style>
    <style:style style:name="Table30.B4" style:family="table-cell">
      <style:table-cell-properties fo:padding-left="0.075in" fo:padding-right="0.075in" fo:padding-top="0in" fo:padding-bottom="0in" fo:border="none" style:writing-mode="lr-tb"/>
    </style:style>
    <style:style style:name="Table30.C4" style:family="table-cell">
      <style:table-cell-properties fo:padding-left="0.075in" fo:padding-right="0.075in" fo:padding-top="0in" fo:padding-bottom="0in" fo:border="none" style:writing-mode="lr-tb"/>
    </style:style>
    <style:style style:name="Table30.A5" style:family="table-cell">
      <style:table-cell-properties fo:padding-left="0.075in" fo:padding-right="0.075in" fo:padding-top="0in" fo:padding-bottom="0in" fo:border="none" style:writing-mode="lr-tb"/>
    </style:style>
    <style:style style:name="Table30.B5" style:family="table-cell">
      <style:table-cell-properties fo:padding-left="0.075in" fo:padding-right="0.075in" fo:padding-top="0in" fo:padding-bottom="0in" fo:border="none" style:writing-mode="lr-tb"/>
    </style:style>
    <style:style style:name="Table30.C5" style:family="table-cell">
      <style:table-cell-properties fo:padding-left="0.075in" fo:padding-right="0.075in" fo:padding-top="0in" fo:padding-bottom="0in" fo:border="none" style:writing-mode="lr-tb"/>
    </style:style>
    <style:style style:name="P1" style:family="paragraph" style:parent-style-name="Contents_20_1">
      <style:paragraph-properties>
        <style:tab-stops>
          <style:tab-stop style:position="6.4992in" style:type="right" style:leader-style="dotted" style:leader-text="."/>
        </style:tab-stops>
      </style:paragraph-properties>
    </style:style>
    <style:style style:name="P2" style:family="paragraph" style:parent-style-name="Contents_20_2">
      <style:paragraph-properties>
        <style:tab-stops>
          <style:tab-stop style:position="6.4992in" style:type="right" style:leader-style="dotted" style:leader-text="."/>
        </style:tab-stops>
      </style:paragraph-properties>
    </style:style>
    <style:style style:name="P3" style:family="paragraph">
      <loext:graphic-properties draw:fill="solid" draw:fill-color="#ffffff"/>
      <style:paragraph-properties fo:text-align="center"/>
    </style:style>
    <style:style style:name="P4" style:family="paragraph" style:parent-style-name="Compact">
      <style:paragraph-properties fo:text-align="start" style:justify-single-word="false" fo:orphans="2" fo:widows="2"/>
      <style:text-properties style:font-name="Aptos" fo:font-size="12pt" fo:language="en" fo:country="US" style:letter-kerning="false" style:font-name-asian="Aptos1" style:font-size-asian="12pt" style:language-asian="en" style:country-asian="US" style:font-name-complex="F" style:font-size-complex="12pt" style:language-complex="ar" style:country-complex="SA"/>
    </style:style>
    <style:style style:name="P5" style:family="paragraph" style:parent-style-name="Compact" style:list-style-name="WWNum1001"/>
    <style:style style:name="P6" style:family="paragraph" style:parent-style-name="Compact" style:list-style-name="WWNum1002"/>
    <style:style style:name="T1"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style:style style:name="gr1" style:family="graphic">
      <style:graphic-properties draw:stroke="solid" svg:stroke-width="0in" svg:stroke-color="#000000" draw:stroke-linejoin="round" svg:stroke-linecap="butt" draw:fill="solid" draw:fill-color="#ffffff" draw:textarea-horizontal-align="center" draw:textarea-vertical-align="top" draw:auto-grow-height="false" fo:wrap-option="wrap"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NO Disconnected Deployment</text:p>
      <text:p text:style-name="Author">premrume</text:p>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4446_3299181515" office:name="Single Node OpenShift (SNO) Disconnected Deployment Guide" text:style-name="Index_20_Link" text:visited-style-name="Index_20_Link">Single Node OpenShift (SNO) Disconnected Deployment Guide<text:tab/>3</text:a></text:p>
          <text:p text:style-name="P2"><text:a xlink:type="simple" xlink:href="#__RefHeading___Toc4448_3299181515" office:name="Working Environment Definitions" text:style-name="Index_20_Link" text:visited-style-name="Index_20_Link">Working Environment Definitions<text:tab/>3</text:a></text:p>
          <text:p text:style-name="P2"><text:a xlink:type="simple" xlink:href="#__RefHeading___Toc4450_3299181515" office:name="Infrastructure &amp; Network Requirements" text:style-name="Index_20_Link" text:visited-style-name="Index_20_Link">Infrastructure &amp; Network Requirements<text:tab/>4</text:a></text:p>
          <text:p text:style-name="P2"><text:a xlink:type="simple" xlink:href="#__RefHeading___Toc4452_3299181515" office:name="Pre-Flight Resource Validation" text:style-name="Index_20_Link" text:visited-style-name="Index_20_Link">Pre-Flight Resource Validation<text:tab/>4</text:a></text:p>
          <text:p text:style-name="P2"><text:a xlink:type="simple" xlink:href="#__RefHeading___Toc4454_3299181515" office:name="The Sneakernet Workflow" text:style-name="Index_20_Link" text:visited-style-name="Index_20_Link">The Sneakernet Workflow<text:tab/>5</text:a></text:p>
          <text:p text:style-name="P2"><text:a xlink:type="simple" xlink:href="#__RefHeading___Toc4456_3299181515" office:name="Implementation Roadmap" text:style-name="Index_20_Link" text:visited-style-name="Index_20_Link">Implementation Roadmap<text:tab/>6</text:a></text:p>
          <text:p text:style-name="P2"><text:a xlink:type="simple" xlink:href="#__RefHeading___Toc4458_3299181515" office:name="Appendix: Methodology &amp; Scope" text:style-name="Index_20_Link" text:visited-style-name="Index_20_Link">Appendix: Methodology &amp; Scope<text:tab/>6</text:a></text:p>
          <text:p text:style-name="P1"><text:a xlink:type="simple" xlink:href="#__RefHeading___Toc4460_3299181515" office:name="Step 1: Staging the Connected Bastion" text:style-name="Index_20_Link" text:visited-style-name="Index_20_Link">Step 1: Staging the Connected Bastion<text:tab/>7</text:a></text:p>
          <text:p text:style-name="P2"><text:a xlink:type="simple" xlink:href="#__RefHeading___Toc4462_3299181515" office:name="Infrastructure Requirements" text:style-name="Index_20_Link" text:visited-style-name="Index_20_Link">Infrastructure Requirements<text:tab/>7</text:a></text:p>
          <text:p text:style-name="P2"><text:a xlink:type="simple" xlink:href="#__RefHeading___Toc4464_3299181515" office:name="Binary Acquisition &amp; Verification" text:style-name="Index_20_Link" text:visited-style-name="Index_20_Link">Binary Acquisition &amp; Verification<text:tab/>7</text:a></text:p>
          <text:p text:style-name="P2"><text:a xlink:type="simple" xlink:href="#__RefHeading___Toc4466_3299181515" office:name="oc-mirror Plugin Installation (v2)" text:style-name="Index_20_Link" text:visited-style-name="Index_20_Link">oc-mirror Plugin Installation (v2)<text:tab/>8</text:a></text:p>
          <text:p text:style-name="P2"><text:a xlink:type="simple" xlink:href="#__RefHeading___Toc4468_3299181515" office:name="Environment Persistence" text:style-name="Index_20_Link" text:visited-style-name="Index_20_Link">Environment Persistence<text:tab/>9</text:a></text:p>
          <text:p text:style-name="P2"><text:a xlink:type="simple" xlink:href="#__RefHeading___Toc4470_3299181515" office:name="Architectural Justifications &amp; Reference Notes" text:style-name="Index_20_Link" text:visited-style-name="Index_20_Link">Architectural Justifications &amp; Reference Notes<text:tab/>9</text:a></text:p>
          <text:p text:style-name="P1"><text:a xlink:type="simple" xlink:href="#__RefHeading___Toc4472_3299181515" office:name="Step 2: Mirroring Content for the Air-Gap" text:style-name="Index_20_Link" text:visited-style-name="Index_20_Link">Step 2: Mirroring Content for the Air-Gap<text:tab/>9</text:a></text:p>
          <text:p text:style-name="P2"><text:a xlink:type="simple" xlink:href="#__RefHeading___Toc4474_3299181515" office:name="Storage &amp; Workspace Verification" text:style-name="Index_20_Link" text:visited-style-name="Index_20_Link">Storage &amp; Workspace Verification<text:tab/>10</text:a></text:p>
          <text:p text:style-name="P2"><text:a xlink:type="simple" xlink:href="#__RefHeading___Toc4476_3299181515" office:name="ImageSetConfiguration (Step 2.1)" text:style-name="Index_20_Link" text:visited-style-name="Index_20_Link">ImageSetConfiguration (Step 2.1)<text:tab/>10</text:a></text:p>
          <text:p text:style-name="P2"><text:a xlink:type="simple" xlink:href="#__RefHeading___Toc4478_3299181515" office:name="Executing the Mirror (Step 2.2)" text:style-name="Index_20_Link" text:visited-style-name="Index_20_Link">Executing the Mirror (Step 2.2)<text:tab/>11</text:a></text:p>
          <text:p text:style-name="P2"><text:a xlink:type="simple" xlink:href="#__RefHeading___Toc4480_3299181515" office:name="Architectural Justifications &amp; Reference Notes" text:style-name="Index_20_Link" text:visited-style-name="Index_20_Link">Architectural Justifications &amp; Reference Notes<text:tab/>11</text:a></text:p>
          <text:p text:style-name="P1"><text:a xlink:type="simple" xlink:href="#__RefHeading___Toc4482_3299181515" office:name="Step 3: Local Registry &amp; Ingestion" text:style-name="Index_20_Link" text:visited-style-name="Index_20_Link">Step 3: Local Registry &amp; Ingestion<text:tab/>12</text:a></text:p>
          <text:p text:style-name="P2"><text:a xlink:type="simple" xlink:href="#__RefHeading___Toc4484_3299181515" office:name="Registry Deployment (Step 3.1)" text:style-name="Index_20_Link" text:visited-style-name="Index_20_Link">Registry Deployment (Step 3.1)<text:tab/>12</text:a></text:p>
          <text:p text:style-name="P2"><text:a xlink:type="simple" xlink:href="#__RefHeading___Toc4486_3299181515" office:name="Data Ingestion (Step 3.2)" text:style-name="Index_20_Link" text:visited-style-name="Index_20_Link">Data Ingestion (Step 3.2)<text:tab/>12</text:a></text:p>
          <text:p text:style-name="P2"><text:a xlink:type="simple" xlink:href="#__RefHeading___Toc4488_3299181515" office:name="Credential &amp; Trust Hardening" text:style-name="Index_20_Link" text:visited-style-name="Index_20_Link"><text:soft-page-break/>Credential &amp; Trust Hardening<text:tab/>13</text:a></text:p>
          <text:p text:style-name="P2"><text:a xlink:type="simple" xlink:href="#__RefHeading___Toc4490_3299181515" office:name="Architectural Justifications &amp; Reference Notes" text:style-name="Index_20_Link" text:visited-style-name="Index_20_Link">Architectural Justifications &amp; Reference Notes<text:tab/>14</text:a></text:p>
          <text:p text:style-name="P1"><text:a xlink:type="simple" xlink:href="#__RefHeading___Toc4492_3299181515" office:name="Step 4: SNO Node Configurations" text:style-name="Index_20_Link" text:visited-style-name="Index_20_Link">Step 4: SNO Node Configurations<text:tab/>14</text:a></text:p>
          <text:p text:style-name="P2"><text:a xlink:type="simple" xlink:href="#__RefHeading___Toc4494_3299181515" office:name="Workspace Setup" text:style-name="Index_20_Link" text:visited-style-name="Index_20_Link">Workspace Setup<text:tab/>15</text:a></text:p>
          <text:p text:style-name="P2"><text:a xlink:type="simple" xlink:href="#__RefHeading___Toc4496_3299181515" office:name="Logical Configuration (install-config.yaml)" text:style-name="Index_20_Link" text:visited-style-name="Index_20_Link">Logical Configuration (install-config.yaml)<text:tab/>15</text:a></text:p>
          <text:p text:style-name="P2"><text:a xlink:type="simple" xlink:href="#__RefHeading___Toc4498_3299181515" office:name="Physical Configuration (agent-config.yaml)" text:style-name="Index_20_Link" text:visited-style-name="Index_20_Link">Physical Configuration (agent-config.yaml)<text:tab/>16</text:a></text:p>
          <text:p text:style-name="P2"><text:a xlink:type="simple" xlink:href="#__RefHeading___Toc4500_3299181515" office:name="Hardware &amp; Path Precision" text:style-name="Index_20_Link" text:visited-style-name="Index_20_Link">Hardware &amp; Path Precision<text:tab/>16</text:a></text:p>
          <text:p text:style-name="P2"><text:a xlink:type="simple" xlink:href="#__RefHeading___Toc4502_3299181515" office:name="Architectural Justifications &amp; Reference Notes" text:style-name="Index_20_Link" text:visited-style-name="Index_20_Link">Architectural Justifications &amp; Reference Notes<text:tab/>17</text:a></text:p>
          <text:p text:style-name="P1"><text:a xlink:type="simple" xlink:href="#__RefHeading___Toc4504_3299181515" office:name="Step 5: ISO Generation &amp; Hardware Boot" text:style-name="Index_20_Link" text:visited-style-name="Index_20_Link">Step 5: ISO Generation &amp; Hardware Boot<text:tab/>18</text:a></text:p>
          <text:p text:style-name="P2"><text:a xlink:type="simple" xlink:href="#__RefHeading___Toc4506_3299181515" office:name="Generating the Image (Step 5.1)" text:style-name="Index_20_Link" text:visited-style-name="Index_20_Link">Generating the Image (Step 5.1)<text:tab/>18</text:a></text:p>
          <text:p text:style-name="P2"><text:a xlink:type="simple" xlink:href="#__RefHeading___Toc4508_3299181515" office:name="Media Verification &amp; Transfer" text:style-name="Index_20_Link" text:visited-style-name="Index_20_Link">Media Verification &amp; Transfer<text:tab/>18</text:a></text:p>
          <text:p text:style-name="P2"><text:a xlink:type="simple" xlink:href="#__RefHeading___Toc4510_3299181515" office:name="Sensitive Data &amp; Cleanup" text:style-name="Index_20_Link" text:visited-style-name="Index_20_Link">Sensitive Data &amp; Cleanup<text:tab/>19</text:a></text:p>
          <text:p text:style-name="P2"><text:a xlink:type="simple" xlink:href="#__RefHeading___Toc4512_3299181515" office:name="Initiating the Boot (Step 5.2)" text:style-name="Index_20_Link" text:visited-style-name="Index_20_Link">Initiating the Boot (Step 5.2)<text:tab/>19</text:a></text:p>
          <text:p text:style-name="P2"><text:a xlink:type="simple" xlink:href="#__RefHeading___Toc4514_3299181515" office:name="Architectural Justifications &amp; Reference Notes" text:style-name="Index_20_Link" text:visited-style-name="Index_20_Link">Architectural Justifications &amp; Reference Notes<text:tab/>19</text:a></text:p>
          <text:p text:style-name="P1"><text:a xlink:type="simple" xlink:href="#__RefHeading___Toc4516_3299181515" office:name="Pre-Flight Deployment Checklist" text:style-name="Index_20_Link" text:visited-style-name="Index_20_Link">Pre-Flight Deployment Checklist<text:tab/>20</text:a></text:p>
          <text:p text:style-name="P2"><text:a xlink:type="simple" xlink:href="#__RefHeading___Toc4518_3299181515" office:name="Environment &amp; Infrastructure Gates" text:style-name="Index_20_Link" text:visited-style-name="Index_20_Link">Environment &amp; Infrastructure Gates<text:tab/>21</text:a></text:p>
          <text:p text:style-name="P2"><text:a xlink:type="simple" xlink:href="#__RefHeading___Toc4520_3299181515" office:name="Hardware &amp; Manifest Alignment" text:style-name="Index_20_Link" text:visited-style-name="Index_20_Link">Hardware &amp; Manifest Alignment<text:tab/>21</text:a></text:p>
          <text:p text:style-name="P2"><text:a xlink:type="simple" xlink:href="#__RefHeading___Toc4522_3299181515" office:name="Registry &amp; Supply Chain Integrity" text:style-name="Index_20_Link" text:visited-style-name="Index_20_Link">Registry &amp; Supply Chain Integrity<text:tab/>22</text:a></text:p>
          <text:p text:style-name="P2"><text:a xlink:type="simple" xlink:href="#__RefHeading___Toc4524_3299181515" office:name="Architectural Justifications &amp; Reference Notes" text:style-name="Index_20_Link" text:visited-style-name="Index_20_Link">Architectural Justifications &amp; Reference Notes<text:tab/>22</text:a></text:p>
          <text:p text:style-name="P1"><text:a xlink:type="simple" xlink:href="#__RefHeading___Toc4526_3299181515" office:name="Post-Installation Verification Checklist" text:style-name="Index_20_Link" text:visited-style-name="Index_20_Link">Post-Installation Verification Checklist<text:tab/>23</text:a></text:p>
          <text:p text:style-name="P2"><text:a xlink:type="simple" xlink:href="#__RefHeading___Toc4528_3299181515" office:name="Core Cluster Health" text:style-name="Index_20_Link" text:visited-style-name="Index_20_Link">Core Cluster Health<text:tab/>23</text:a></text:p>
          <text:p text:style-name="P2"><text:a xlink:type="simple" xlink:href="#__RefHeading___Toc4530_3299181515" office:name="Air-Gap &amp; Registry Validation" text:style-name="Index_20_Link" text:visited-style-name="Index_20_Link">Air-Gap &amp; Registry Validation<text:tab/>23</text:a></text:p>
          <text:p text:style-name="P2"><text:a xlink:type="simple" xlink:href="#__RefHeading___Toc4532_3299181515" office:name="Persistence &amp; Storage Readiness" text:style-name="Index_20_Link" text:visited-style-name="Index_20_Link">Persistence &amp; Storage Readiness<text:tab/>24</text:a></text:p>
          <text:p text:style-name="P2"><text:a xlink:type="simple" xlink:href="#__RefHeading___Toc4534_3299181515" office:name="Architectural Justifications &amp; Reference Notes" text:style-name="Index_20_Link" text:visited-style-name="Index_20_Link">Architectural Justifications &amp; Reference Notes<text:tab/>24</text:a></text:p>
          <text:p text:style-name="P1"><text:a xlink:type="simple" xlink:href="#__RefHeading___Toc4536_3299181515" office:name="Day 2: Post-Installation &amp; Operational Health" text:style-name="Index_20_Link" text:visited-style-name="Index_20_Link"><text:soft-page-break/>Day 2: Post-Installation &amp; Operational Health<text:tab/>25</text:a></text:p>
          <text:p text:style-name="P2"><text:a xlink:type="simple" xlink:href="#__RefHeading___Toc4538_3299181515" office:name="Day 2 Operational Overview" text:style-name="Index_20_Link" text:visited-style-name="Index_20_Link">Day 2 Operational Overview<text:tab/>25</text:a></text:p>
          <text:p text:style-name="P2"><text:a xlink:type="simple" xlink:href="#__RefHeading___Toc4540_3299181515" office:name="Architectural Justifications &amp; Reference Notes" text:style-name="Index_20_Link" text:visited-style-name="Index_20_Link">Architectural Justifications &amp; Reference Notes<text:tab/>27</text:a></text:p>
          <text:p text:style-name="P1"><text:a xlink:type="simple" xlink:href="#__RefHeading___Toc4542_3299181515" office:name="Troubleshooting &amp; FAQ" text:style-name="Index_20_Link" text:visited-style-name="Index_20_Link">Troubleshooting &amp; FAQ<text:tab/>28</text:a></text:p>
          <text:p text:style-name="P2"><text:a xlink:type="simple" xlink:href="#__RefHeading___Toc4544_3299181515" office:name="Agent Boot &amp; Installation Logs" text:style-name="Index_20_Link" text:visited-style-name="Index_20_Link">Agent Boot &amp; Installation Logs<text:tab/>28</text:a></text:p>
          <text:p text:style-name="P2"><text:a xlink:type="simple" xlink:href="#__RefHeading___Toc4546_3299181515" office:name="Common Failure Scenarios" text:style-name="Index_20_Link" text:visited-style-name="Index_20_Link">Common Failure Scenarios<text:tab/>29</text:a></text:p>
          <text:p text:style-name="P2"><text:a xlink:type="simple" xlink:href="#__RefHeading___Toc4548_3299181515" office:name="Certificate &amp; Time Drift Management" text:style-name="Index_20_Link" text:visited-style-name="Index_20_Link">Certificate &amp; Time Drift Management<text:tab/>29</text:a></text:p>
          <text:p text:style-name="P2"><text:a xlink:type="simple" xlink:href="#__RefHeading___Toc4550_3299181515" office:name="Architectural Justifications &amp; Reference Notes" text:style-name="Index_20_Link" text:visited-style-name="Index_20_Link">Architectural Justifications &amp; Reference Notes<text:tab/>30</text:a></text:p>
        </text:index-body>
      </text:table-of-content>
      <text:h text:style-name="Heading_20_1" text:outline-level="1"><text:bookmark-start text:name="X6292a16ad3b063471e331da9de8c66282fff53c"/><text:bookmark-start text:name="__RefHeading___Toc4446_3299181515"/>Single Node OpenShift (SNO) Disconnected Deployment Guide<text:bookmark-end text:name="__RefHeading___Toc4446_3299181515"/></text:h>
      <text:p text:style-name="First_20_Paragraph"><text:span text:style-name="T1">Created Date</text:span>: January 14, 2026</text:p>
      <text:p text:style-name="Text_20_body"><text:span text:style-name="T1">Target Version</text:span>: OpenShift Container Platform 4.16</text:p>
      <text:p text:style-name="Text_20_body">This documentation provides a hardened, end-to-end workflow for deploying a Single Node OpenShift (SNO) cluster in a disconnected environment. We utilize the <text:span text:style-name="T1">Agent-based Installer</text:span>, which embeds configurations directly into a bootable ISO, eliminating the need for external bootstrap infrastructure during the final boot.</text:p>
      <text:p text:style-name="Standard"><draw:rect text:anchor-type="as-char" style:rel-width="100%" draw:z-index="0" draw:style-name="gr1" draw:text-style-name="P3" svg:width="6.5004in" svg:height="0.0213in"><text:p/></draw:rect></text:p>
      <text:h text:style-name="Heading_20_2" text:outline-level="2"><text:bookmark-start text:name="working-environment-definitions"/><text:bookmark-start text:name="__RefHeading___Toc4448_3299181515"/>Working Environment Definitions<text:bookmark-end text:name="__RefHeading___Toc4448_3299181515"/></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System Component</text:p>
            </table:table-cell>
            <table:table-cell table:style-name="Table1.A1" office:value-type="string">
              <text:p text:style-name="P4">Description &amp; Technical Role</text:p>
            </table:table-cell>
            <table:table-cell table:style-name="Table1.A1" office:value-type="string">
              <text:p text:style-name="P4">Network Placement</text:p>
            </table:table-cell>
          </table:table-row>
        </table:table-header-rows>
        <table:table-row table:style-name="Table1.1">
          <table:table-cell table:style-name="Table1.A2" office:value-type="string">
            <text:p text:style-name="P4">Connected Bastion</text:p>
          </table:table-cell>
          <table:table-cell table:style-name="Table1.B2" office:value-type="string">
            <text:p text:style-name="P4">RHEL 8/9 host used to mirror platform and operator data from Red Hat registries.</text:p>
          </table:table-cell>
          <table:table-cell table:style-name="Table1.C2" office:value-type="string">
            <text:p text:style-name="P4">Internet Facing</text:p>
          </table:table-cell>
        </table:table-row>
        <table:table-row table:style-name="Table1.1">
          <table:table-cell table:style-name="Table1.A3" office:value-type="string">
            <text:p text:style-name="P4">Disconnected Bastion</text:p>
          </table:table-cell>
          <table:table-cell table:style-name="Table1.B3" office:value-type="string">
            <text:p text:style-name="P4">RHEL 8/9 host used to build the Agent ISO and host the local mirror <text:soft-page-break/>registry (Quay).</text:p>
          </table:table-cell>
          <table:table-cell table:style-name="Table1.C3" office:value-type="string">
            <text:p text:style-name="P4">Air-Gapped</text:p>
          </table:table-cell>
        </table:table-row>
        <table:table-row table:style-name="Table1.1">
          <table:table-cell table:style-name="Table1.A4" office:value-type="string">
            <text:p text:style-name="P4">Target SNO Node</text:p>
          </table:table-cell>
          <table:table-cell table:style-name="Table1.B4" office:value-type="string">
            <text:p text:style-name="P4">Physical server or VM where the OpenShift 4.16 cluster will be deployed.</text:p>
          </table:table-cell>
          <table:table-cell table:style-name="Table1.C4" office:value-type="string">
            <text:p text:style-name="P4">Air-Gapped</text:p>
          </table:table-cell>
        </table:table-row>
      </table:table>
      <text:p text:style-name="Standard"><draw:rect text:anchor-type="as-char" style:rel-width="100%" draw:z-index="1" draw:style-name="gr1" draw:text-style-name="P3" svg:width="0.0012in" svg:height="0.0213in"><text:p/></draw:rect><text:bookmark-end text:name="working-environment-definitions"/></text:p>
      <text:h text:style-name="Heading_20_2" text:outline-level="2"><text:bookmark-start text:name="infrastructure-network-requirements"/><text:bookmark-start text:name="__RefHeading___Toc4450_3299181515"/>Infrastructure &amp; Network Requirements<text:bookmark-end text:name="__RefHeading___Toc4450_3299181515"/></text:h>
      <text:p text:style-name="First_20_Paragraph">Before beginning the implementation, ensure the following prerequisites are met within the air-gapped environment:</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4">Requirement</text:p>
            </table:table-cell>
            <table:table-cell table:style-name="Table2.A1" office:value-type="string">
              <text:p text:style-name="P4">Description</text:p>
            </table:table-cell>
            <table:table-cell table:style-name="Table2.A1" office:value-type="string">
              <text:p text:style-name="P4">Specifics</text:p>
            </table:table-cell>
          </table:table-row>
        </table:table-header-rows>
        <table:table-row table:style-name="Table2.1">
          <table:table-cell table:style-name="Table2.A2" office:value-type="string">
            <text:p text:style-name="P4">Static IPs</text:p>
          </table:table-cell>
          <table:table-cell table:style-name="Table2.B2" office:value-type="string">
            <text:p text:style-name="P4">Dedicated IP addresses for core infrastructure components.</text:p>
          </table:table-cell>
          <table:table-cell table:style-name="Table2.C2" office:value-type="string">
            <text:p text:style-name="P4">One for Bastion</text:p>
          </table:table-cell>
        </table:table-row>
        <table:table-row table:style-name="Table2.1">
          <table:table-cell table:style-name="Table2.A3" office:value-type="string">
            <text:p text:style-name="P4">—</text:p>
          </table:table-cell>
          <table:table-cell table:style-name="Table2.B3" office:value-type="string">
            <text:p text:style-name="P4">—</text:p>
          </table:table-cell>
          <table:table-cell table:style-name="Table2.C3" office:value-type="string">
            <text:p text:style-name="P4">One for SNO Node</text:p>
          </table:table-cell>
        </table:table-row>
        <table:table-row table:style-name="Table2.1">
          <table:table-cell table:style-name="Table2.A4" office:value-type="string">
            <text:p text:style-name="P4">DNS Records</text:p>
          </table:table-cell>
          <table:table-cell table:style-name="Table2.B4" office:value-type="string">
            <text:p text:style-name="P4">Resolvable records pointing to the single node IP. *.apps must point to SNO IP.</text:p>
          </table:table-cell>
          <table:table-cell table:style-name="Table2.C4" office:value-type="string">
            <text:p text:style-name="P4">api, api-int, *.apps</text:p>
          </table:table-cell>
        </table:table-row>
        <table:table-row table:style-name="Table2.1">
          <table:table-cell table:style-name="Table2.A5" office:value-type="string">
            <text:p text:style-name="P4">—</text:p>
          </table:table-cell>
          <table:table-cell table:style-name="Table2.B5" office:value-type="string">
            <text:p text:style-name="P4">—</text:p>
          </table:table-cell>
          <table:table-cell table:style-name="Table2.C5" office:value-type="string">
            <text:p text:style-name="P4">registry-fqdn</text:p>
          </table:table-cell>
        </table:table-row>
        <table:table-row table:style-name="Table2.1">
          <table:table-cell table:style-name="Table2.A6" office:value-type="string">
            <text:p text:style-name="P4">NTP</text:p>
          </table:table-cell>
          <table:table-cell table:style-name="Table2.B6" office:value-type="string">
            <text:p text:style-name="P4">Mandatory local time synchronization source.</text:p>
          </table:table-cell>
          <table:table-cell table:style-name="Table2.C6" office:value-type="string">
            <text:p text:style-name="P4">Local NTP Server IP</text:p>
          </table:table-cell>
        </table:table-row>
        <table:table-row table:style-name="Table2.1">
          <table:table-cell table:style-name="Table2.A7" office:value-type="string">
            <text:p text:style-name="P4">Admin Credentials</text:p>
          </table:table-cell>
          <table:table-cell table:style-name="Table2.B7" office:value-type="string">
            <text:p text:style-name="P4">Red Hat Portal ID and SSH Key Pair for node access.</text:p>
          </table:table-cell>
          <table:table-cell table:style-name="Table2.C7" office:value-type="string">
            <text:p text:style-name="P4">Pull Secret, Public SSH Key</text:p>
          </table:table-cell>
        </table:table-row>
      </table:table>
      <text:p text:style-name="Standard"><draw:rect text:anchor-type="as-char" style:rel-width="100%" draw:z-index="2" draw:style-name="gr1" draw:text-style-name="P3" svg:width="0.0012in" svg:height="0.0213in"><text:p/></draw:rect><text:bookmark-end text:name="infrastructure-network-requirements"/></text:p>
      <text:h text:style-name="Heading_20_2" text:outline-level="2"><text:bookmark-start text:name="pre-flight-resource-validation"/><text:bookmark-start text:name="__RefHeading___Toc4452_3299181515"/>Pre-Flight Resource Validation<text:bookmark-end text:name="__RefHeading___Toc4452_3299181515"/></text:h>
      <text:p text:style-name="First_20_Paragraph">Failure to meet these minimums will cause the SNO installation or Day 2 operator deployments to fail. Ensure RHCOS version matches OCP 4.16.</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4">Category</text:p>
            </table:table-cell>
            <table:table-cell table:style-name="Table3.A1" office:value-type="string">
              <text:p text:style-name="P4">Technical Requirement Justification</text:p>
            </table:table-cell>
            <table:table-cell table:style-name="Table3.A1" office:value-type="string">
              <text:p text:style-name="P4">Documentation Source</text:p>
            </table:table-cell>
          </table:table-row>
        </table:table-header-rows>
        <table:table-row table:style-name="Table3.1">
          <table:table-cell table:style-name="Table3.A2" office:value-type="string">
            <text:p text:style-name="P4">SNO Node Storage</text:p>
          </table:table-cell>
          <table:table-cell table:style-name="Table3.B2" office:value-type="string">
            <text:p text:style-name="P4">A minimum of 120 GB is <text:soft-page-break/>required for the base RHCOS installation.</text:p>
          </table:table-cell>
          <table:table-cell table:style-name="Table3.C2" office:value-type="string">
            <text:p text:style-name="P4"><text:a xlink:type="simple" xlink:href="https://docs.redhat.com/en/documentation/openshift_container_platform/4.16/html/installing_on_a_single_node/index" text:style-name="Internet_20_link" text:visited-style-name="Visited_20_Internet_20_Link"><text:span text:style-name="Internet_20_link">Installing on a single </text:span><text:soft-page-break/><text:span text:style-name="Internet_20_link">node</text:span></text:a></text:p>
          </table:table-cell>
        </table:table-row>
        <table:table-row table:style-name="Table3.1">
          <table:table-cell table:style-name="Table3.A3" office:value-type="string">
            <text:p text:style-name="P4">Bastion Storage</text:p>
          </table:table-cell>
          <table:table-cell table:style-name="Table3.B3" office:value-type="string">
            <text:p text:style-name="P4">200 GB minimum accounts for platform images and common operators.</text:p>
          </table:table-cell>
          <table:table-cell table:style-name="Table3.C3" office:value-type="string">
            <text:p text:style-name="P4"><text:a xlink:type="simple" xlink:href="https://docs.redhat.com/en/documentation/openshift_container_platform/4.16/html/disconnected_installation_mirroring/index" text:style-name="Internet_20_link" text:visited-style-name="Visited_20_Internet_20_Link"><text:span text:style-name="Internet_20_link">Mirroring images for disconnected installation</text:span></text:a></text:p>
          </table:table-cell>
        </table:table-row>
        <table:table-row table:style-name="Table3.1">
          <table:table-cell table:style-name="Table3.A4" office:value-type="string">
            <text:p text:style-name="P4">Registry Persistence</text:p>
          </table:table-cell>
          <table:table-cell table:style-name="Table3.B4" office:value-type="string">
            <text:p text:style-name="P4">The Disconnected Bastion must house the Quay database and all layers permanently.</text:p>
          </table:table-cell>
          <table:table-cell table:style-name="Table3.C4" office:value-type="string">
            <text:p text:style-name="P4"><text:a xlink:type="simple" xlink:href="https://docs.redhat.com/en/documentation/openshift_container_platform/4.16/html/disconnected_installation_mirroring/installing-mirroring-creating-mirror-registry" text:style-name="Internet_20_link" text:visited-style-name="Visited_20_Internet_20_Link"><text:span text:style-name="Internet_20_link">Creating a mirror registry</text:span></text:a></text:p>
          </table:table-cell>
        </table:table-row>
        <table:table-row table:style-name="Table3.1">
          <table:table-cell table:style-name="Table3.A5" office:value-type="string">
            <text:p text:style-name="P4">SNO Compute</text:p>
          </table:table-cell>
          <table:table-cell table:style-name="Table3.B5" office:value-type="string">
            <text:p text:style-name="P4">Minimum requirements are 8 vCPUs and 16-32 GB of RAM.</text:p>
          </table:table-cell>
          <table:table-cell table:style-name="Table3.C5" office:value-type="string">
            <text:p text:style-name="P4"><text:a xlink:type="simple" xlink:href="https://docs.redhat.com/en/documentation/openshift_container_platform/4.16/html/installing_on_a_single_node/installing-sno-preparing-to-install-on-a-single-node" text:style-name="Internet_20_link" text:visited-style-name="Visited_20_Internet_20_Link"><text:span text:style-name="Internet_20_link">SNO Preparing to Install</text:span></text:a></text:p>
          </table:table-cell>
        </table:table-row>
        <table:table-row table:style-name="Table3.1">
          <table:table-cell table:style-name="Table3.A6" office:value-type="string">
            <text:p text:style-name="P4">Installer Specs</text:p>
          </table:table-cell>
          <table:table-cell table:style-name="Table3.B6" office:value-type="string">
            <text:p text:style-name="P4">The installer host requires space for the binary and a ~1 GB bootable ISO.</text:p>
          </table:table-cell>
          <table:table-cell table:style-name="Table3.C6" office:value-type="string">
            <text:p text:style-name="P4"><text:a xlink:type="simple" xlink:href="https://docs.redhat.com/en/documentation/openshift_container_platform/4.16/html/installing_an_on-premise_cluster_with_the_agent-based_installer/index" text:style-name="Internet_20_link" text:visited-style-name="Visited_20_Internet_20_Link"><text:span text:style-name="Internet_20_link">Agent-based Installer Guide</text:span></text:a></text:p>
          </table:table-cell>
        </table:table-row>
      </table:table>
      <text:p text:style-name="Standard"><draw:rect text:anchor-type="as-char" style:rel-width="100%" draw:z-index="3" draw:style-name="gr1" draw:text-style-name="P3" svg:width="0.0012in" svg:height="0.0213in"><text:p/></draw:rect><text:bookmark-end text:name="pre-flight-resource-validation"/></text:p>
      <text:h text:style-name="Heading_20_2" text:outline-level="2"><text:bookmark-start text:name="the-sneakernet-workflow"/><text:bookmark-start text:name="__RefHeading___Toc4454_3299181515"/>The Sneakernet Workflow<text:bookmark-end text:name="__RefHeading___Toc4454_3299181515"/></text:h>
      <text:p text:style-name="First_20_Paragraph">In a disconnected environment, the “Sneakernet” process is the manual method of bridging the air-gap using physical media (such as external SSD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4">Phase</text:p>
            </table:table-cell>
            <table:table-cell table:style-name="Table4.A1" office:value-type="string">
              <text:p text:style-name="P4">Action</text:p>
            </table:table-cell>
            <table:table-cell table:style-name="Table4.A1" office:value-type="string">
              <text:p text:style-name="P4">Requirement</text:p>
            </table:table-cell>
          </table:table-row>
        </table:table-header-rows>
        <table:table-row table:style-name="Table4.1">
          <table:table-cell table:style-name="Table4.A2" office:value-type="string">
            <text:p text:style-name="P4">Collection</text:p>
          </table:table-cell>
          <table:table-cell table:style-name="Table4.B2" office:value-type="string">
            <text:p text:style-name="P4">Mirroring platform images and operators from Red Hat to local media.</text:p>
          </table:table-cell>
          <table:table-cell table:style-name="Table4.C2" office:value-type="string">
            <text:p text:style-name="P4">Connected Bastion + Physical Media</text:p>
          </table:table-cell>
        </table:table-row>
        <table:table-row table:style-name="Table4.1">
          <table:table-cell table:style-name="Table4.A3" office:value-type="string">
            <text:p text:style-name="P4">Transition</text:p>
          </table:table-cell>
          <table:table-cell table:style-name="Table4.B3" office:value-type="string">
            <text:p text:style-name="P4">Physically moving the media through security checkpoints to the air-gapped zone.</text:p>
          </table:table-cell>
          <table:table-cell table:style-name="Table4.C3" office:value-type="string">
            <text:p text:style-name="P4">Secure Chain of Custody</text:p>
          </table:table-cell>
        </table:table-row>
        <table:table-row table:style-name="Table4.1">
          <table:table-cell table:style-name="Table4.A4" office:value-type="string">
            <text:p text:style-name="P4">Ingestion</text:p>
          </table:table-cell>
          <table:table-cell table:style-name="Table4.B4" office:value-type="string">
            <text:p text:style-name="P4">Uploading mirrored content from media into the local disconnected <text:soft-page-break/>registry.</text:p>
          </table:table-cell>
          <table:table-cell table:style-name="Table4.C4" office:value-type="string">
            <text:p text:style-name="P4">Disconnected Bastion + Local Registry</text:p>
          </table:table-cell>
        </table:table-row>
      </table:table>
      <text:p text:style-name="Standard"><draw:rect text:anchor-type="as-char" style:rel-width="100%" draw:z-index="4" draw:style-name="gr1" draw:text-style-name="P3" svg:width="0.0012in" svg:height="0.0213in"><text:p/></draw:rect><text:bookmark-end text:name="the-sneakernet-workflow"/></text:p>
      <text:h text:style-name="Heading_20_2" text:outline-level="2"><text:bookmark-start text:name="implementation-roadmap"/><text:bookmark-start text:name="__RefHeading___Toc4456_3299181515"/>Implementation Roadmap<text:bookmark-end text:name="__RefHeading___Toc4456_3299181515"/></text:h>
      <table:table table:name="Table5" table:style-name="Table5">
        <table:table-column table:style-name="Table5.A"/>
        <table:table-column table:style-name="Table5.B"/>
        <table:table-header-rows>
          <table:table-row table:style-name="Table5.1">
            <table:table-cell table:style-name="Table5.A1" office:value-type="string">
              <text:p text:style-name="P4">Phase</text:p>
            </table:table-cell>
            <table:table-cell table:style-name="Table5.A1" office:value-type="string">
              <text:p text:style-name="P4">Objective</text:p>
            </table:table-cell>
          </table:table-row>
        </table:table-header-rows>
        <table:table-row table:style-name="Table5.1">
          <table:table-cell table:style-name="Table5.A2" office:value-type="string">
            <text:p text:style-name="P4"><text:span text:style-name="T1">Day 0: Preparation</text:span></text:p>
          </table:table-cell>
          <table:table-cell table:style-name="Table5.B2" office:value-type="string">
            <text:p text:style-name="P4"><text:a xlink:type="simple" xlink:href="../01_bastion_prep.md" text:style-name="Internet_20_link" text:visited-style-name="Visited_20_Internet_20_Link"><text:span text:style-name="Internet_20_link">Establish the connected staging environment and gather binaries</text:span></text:a></text:p>
          </table:table-cell>
        </table:table-row>
        <table:table-row table:style-name="Table5.1">
          <table:table-cell table:style-name="Table5.A3" office:value-type="string">
            <text:p text:style-name="P4">—</text:p>
          </table:table-cell>
          <table:table-cell table:style-name="Table5.B3" office:value-type="string">
            <text:p text:style-name="P4"><text:a xlink:type="simple" xlink:href="../02_mirroring_content.md" text:style-name="Internet_20_link" text:visited-style-name="Visited_20_Internet_20_Link"><text:span text:style-name="Internet_20_link">Declaratively mirror OCP images and operators for physical transfer</text:span></text:a></text:p>
          </table:table-cell>
        </table:table-row>
        <table:table-row table:style-name="Table5.1">
          <table:table-cell table:style-name="Table5.A4" office:value-type="string">
            <text:p text:style-name="P4">—</text:p>
          </table:table-cell>
          <table:table-cell table:style-name="Table5.B4" office:value-type="string">
            <text:p text:style-name="P4"><text:a xlink:type="simple" xlink:href="../03_registry_setup.md" text:style-name="Internet_20_link" text:visited-style-name="Visited_20_Internet_20_Link"><text:span text:style-name="Internet_20_link">Deploy and harden a local Quay registry for air-gapped ingestion</text:span></text:a></text:p>
          </table:table-cell>
        </table:table-row>
        <table:table-row table:style-name="Table5.1">
          <table:table-cell table:style-name="Table5.A5" office:value-type="string">
            <text:p text:style-name="P4"><text:span text:style-name="T1">Day 1: Installation</text:span></text:p>
          </table:table-cell>
          <table:table-cell table:style-name="Table5.B5" office:value-type="string">
            <text:p text:style-name="P4"><text:a xlink:type="simple" xlink:href="../04_sno_configurations.md" text:style-name="Internet_20_link" text:visited-style-name="Visited_20_Internet_20_Link"><text:span text:style-name="Internet_20_link">Define the SNO network and cluster logic via YAML manifests</text:span></text:a></text:p>
          </table:table-cell>
        </table:table-row>
        <table:table-row table:style-name="Table5.1">
          <table:table-cell table:style-name="Table5.A6" office:value-type="string">
            <text:p text:style-name="P4">—</text:p>
          </table:table-cell>
          <table:table-cell table:style-name="Table5.B6" office:value-type="string">
            <text:p text:style-name="P4"><text:a xlink:type="simple" xlink:href="../05_iso_generation.md" text:style-name="Internet_20_link" text:visited-style-name="Visited_20_Internet_20_Link"><text:span text:style-name="Internet_20_link">Build the self-contained agent.iso and initiate the hardware boot</text:span></text:a></text:p>
          </table:table-cell>
        </table:table-row>
        <table:table-row table:style-name="Table5.1">
          <table:table-cell table:style-name="Table5.A7" office:value-type="string">
            <text:p text:style-name="P4"><text:span text:style-name="T1">Day 2: Hardening</text:span></text:p>
          </table:table-cell>
          <table:table-cell table:style-name="Table5.B7" office:value-type="string">
            <text:p text:style-name="P4"><text:a xlink:type="simple" xlink:href="../trouble.md" text:style-name="Internet_20_link" text:visited-style-name="Visited_20_Internet_20_Link"><text:span text:style-name="Internet_20_link">Resolve common air-gap and certificate-related deployment faults</text:span></text:a></text:p>
          </table:table-cell>
        </table:table-row>
        <table:table-row table:style-name="Table5.1">
          <table:table-cell table:style-name="Table5.A8" office:value-type="string">
            <text:p text:style-name="P4">—</text:p>
          </table:table-cell>
          <table:table-cell table:style-name="Table5.B8" office:value-type="string">
            <text:p text:style-name="P4"><text:a xlink:type="simple" xlink:href="../checklist_pre_flight.md" text:style-name="Internet_20_link" text:visited-style-name="Visited_20_Internet_20_Link"><text:span text:style-name="Internet_20_link">Final verification of the environment prior to ISO execution</text:span></text:a></text:p>
          </table:table-cell>
        </table:table-row>
        <table:table-row table:style-name="Table5.1">
          <table:table-cell table:style-name="Table5.A9" office:value-type="string">
            <text:p text:style-name="P4">—</text:p>
          </table:table-cell>
          <table:table-cell table:style-name="Table5.B9" office:value-type="string">
            <text:p text:style-name="P4"><text:a xlink:type="simple" xlink:href="../checklist_post_install.md" text:style-name="Internet_20_link" text:visited-style-name="Visited_20_Internet_20_Link"><text:span text:style-name="Internet_20_link">Validating cluster health, storage, and supply chain integrity</text:span></text:a></text:p>
          </table:table-cell>
        </table:table-row>
        <table:table-row table:style-name="Table5.1">
          <table:table-cell table:style-name="Table5.A10" office:value-type="string">
            <text:p text:style-name="P4">—</text:p>
          </table:table-cell>
          <table:table-cell table:style-name="Table5.B10" office:value-type="string">
            <text:p text:style-name="P4"><text:a xlink:type="simple" xlink:href="../day2.md" text:style-name="Internet_20_link" text:visited-style-name="Visited_20_Internet_20_Link"><text:span text:style-name="Internet_20_link">Implementing local storage (LVMS) and log aggregation</text:span></text:a></text:p>
          </table:table-cell>
        </table:table-row>
      </table:table>
      <text:p text:style-name="Standard"><draw:rect text:anchor-type="as-char" style:rel-width="100%" draw:z-index="5" draw:style-name="gr1" draw:text-style-name="P3" svg:width="0.0012in" svg:height="0.0213in"><text:p/></draw:rect><text:bookmark-end text:name="implementation-roadmap"/></text:p>
      <text:h text:style-name="Heading_20_2" text:outline-level="2"><text:bookmark-start text:name="appendix-methodology-scope"/><text:bookmark-start text:name="__RefHeading___Toc4458_3299181515"/>Appendix: Methodology &amp; Scope<text:bookmark-end text:name="__RefHeading___Toc4458_3299181515"/></text:h>
      <text:p text:style-name="First_20_Paragraph">While official Red Hat documentation provides foundational technical references for individual components, this guide serves as an architectural blueprint specifically synthesized for <text:span text:style-name="T1">high-security, disconnected environments.</text:span></text:p>
      <text:h text:style-name="Heading_20_3" text:outline-level="3"><text:bookmark-start text:name="the-secret-sauce"/>The “Secret Sauce”</text:h>
      <text:list xml:id="list1943293644" text:style-name="WWNum1001">
        <text:list-item>
          <text:p text:style-name="P5"><text:span text:style-name="T1">Synthesis of Fragmentation</text:span>: This guide eliminates the need to cross-reference multiple manuals by providing a single, linear assembly line for deployment.</text:p>
        </text:list-item>
        <text:list-item>
          <text:p text:style-name="P5"><text:soft-page-break/><text:span text:style-name="T1">Agent-Based Architecture</text:span>: Utilizing the Agent-based Installer creates a “Cluster in a Box,” reducing external infrastructure dependencies.</text:p>
        </text:list-item>
        <text:list-item>
          <text:p text:style-name="P5"><text:span text:style-name="T1">Hardened Security by Default</text:span>: This methodology prioritizes established chain-of-trust protocols using Internal CAs and explicit certificate injection into the <text:span text:style-name="Verbatim_20_Char">additionalTrustBundle</text:span>.</text:p>
        </text:list-item>
        <text:list-item>
          <text:p text:style-name="P5"><text:span text:style-name="T1">Pre-Flight Rigor</text:span>: Explicit “Go/No-Go” gates verify DNS, NTP, and Registry availability before physical provisioning begins.</text:p>
        </text:list-item>
      </text:list>
      <text:p text:style-name="Standard"><draw:rect text:anchor-type="as-char" style:rel-width="100%" draw:z-index="6" draw:style-name="gr1" draw:text-style-name="P3" svg:width="6.5004in" svg:height="0.0213in"><text:p/></draw:rect><text:bookmark-end text:name="X6292a16ad3b063471e331da9de8c66282fff53c"/><text:bookmark-end text:name="appendix-methodology-scope"/><text:bookmark-end text:name="the-secret-sauce"/></text:p>
      <text:h text:style-name="Heading_20_1" text:outline-level="1"><text:bookmark-start text:name="step-1-staging-the-connected-bastion"/><text:bookmark-start text:name="__RefHeading___Toc4460_3299181515"/>Step 1: Staging the Connected Bastion<text:bookmark-end text:name="__RefHeading___Toc4460_3299181515"/></text:h>
      <text:p text:style-name="First_20_Paragraph">Created Date: January 14, 2026 Status: Environment Preparation</text:p>
      <text:p text:style-name="Text_20_body">The <text:span text:style-name="T1">Connected Bastion</text:span> serves as the staging area for the entire deployment. It is the only machine with internet access, used to download the OpenShift binaries and mirror the container images required for the air-gapped installation.</text:p>
      <text:p text:style-name="Standard"><draw:rect text:anchor-type="as-char" style:rel-width="100%" draw:z-index="7" draw:style-name="gr1" draw:text-style-name="P3" svg:width="6.5004in" svg:height="0.0213in"><text:p/></draw:rect></text:p>
      <text:h text:style-name="Heading_20_2" text:outline-level="2"><text:bookmark-start text:name="infrastructure-requirements"/><text:bookmark-start text:name="__RefHeading___Toc4462_3299181515"/>Infrastructure Requirements<text:bookmark-end text:name="__RefHeading___Toc4462_3299181515"/></text:h>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4">Component</text:p>
            </table:table-cell>
            <table:table-cell table:style-name="Table6.A1" office:value-type="string">
              <text:p text:style-name="P4">Requirement</text:p>
            </table:table-cell>
            <table:table-cell table:style-name="Table6.A1" office:value-type="string">
              <text:p text:style-name="P4">Role</text:p>
            </table:table-cell>
          </table:table-row>
        </table:table-header-rows>
        <table:table-row table:style-name="Table6.1">
          <table:table-cell table:style-name="Table6.A2" office:value-type="string">
            <text:p text:style-name="P4">OS</text:p>
          </table:table-cell>
          <table:table-cell table:style-name="Table6.B2" office:value-type="string">
            <text:p text:style-name="P4">RHEL 8.x or 9.x</text:p>
          </table:table-cell>
          <table:table-cell table:style-name="Table6.C2" office:value-type="string">
            <text:p text:style-name="P4">Base operating system for mirroring tools</text:p>
          </table:table-cell>
        </table:table-row>
        <table:table-row table:style-name="Table6.1">
          <table:table-cell table:style-name="Table6.A3" office:value-type="string">
            <text:p text:style-name="P4">Storage</text:p>
          </table:table-cell>
          <table:table-cell table:style-name="Table6.B3" office:value-type="string">
            <text:p text:style-name="P4">200 GB+</text:p>
          </table:table-cell>
          <table:table-cell table:style-name="Table6.C3" office:value-type="string">
            <text:p text:style-name="P4">Local cache for mirrored container images</text:p>
          </table:table-cell>
        </table:table-row>
        <table:table-row table:style-name="Table6.1">
          <table:table-cell table:style-name="Table6.A4" office:value-type="string">
            <text:p text:style-name="P4">Account</text:p>
          </table:table-cell>
          <table:table-cell table:style-name="Table6.B4" office:value-type="string">
            <text:p text:style-name="P4">Red Hat Customer Portal</text:p>
          </table:table-cell>
          <table:table-cell table:style-name="Table6.C4" office:value-type="string">
            <text:p text:style-name="P4">Access to registry.redhat.io and pull secrets</text:p>
          </table:table-cell>
        </table:table-row>
        <table:table-row table:style-name="Table6.1">
          <table:table-cell table:style-name="Table6.A5" office:value-type="string">
            <text:p text:style-name="P4">Tooling</text:p>
          </table:table-cell>
          <table:table-cell table:style-name="Table6.B5" office:value-type="string">
            <text:p text:style-name="P4">oc, openshift-install, oc-mirror</text:p>
          </table:table-cell>
          <table:table-cell table:style-name="Table6.C5" office:value-type="string">
            <text:p text:style-name="P4">Primary binaries for cluster orchestration</text:p>
          </table:table-cell>
        </table:table-row>
      </table:table>
      <text:p text:style-name="Standard"><draw:rect text:anchor-type="as-char" style:rel-width="100%" draw:z-index="8" draw:style-name="gr1" draw:text-style-name="P3" svg:width="0.0012in" svg:height="0.0213in"><text:p/></draw:rect><text:bookmark-end text:name="infrastructure-requirements"/></text:p>
      <text:h text:style-name="Heading_20_2" text:outline-level="2"><text:bookmark-start text:name="binary-acquisition-verification"/><text:bookmark-start text:name="__RefHeading___Toc4464_3299181515"/>Binary Acquisition &amp; Verification<text:bookmark-end text:name="__RefHeading___Toc4464_3299181515"/></text:h>
      <text:p text:style-name="First_20_Paragraph">Execute these commands to download the OpenShift 4.16.x binaries. Verifying the checksums is critical to ensure the integrity of the installer before it is moved into a high-security environment.</text:p>
      <text:p text:style-name="Source_20_Code"><text:soft-page-break/><text:span text:style-name="CommentTok"># 1. Download the OpenShift Client (oc) and Installer</text:span><text:line-break/><text:span text:style-name="FunctionTok">wget</text:span><text:span text:style-name="NormalTok"> https://mirror.openshift.com/pub/openshift-v4/clients/ocp/latest-4.16/openshift-client-linux.tar.gz</text:span><text:line-break/><text:span text:style-name="FunctionTok">wget</text:span><text:span text:style-name="NormalTok"> https://mirror.openshift.com/pub/openshift-v4/clients/ocp/latest-4.16/openshift-install-linux.tar.gz</text:span><text:line-break/><text:line-break/><text:span text:style-name="CommentTok"># 2. Download the checksum file</text:span><text:line-break/><text:span text:style-name="FunctionTok">wget</text:span><text:span text:style-name="NormalTok"> https://mirror.openshift.com/pub/openshift-v4/clients/ocp/latest-4.16/sha256sum.txt</text:span><text:line-break/><text:line-break/><text:span text:style-name="CommentTok"># 3. Verify the integrity of the binaries</text:span><text:line-break/><text:span text:style-name="FunctionTok">sha256sum</text:span><text:span text:style-name="NormalTok"> </text:span><text:span text:style-name="AttributeTok">--check</text:span><text:span text:style-name="NormalTok"> </text:span><text:span text:style-name="AttributeTok">--ignore-missing</text:span><text:span text:style-name="NormalTok"> sha256sum.txt</text:span><text:line-break/><text:line-break/><text:span text:style-name="CommentTok"># 4. Extract and move to a persistent path</text:span><text:line-break/><text:span text:style-name="FunctionTok">tar</text:span><text:span text:style-name="NormalTok"> </text:span><text:span text:style-name="AttributeTok">-xvf</text:span><text:span text:style-name="NormalTok"> openshift-client-linux.tar.gz</text:span><text:line-break/><text:span text:style-name="FunctionTok">tar</text:span><text:span text:style-name="NormalTok"> </text:span><text:span text:style-name="AttributeTok">-xvf</text:span><text:span text:style-name="NormalTok"> openshift-install-linux.tar.gz</text:span><text:line-break/><text:span text:style-name="FunctionTok">sudo</text:span><text:span text:style-name="NormalTok"> mv oc kubectl openshift-install /usr/local/bin/</text:span><text:line-break/><text:line-break/><text:span text:style-name="CommentTok"># 5. Verify the binaries are in your PATH and functional</text:span><text:line-break/><text:span text:style-name="ExtensionTok">oc</text:span><text:span text:style-name="NormalTok"> version </text:span><text:span text:style-name="AttributeTok">--client</text:span><text:line-break/><text:span text:style-name="ExtensionTok">openshift-install</text:span><text:span text:style-name="NormalTok"> version</text:span></text:p>
      <text:p text:style-name="Standard"><draw:rect text:anchor-type="as-char" style:rel-width="100%" draw:z-index="9" draw:style-name="gr1" draw:text-style-name="P3" svg:width="6.5004in" svg:height="0.0213in"><text:p/></draw:rect><text:bookmark-end text:name="binary-acquisition-verification"/></text:p>
      <text:h text:style-name="Heading_20_2" text:outline-level="2"><text:bookmark-start text:name="oc-mirror-plugin-installation-v2"/><text:bookmark-start text:name="__RefHeading___Toc4466_3299181515"/>oc-mirror Plugin Installation (v2)<text:bookmark-end text:name="__RefHeading___Toc4466_3299181515"/></text:h>
      <text:p text:style-name="First_20_Paragraph">The <text:span text:style-name="Verbatim_20_Char">oc-mirror</text:span> plugin is required for the declarative mirroring workflow used in Step 2.</text:p>
      <text:p text:style-name="Source_20_Code"><text:span text:style-name="CommentTok"># 1. Download the oc-mirror v2 plugin</text:span><text:line-break/><text:span text:style-name="FunctionTok">wget</text:span><text:span text:style-name="NormalTok"> https://mirror.openshift.com/pub/openshift-v4/clients/ocp/latest-4.16/oc-mirror.tar.gz</text:span><text:line-break/><text:line-break/><text:span text:style-name="CommentTok"># 2. Extract and install</text:span><text:line-break/><text:span text:style-name="FunctionTok">tar</text:span><text:span text:style-name="NormalTok"> </text:span><text:span text:style-name="AttributeTok">-xvf</text:span><text:span text:style-name="NormalTok"> oc-mirror.tar.gz</text:span><text:line-break/><text:span text:style-name="FunctionTok">chmod</text:span><text:span text:style-name="NormalTok"> +x oc-mirror</text:span><text:line-break/><text:span text:style-name="FunctionTok">sudo</text:span><text:span text:style-name="NormalTok"> mv oc-mirror /usr/local/bin/</text:span><text:line-break/><text:line-break/><text:span text:style-name="CommentTok"># 3. Verify installation</text:span><text:line-break/><text:span text:style-name="ExtensionTok">oc-mirror</text:span><text:span text:style-name="NormalTok"> version</text:span></text:p>
      <text:p text:style-name="Standard"><draw:rect text:anchor-type="as-char" style:rel-width="100%" draw:z-index="10" draw:style-name="gr1" draw:text-style-name="P3" svg:width="6.5004in" svg:height="0.0213in"><text:p/></draw:rect><text:bookmark-end text:name="oc-mirror-plugin-installation-v2"/></text:p>
      <text:h text:style-name="Heading_20_2" text:outline-level="2"><text:bookmark-start text:name="environment-persistence"/><text:bookmark-start text:name="__RefHeading___Toc4468_3299181515"/><text:soft-page-break/>Environment Persistence<text:bookmark-end text:name="__RefHeading___Toc4468_3299181515"/></text:h>
      <text:p text:style-name="First_20_Paragraph">To ensure the tooling is available across all terminal sessions on the Bastion, verify the following configuration.</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4">Task</text:p>
            </table:table-cell>
            <table:table-cell table:style-name="Table7.A1" office:value-type="string">
              <text:p text:style-name="P4">Action</text:p>
            </table:table-cell>
            <table:table-cell table:style-name="Table7.A1" office:value-type="string">
              <text:p text:style-name="P4">Verification</text:p>
            </table:table-cell>
          </table:table-row>
        </table:table-header-rows>
        <table:table-row table:style-name="Table7.1">
          <table:table-cell table:style-name="Table7.A2" office:value-type="string">
            <text:p text:style-name="P4">Path Persistence</text:p>
          </table:table-cell>
          <table:table-cell table:style-name="Table7.B2" office:value-type="string">
            <text:p text:style-name="P4">Ensure /usr/local/bin is in your secure_path</text:p>
          </table:table-cell>
          <table:table-cell table:style-name="Table7.C2" office:value-type="string">
            <text:p text:style-name="P4">echo $PATH</text:p>
          </table:table-cell>
        </table:table-row>
        <table:table-row table:style-name="Table7.1">
          <table:table-cell table:style-name="Table7.A3" office:value-type="string">
            <text:p text:style-name="P4">Alias Setup</text:p>
          </table:table-cell>
          <table:table-cell table:style-name="Table7.B3" office:value-type="string">
            <text:p text:style-name="P4">Optional: Alias k=kubectl for efficiency</text:p>
          </table:table-cell>
          <table:table-cell table:style-name="Table7.C3" office:value-type="string">
            <text:p text:style-name="P4">alias k</text:p>
          </table:table-cell>
        </table:table-row>
        <table:table-row table:style-name="Table7.1">
          <table:table-cell table:style-name="Table7.A4" office:value-type="string">
            <text:p text:style-name="P4">Profile Loading</text:p>
          </table:table-cell>
          <table:table-cell table:style-name="Table7.B4" office:value-type="string">
            <text:p text:style-name="P4">Reload .bashrc after manual path changes</text:p>
          </table:table-cell>
          <table:table-cell table:style-name="Table7.C4" office:value-type="string">
            <text:p text:style-name="P4">source ~/.bashrc</text:p>
          </table:table-cell>
        </table:table-row>
      </table:table>
      <text:p text:style-name="Standard"><draw:rect text:anchor-type="as-char" style:rel-width="100%" draw:z-index="11" draw:style-name="gr1" draw:text-style-name="P3" svg:width="0.0012in" svg:height="0.0213in"><text:p/></draw:rect><text:bookmark-end text:name="environment-persistence"/></text:p>
      <text:h text:style-name="Heading_20_2" text:outline-level="2"><text:bookmark-start text:name="X6ba9192e9a57545cb58dd013668856a6ea61fd1"/><text:bookmark-start text:name="__RefHeading___Toc4470_3299181515"/>Architectural Justifications &amp; Reference Notes<text:bookmark-end text:name="__RefHeading___Toc4470_3299181515"/></text:h>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4">Category</text:p>
            </table:table-cell>
            <table:table-cell table:style-name="Table8.A1" office:value-type="string">
              <text:p text:style-name="P4">Technical Requirement Details</text:p>
            </table:table-cell>
            <table:table-cell table:style-name="Table8.A1" office:value-type="string">
              <text:p text:style-name="P4">Documentation Source</text:p>
            </table:table-cell>
          </table:table-row>
        </table:table-header-rows>
        <table:table-row table:style-name="Table8.1">
          <table:table-cell table:style-name="Table8.A2" office:value-type="string">
            <text:p text:style-name="P4">Binary Choice</text:p>
          </table:table-cell>
          <table:table-cell table:style-name="Table8.B2" office:value-type="string">
            <text:p text:style-name="P4">The client (oc) version must be equal to or newer than the target cluster version (4.16).</text:p>
          </table:table-cell>
          <table:table-cell table:style-name="Table8.C2" office:value-type="string">
            <text:p text:style-name="P4"><text:a xlink:type="simple" xlink:href="https://www.google.com/search?q=https://docs.redhat.com/en/documentation/openshift_container_platform/4.16/html/cli_tools/openshift-cli-oc-installation" text:style-name="Internet_20_link" text:visited-style-name="Visited_20_Internet_20_Link"><text:span text:style-name="Internet_20_link">OCP CLI Installation</text:span></text:a></text:p>
          </table:table-cell>
        </table:table-row>
        <table:table-row table:style-name="Table8.1">
          <table:table-cell table:style-name="Table8.A3" office:value-type="string">
            <text:p text:style-name="P4">Checksum Verification</text:p>
          </table:table-cell>
          <table:table-cell table:style-name="Table8.B3" office:value-type="string">
            <text:p text:style-name="P4">Integrity checks prevent the introduction of corrupted or tampered binaries into the air-gap.</text:p>
          </table:table-cell>
          <table:table-cell table:style-name="Table8.C3" office:value-type="string">
            <text:p text:style-name="P4"><text:a xlink:type="simple" xlink:href="https://docs.redhat.com/en/documentation/openshift_container_platform/4.16/html/installing_on_bare_metal/index" text:style-name="Internet_20_link" text:visited-style-name="Visited_20_Internet_20_Link"><text:span text:style-name="Internet_20_link">OCP Installing on Bare Metal</text:span></text:a></text:p>
          </table:table-cell>
        </table:table-row>
        <table:table-row table:style-name="Table8.1">
          <table:table-cell table:style-name="Table8.A4" office:value-type="string">
            <text:p text:style-name="P4">oc-mirror v2</text:p>
          </table:table-cell>
          <table:table-cell table:style-name="Table8.B4" office:value-type="string">
            <text:p text:style-name="P4">Version 2 of the plugin provides a more stable, declarative approach to mirroring compared to v1.</text:p>
          </table:table-cell>
          <table:table-cell table:style-name="Table8.C4" office:value-type="string">
            <text:p text:style-name="P4"><text:a xlink:type="simple" xlink:href="https://docs.redhat.com/en/documentation/openshift_container_platform/4.16/html/disconnected_installation_mirroring/index" text:style-name="Internet_20_link" text:visited-style-name="Visited_20_Internet_20_Link"><text:span text:style-name="Internet_20_link">oc-mirror v2 Documentation</text:span></text:a></text:p>
          </table:table-cell>
        </table:table-row>
      </table:table>
      <text:p text:style-name="Standard"><draw:rect text:anchor-type="as-char" style:rel-width="100%" draw:z-index="12" draw:style-name="gr1" draw:text-style-name="P3" svg:width="0.0012in" svg:height="0.0213in"><text:p/></draw:rect><text:bookmark-end text:name="step-1-staging-the-connected-bastion"/><text:bookmark-end text:name="X6ba9192e9a57545cb58dd013668856a6ea61fd1"/></text:p>
      <text:h text:style-name="Heading_20_1" text:outline-level="1"><text:bookmark-start text:name="step-2-mirroring-content-for-the-air-gap"/><text:bookmark-start text:name="__RefHeading___Toc4472_3299181515"/>Step 2: Mirroring Content for the Air-Gap<text:bookmark-end text:name="__RefHeading___Toc4472_3299181515"/></text:h>
      <text:p text:style-name="First_20_Paragraph">Created Date: January 14, 2026 Status: Data Collection</text:p>
      <text:p text:style-name="Text_20_body">In a disconnected environment, you must manually “mirror” all required container images from Red Hat’s registries to local media. This process ensures <text:soft-page-break/>that every component needed for the SNO installation is physically present before moving to the air-gapped site.</text:p>
      <text:p text:style-name="Standard"><draw:rect text:anchor-type="as-char" style:rel-width="100%" draw:z-index="13" draw:style-name="gr1" draw:text-style-name="P3" svg:width="6.5004in" svg:height="0.0213in"><text:p/></draw:rect></text:p>
      <text:h text:style-name="Heading_20_2" text:outline-level="2"><text:bookmark-start text:name="storage-workspace-verification"/><text:bookmark-start text:name="__RefHeading___Toc4474_3299181515"/>Storage &amp; Workspace Verification<text:bookmark-end text:name="__RefHeading___Toc4474_3299181515"/></text:h>
      <text:p text:style-name="First_20_Paragraph">Before beginning the mirror, ensure the Bastion has sufficient local storage. The mirroring process requires a significant workspace for metadata and image laye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Category</text:p>
            </table:table-cell>
            <table:table-cell table:style-name="Table9.A1" office:value-type="string">
              <text:p text:style-name="P4">Requirement</text:p>
            </table:table-cell>
            <table:table-cell table:style-name="Table9.A1" office:value-type="string">
              <text:p text:style-name="P4">Verification Command</text:p>
            </table:table-cell>
          </table:table-row>
        </table:table-header-rows>
        <table:table-row table:style-name="Table9.1">
          <table:table-cell table:style-name="Table9.A2" office:value-type="string">
            <text:p text:style-name="P4">Disk Space</text:p>
          </table:table-cell>
          <table:table-cell table:style-name="Table9.B2" office:value-type="string">
            <text:p text:style-name="P4">200 GB+ available on the mirroring partition</text:p>
          </table:table-cell>
          <table:table-cell table:style-name="Table9.C2" office:value-type="string">
            <text:p text:style-name="P4">df -h</text:p>
          </table:table-cell>
        </table:table-row>
        <table:table-row table:style-name="Table9.1">
          <table:table-cell table:style-name="Table9.A3" office:value-type="string">
            <text:p text:style-name="P4">Workspace</text:p>
          </table:table-cell>
          <table:table-cell table:style-name="Table9.B3" office:value-type="string">
            <text:p text:style-name="P4">Write permissions for the oc-mirror-workspace directory</text:p>
          </table:table-cell>
          <table:table-cell table:style-name="Table9.C3" office:value-type="string">
            <text:p text:style-name="P4">ls -ld .</text:p>
          </table:table-cell>
        </table:table-row>
        <table:table-row table:style-name="Table9.1">
          <table:table-cell table:style-name="Table9.A4" office:value-type="string">
            <text:p text:style-name="P4">Backend</text:p>
          </table:table-cell>
          <table:table-cell table:style-name="Table9.B4" office:value-type="string">
            <text:p text:style-name="P4">Physical media (SSD/HDD) formatted and mounted</text:p>
          </table:table-cell>
          <table:table-cell table:style-name="Table9.C4" office:value-type="string">
            <text:p text:style-name="P4">lsblk</text:p>
          </table:table-cell>
        </table:table-row>
      </table:table>
      <text:p text:style-name="Standard"><draw:rect text:anchor-type="as-char" style:rel-width="100%" draw:z-index="14" draw:style-name="gr1" draw:text-style-name="P3" svg:width="0.0012in" svg:height="0.0213in"><text:p/></draw:rect><text:bookmark-end text:name="storage-workspace-verification"/></text:p>
      <text:h text:style-name="Heading_20_2" text:outline-level="2"><text:bookmark-start text:name="imagesetconfiguration-step-2.1"/><text:bookmark-start text:name="__RefHeading___Toc4476_3299181515"/>ImageSetConfiguration (Step 2.1)<text:bookmark-end text:name="__RefHeading___Toc4476_3299181515"/></text:h>
      <text:p text:style-name="First_20_Paragraph">The <text:span text:style-name="Verbatim_20_Char">imageset-config.yaml</text:span> file defines exactly which versions of OpenShift and which Operators will be mirrored.</text:p>
      <text:p text:style-name="Source_20_Code"><text:span text:style-name="FunctionTok">kind</text:span><text:span text:style-name="KeywordTok">:</text:span><text:span text:style-name="AttributeTok"> ImageSetConfiguration</text:span><text:line-break/><text:span text:style-name="FunctionTok">apiVersion</text:span><text:span text:style-name="KeywordTok">:</text:span><text:span text:style-name="AttributeTok"> mirror.openshift.io/v2alpha1</text:span><text:line-break/><text:span text:style-name="FunctionTok">mirror</text:span><text:span text:style-name="KeywordTok">:</text:span><text:line-break/><text:span text:style-name="AttributeTok"> <text:s/></text:span><text:span text:style-name="FunctionTok">platform</text:span><text:span text:style-name="KeywordTok">:</text:span><text:line-break/><text:span text:style-name="AttributeTok"> <text:s text:c="3"/></text:span><text:span text:style-name="FunctionTok">channels</text:span><text:span text:style-name="KeywordTok">:</text:span><text:line-break/><text:span text:style-name="AttributeTok"> <text:s text:c="3"/></text:span><text:span text:style-name="KeywordTok">-</text:span><text:span text:style-name="AttributeTok"> </text:span><text:span text:style-name="FunctionTok">name</text:span><text:span text:style-name="KeywordTok">:</text:span><text:span text:style-name="AttributeTok"> stable-4.16</text:span><text:line-break/><text:span text:style-name="AttributeTok"> <text:s text:c="5"/></text:span><text:span text:style-name="FunctionTok">type</text:span><text:span text:style-name="KeywordTok">:</text:span><text:span text:style-name="AttributeTok"> ocp</text:span><text:line-break/><text:span text:style-name="AttributeTok"> <text:s text:c="5"/></text:span><text:span text:style-name="FunctionTok">minVersion</text:span><text:span text:style-name="KeywordTok">:</text:span><text:span text:style-name="AttributeTok"> </text:span><text:span text:style-name="FloatTok">4.16.0</text:span><text:line-break/><text:span text:style-name="AttributeTok"> <text:s text:c="5"/></text:span><text:span text:style-name="FunctionTok">maxVersion</text:span><text:span text:style-name="KeywordTok">:</text:span><text:span text:style-name="AttributeTok"> </text:span><text:span text:style-name="FloatTok">4.16.0</text:span><text:line-break/><text:span text:style-name="AttributeTok"> <text:s/></text:span><text:span text:style-name="FunctionTok">operators</text:span><text:span text:style-name="KeywordTok">:</text:span><text:line-break/><text:span text:style-name="AttributeTok"> <text:s text:c="3"/></text:span><text:span text:style-name="KeywordTok">-</text:span><text:span text:style-name="AttributeTok"> </text:span><text:span text:style-name="FunctionTok">catalog</text:span><text:span text:style-name="KeywordTok">:</text:span><text:span text:style-name="AttributeTok"> registry.redhat.io/redhat/redhat-operator-index:v4.16</text:span><text:line-break/><text:span text:style-name="AttributeTok"> <text:s text:c="5"/></text:span><text:span text:style-name="FunctionTok">packages</text:span><text:span text:style-name="KeywordTok">:</text:span><text:line-break/><text:span text:style-name="AttributeTok"> <text:s text:c="7"/></text:span><text:span text:style-name="KeywordTok">-</text:span><text:span text:style-name="AttributeTok"> </text:span><text:span text:style-name="FunctionTok">name</text:span><text:span text:style-name="KeywordTok">:</text:span><text:span text:style-name="AttributeTok"> lvms-operator</text:span><text:line-break/><text:span text:style-name="AttributeTok"> <text:s text:c="7"/></text:span><text:span text:style-name="KeywordTok">-</text:span><text:span text:style-name="AttributeTok"> </text:span><text:span text:style-name="FunctionTok">name</text:span><text:span text:style-name="KeywordTok">:</text:span><text:span text:style-name="AttributeTok"> cluster-logging</text:span><text:line-break/><text:soft-page-break/><text:span text:style-name="AttributeTok"> <text:s/></text:span><text:span text:style-name="FunctionTok">additionalImages</text:span><text:span text:style-name="KeywordTok">:</text:span><text:line-break/><text:span text:style-name="AttributeTok"> <text:s text:c="3"/></text:span><text:span text:style-name="KeywordTok">-</text:span><text:span text:style-name="AttributeTok"> </text:span><text:span text:style-name="FunctionTok">name</text:span><text:span text:style-name="KeywordTok">:</text:span><text:span text:style-name="AttributeTok"> registry.redhat.io/ubi9/ubi:latest</text:span></text:p>
      <text:p text:style-name="Standard"><draw:rect text:anchor-type="as-char" style:rel-width="100%" draw:z-index="15" draw:style-name="gr1" draw:text-style-name="P3" svg:width="6.5004in" svg:height="0.0213in"><text:p/></draw:rect><text:bookmark-end text:name="imagesetconfiguration-step-2.1"/></text:p>
      <text:h text:style-name="Heading_20_2" text:outline-level="2"><text:bookmark-start text:name="executing-the-mirror-step-2.2"/><text:bookmark-start text:name="__RefHeading___Toc4478_3299181515"/>Executing the Mirror (Step 2.2)<text:bookmark-end text:name="__RefHeading___Toc4478_3299181515"/></text:h>
      <text:p text:style-name="First_20_Paragraph">Use the <text:span text:style-name="Verbatim_20_Char">oc-mirror</text:span> plugin to pull the images. It is highly recommended to perform a dry run first to validate the configuration file without downloading data.</text:p>
      <text:p text:style-name="Source_20_Code"><text:span text:style-name="CommentTok"># 1. Perform a dry run to validate the ImageSetConfiguration</text:span><text:line-break/><text:span text:style-name="ExtensionTok">oc-mirror</text:span><text:span text:style-name="NormalTok"> </text:span><text:span text:style-name="AttributeTok">--config</text:span><text:span text:style-name="NormalTok"> ./imageset-config.yaml file://./mirror-data </text:span><text:span text:style-name="AttributeTok">--dry-run</text:span><text:line-break/><text:line-break/><text:span text:style-name="CommentTok"># 2. Execute the actual mirror to local storage</text:span><text:line-break/><text:span text:style-name="ExtensionTok">oc-mirror</text:span><text:span text:style-name="NormalTok"> </text:span><text:span text:style-name="AttributeTok">--config</text:span><text:span text:style-name="NormalTok"> ./imageset-config.yaml file://./mirror-data</text:span><text:line-break/><text:line-break/><text:span text:style-name="CommentTok"># 3. Verify the generated 'mirror-data' directory contains the 'v2' metadata</text:span><text:line-break/><text:span text:style-name="FunctionTok">ls</text:span><text:span text:style-name="NormalTok"> </text:span><text:span text:style-name="AttributeTok">-R</text:span><text:span text:style-name="NormalTok"> ./mirror-data</text:span></text:p>
      <text:p text:style-name="Standard"><draw:rect text:anchor-type="as-char" style:rel-width="100%" draw:z-index="16" draw:style-name="gr1" draw:text-style-name="P3" svg:width="6.5004in" svg:height="0.0213in"><text:p/></draw:rect><text:bookmark-end text:name="executing-the-mirror-step-2.2"/></text:p>
      <text:h text:style-name="Heading_20_2" text:outline-level="2"><text:bookmark-start text:name="X4e25fb2d19ffe0d1440e5c1ca9c0a31244eb887"/><text:bookmark-start text:name="__RefHeading___Toc4480_3299181515"/>Architectural Justifications &amp; Reference Notes<text:bookmark-end text:name="__RefHeading___Toc4480_3299181515"/></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4">Category</text:p>
            </table:table-cell>
            <table:table-cell table:style-name="Table10.A1" office:value-type="string">
              <text:p text:style-name="P4">Technical Requirement Details</text:p>
            </table:table-cell>
            <table:table-cell table:style-name="Table10.A1" office:value-type="string">
              <text:p text:style-name="P4">Documentation Source</text:p>
            </table:table-cell>
          </table:table-row>
        </table:table-header-rows>
        <table:table-row table:style-name="Table10.1">
          <table:table-cell table:style-name="Table10.A2" office:value-type="string">
            <text:p text:style-name="P4">Workspace Capacity</text:p>
          </table:table-cell>
          <table:table-cell table:style-name="Table10.B2" office:value-type="string">
            <text:p text:style-name="P4">The oc-mirror tool stores metadata and blob layers in the local workspace; insufficient space will cause a mid-process failure.</text:p>
          </table:table-cell>
          <table:table-cell table:style-name="Table10.C2" office:value-type="string">
            <text:p text:style-name="P4"><text:a xlink:type="simple" xlink:href="https://docs.redhat.com/en/documentation/openshift_container_platform/4.16/html/disconnected_installation_mirroring/index" text:style-name="Internet_20_link" text:visited-style-name="Visited_20_Internet_20_Link"><text:span text:style-name="Internet_20_link">Mirroring images for disconnected installation</text:span></text:a></text:p>
          </table:table-cell>
        </table:table-row>
        <table:table-row table:style-name="Table10.1">
          <table:table-cell table:style-name="Table10.A3" office:value-type="string">
            <text:p text:style-name="P4">Dry Run Validation</text:p>
          </table:table-cell>
          <table:table-cell table:style-name="Table10.B3" office:value-type="string">
            <text:p text:style-name="P4">Using the –dry-run flag catches syntax errors in the YAML and confirms package availability before committing to a massive download.</text:p>
          </table:table-cell>
          <table:table-cell table:style-name="Table10.C3" office:value-type="string">
            <text:p text:style-name="P4"><text:a xlink:type="simple" xlink:href="https://docs.redhat.com/en/documentation/openshift_container_platform/4.16/html/disconnected_installation_mirroring/index" text:style-name="Internet_20_link" text:visited-style-name="Visited_20_Internet_20_Link"><text:span text:style-name="Internet_20_link">oc-mirror v2 Documentation</text:span></text:a></text:p>
          </table:table-cell>
        </table:table-row>
        <table:table-row table:style-name="Table10.1">
          <table:table-cell table:style-name="Table10.A4" office:value-type="string">
            <text:p text:style-name="P4">Platform Pinning</text:p>
          </table:table-cell>
          <table:table-cell table:style-name="Table10.B4" office:value-type="string">
            <text:p text:style-name="P4">Setting minVersion and maxVersion to the same value (4.16.0) prevents the tool from mirroring every version in the <text:soft-page-break/>stable channel.</text:p>
          </table:table-cell>
          <table:table-cell table:style-name="Table10.C4" office:value-type="string">
            <text:p text:style-name="P4"><text:a xlink:type="simple" xlink:href="https://docs.redhat.com/en/documentation/openshift_container_platform/4.16/html/disconnected_installation_mirroring/index" text:style-name="Internet_20_link" text:visited-style-name="Visited_20_Internet_20_Link"><text:span text:style-name="Internet_20_link">oc-mirror Reference</text:span></text:a></text:p>
          </table:table-cell>
        </table:table-row>
        <table:table-row table:style-name="Table10.1">
          <table:table-cell table:style-name="Table10.A5" office:value-type="string">
            <text:p text:style-name="P4">Operator Filtering</text:p>
          </table:table-cell>
          <table:table-cell table:style-name="Table10.B5" office:value-type="string">
            <text:p text:style-name="P4">By listing specific packages (lvms, logging), you reduce the final mirror size by gigabytes compared to mirroring the full catalog.</text:p>
          </table:table-cell>
          <table:table-cell table:style-name="Table10.C5" office:value-type="string">
            <text:p text:style-name="P4"><text:a xlink:type="simple" xlink:href="https://docs.redhat.com/en/documentation/openshift_container_platform/4.16/html/disconnected_installation_mirroring/index" text:style-name="Internet_20_link" text:visited-style-name="Visited_20_Internet_20_Link"><text:span text:style-name="Internet_20_link">Filtering operator catalogs</text:span></text:a></text:p>
          </table:table-cell>
        </table:table-row>
      </table:table>
      <text:p text:style-name="Standard"><draw:rect text:anchor-type="as-char" style:rel-width="100%" draw:z-index="17" draw:style-name="gr1" draw:text-style-name="P3" svg:width="0.0012in" svg:height="0.0213in"><text:p/></draw:rect><text:bookmark-end text:name="step-2-mirroring-content-for-the-air-gap"/><text:bookmark-end text:name="X4e25fb2d19ffe0d1440e5c1ca9c0a31244eb887"/></text:p>
      <text:h text:style-name="Heading_20_1" text:outline-level="1"><text:bookmark-start text:name="step-3-local-registry-ingestion"/><text:bookmark-start text:name="__RefHeading___Toc4482_3299181515"/>Step 3: Local Registry &amp; Ingestion<text:bookmark-end text:name="__RefHeading___Toc4482_3299181515"/></text:h>
      <text:p text:style-name="First_20_Paragraph">Created Date: January 14, 2026 Status: Registry Configuration</text:p>
      <text:p text:style-name="Text_20_body">Once the physical media has been moved to the air-gapped environment, the mirrored content must be “ingested” into a local registry. This registry becomes the authoritative source of truth for the SNO node, replacing the need for an internet connection to Red Hat’s servers.</text:p>
      <text:p text:style-name="Standard"><draw:rect text:anchor-type="as-char" style:rel-width="100%" draw:z-index="18" draw:style-name="gr1" draw:text-style-name="P3" svg:width="6.5004in" svg:height="0.0213in"><text:p/></draw:rect></text:p>
      <text:h text:style-name="Heading_20_2" text:outline-level="2"><text:bookmark-start text:name="registry-deployment-step-3.1"/><text:bookmark-start text:name="__RefHeading___Toc4484_3299181515"/>Registry Deployment (Step 3.1)<text:bookmark-end text:name="__RefHeading___Toc4484_3299181515"/></text:h>
      <text:p text:style-name="First_20_Paragraph">We utilize the Red Hat mirror-registry tool to deploy a local Quay instance on the Disconnected Bastion.</text:p>
      <text:p text:style-name="Source_20_Code"><text:span text:style-name="CommentTok"># 1. Install the mirror-registry on the air-gapped host</text:span><text:line-break/><text:span text:style-name="ExtensionTok">./mirror-registry</text:span><text:span text:style-name="NormalTok"> install </text:span><text:span text:style-name="AttributeTok">--quayHostname</text:span><text:span text:style-name="NormalTok"> </text:span><text:span text:style-name="OperatorTok">&lt;</text:span><text:span text:style-name="NormalTok">registry_fqdn</text:span><text:span text:style-name="OperatorTok">&gt;</text:span><text:span text:style-name="NormalTok"> --quayRoot /opt/quay</text:span><text:line-break/><text:line-break/><text:span text:style-name="CommentTok"># 2. Add the Registry CA to the Bastion's trusted store</text:span><text:line-break/><text:span text:style-name="FunctionTok">sudo</text:span><text:span text:style-name="NormalTok"> cp /opt/quay/quay-install/quay-config/root-ca.crt /etc/pki/ca-trust/source/anchors/</text:span><text:line-break/><text:span text:style-name="FunctionTok">sudo</text:span><text:span text:style-name="NormalTok"> update-ca-trust extract</text:span></text:p>
      <text:p text:style-name="Standard"><draw:rect text:anchor-type="as-char" style:rel-width="100%" draw:z-index="19" draw:style-name="gr1" draw:text-style-name="P3" svg:width="6.5004in" svg:height="0.0213in"><text:p/></draw:rect><text:bookmark-end text:name="registry-deployment-step-3.1"/></text:p>
      <text:h text:style-name="Heading_20_2" text:outline-level="2"><text:bookmark-start text:name="data-ingestion-step-3.2"/><text:bookmark-start text:name="__RefHeading___Toc4486_3299181515"/>Data Ingestion (Step 3.2)<text:bookmark-end text:name="__RefHeading___Toc4486_3299181515"/></text:h>
      <text:p text:style-name="First_20_Paragraph">Use the same <text:span text:style-name="Verbatim_20_Char">oc-mirror</text:span> plugin used in Step 2 to upload the images from your physical media into the local Quay registry.</text:p>
      <text:p text:style-name="Source_20_Code"><text:soft-page-break/><text:span text:style-name="CommentTok"># 1. Execute the ingestion from media to the local registry</text:span><text:line-break/><text:span text:style-name="ExtensionTok">oc-mirror</text:span><text:span text:style-name="NormalTok"> </text:span><text:span text:style-name="AttributeTok">--from</text:span><text:span text:style-name="NormalTok"> ./mirror-data docker://</text:span><text:span text:style-name="OperatorTok">&lt;</text:span><text:span text:style-name="NormalTok">registry_fqdn</text:span><text:span text:style-name="OperatorTok">&gt;</text:span><text:span text:style-name="NormalTok">:8443</text:span></text:p>
      <text:p text:style-name="Standard"><draw:rect text:anchor-type="as-char" style:rel-width="100%" draw:z-index="20" draw:style-name="gr1" draw:text-style-name="P3" svg:width="6.5004in" svg:height="0.0213in"><text:p/></draw:rect><text:bookmark-end text:name="data-ingestion-step-3.2"/></text:p>
      <text:h text:style-name="Heading_20_2" text:outline-level="2"><text:bookmark-start text:name="credential-trust-hardening"/><text:bookmark-start text:name="__RefHeading___Toc4488_3299181515"/>Credential &amp; Trust Hardening<text:bookmark-end text:name="__RefHeading___Toc4488_3299181515"/></text:h>
      <text:p text:style-name="First_20_Paragraph">This is a critical phase where you combine the default Red Hat pull secret with your new local registry credentials to create a unified secret for the installer.</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4">Task</text:p>
            </table:table-cell>
            <table:table-cell table:style-name="Table11.A1" office:value-type="string">
              <text:p text:style-name="P4">Action</text:p>
            </table:table-cell>
            <table:table-cell table:style-name="Table11.A1" office:value-type="string">
              <text:p text:style-name="P4">Verification</text:p>
            </table:table-cell>
          </table:table-row>
        </table:table-header-rows>
        <table:table-row table:style-name="Table11.1">
          <table:table-cell table:style-name="Table11.A2" office:value-type="string">
            <text:p text:style-name="P4">Pull Secret Merge</text:p>
          </table:table-cell>
          <table:table-cell table:style-name="Table11.B2" office:value-type="string">
            <text:p text:style-name="P4">Use ‘jq’ or a text editor to add the local registry auth to the Red Hat pull-secret.json</text:p>
          </table:table-cell>
          <table:table-cell table:style-name="Table11.C2" office:value-type="string">
            <text:p text:style-name="P4">cat pull-secret.json</text:p>
          </table:table-cell>
        </table:table-row>
        <table:table-row table:style-name="Table11.1">
          <table:table-cell table:style-name="Table11.A3" office:value-type="string">
            <text:p text:style-name="P4">Certificate Bundle</text:p>
          </table:table-cell>
          <table:table-cell table:style-name="Table11.B3" office:value-type="string">
            <text:p text:style-name="P4">Ensure the additionalTrustBundle contains the full CA chain (Intermediate + Root)</text:p>
          </table:table-cell>
          <table:table-cell table:style-name="Table11.C3" office:value-type="string">
            <text:p text:style-name="P4">openssl x509 -text</text:p>
          </table:table-cell>
        </table:table-row>
        <table:table-row table:style-name="Table11.1">
          <table:table-cell table:style-name="Table11.A4" office:value-type="string">
            <text:p text:style-name="P4">Auth Verification</text:p>
          </table:table-cell>
          <table:table-cell table:style-name="Table11.B4" office:value-type="string">
            <text:p text:style-name="P4">Run ‘podman login’ to verify the merged secret works against the local registry</text:p>
          </table:table-cell>
          <table:table-cell table:style-name="Table11.C4" office:value-type="string">
            <text:p text:style-name="P4">podman login :8443</text:p>
          </table:table-cell>
        </table:table-row>
      </table:table>
      <text:h text:style-name="Heading_20_3" text:outline-level="3">Pull Secret Merge Logic</text:h>
      <text:p text:style-name="First_20_Paragraph">The resulting <text:span text:style-name="Verbatim_20_Char">pull-secret.json</text:span> must contain both the original Red Hat auths and the new local registry auth. A JSON syntax error here is a common cause of installation failure.</text:p>
      <text:p text:style-name="Source_20_Code"><text:span text:style-name="FunctionTok">{</text:span><text:line-break/><text:span text:style-name="NormalTok"> <text:s/></text:span><text:span text:style-name="DataTypeTok">"auths"</text:span><text:span text:style-name="FunctionTok">:</text:span><text:span text:style-name="NormalTok"> </text:span><text:span text:style-name="FunctionTok">{</text:span><text:line-break/><text:span text:style-name="NormalTok"> <text:s text:c="3"/></text:span><text:span text:style-name="DataTypeTok">"cloud.redhat.com"</text:span><text:span text:style-name="FunctionTok">:</text:span><text:span text:style-name="NormalTok"> </text:span><text:span text:style-name="FunctionTok">{</text:span><text:span text:style-name="NormalTok"> </text:span><text:span text:style-name="DataTypeTok">"auth"</text:span><text:span text:style-name="FunctionTok">:</text:span><text:span text:style-name="NormalTok"> </text:span><text:span text:style-name="StringTok">"..."</text:span><text:span text:style-name="FunctionTok">,</text:span><text:span text:style-name="NormalTok"> </text:span><text:span text:style-name="DataTypeTok">"email"</text:span><text:span text:style-name="FunctionTok">:</text:span><text:span text:style-name="NormalTok"> </text:span><text:span text:style-name="StringTok">"..."</text:span><text:span text:style-name="NormalTok"> </text:span><text:span text:style-name="FunctionTok">},</text:span><text:line-break/><text:span text:style-name="NormalTok"> <text:s text:c="3"/></text:span><text:span text:style-name="DataTypeTok">"quay.io"</text:span><text:span text:style-name="FunctionTok">:</text:span><text:span text:style-name="NormalTok"> </text:span><text:span text:style-name="FunctionTok">{</text:span><text:span text:style-name="NormalTok"> </text:span><text:span text:style-name="DataTypeTok">"auth"</text:span><text:span text:style-name="FunctionTok">:</text:span><text:span text:style-name="NormalTok"> </text:span><text:span text:style-name="StringTok">"..."</text:span><text:span text:style-name="FunctionTok">,</text:span><text:span text:style-name="NormalTok"> </text:span><text:span text:style-name="DataTypeTok">"email"</text:span><text:span text:style-name="FunctionTok">:</text:span><text:span text:style-name="NormalTok"> </text:span><text:span text:style-name="StringTok">"..."</text:span><text:span text:style-name="NormalTok"> </text:span><text:span text:style-name="FunctionTok">},</text:span><text:line-break/><text:span text:style-name="NormalTok"> <text:s text:c="3"/></text:span><text:span text:style-name="DataTypeTok">"registry.redhat.io"</text:span><text:span text:style-name="FunctionTok">:</text:span><text:span text:style-name="NormalTok"> </text:span><text:span text:style-name="FunctionTok">{</text:span><text:span text:style-name="NormalTok"> </text:span><text:span text:style-name="DataTypeTok">"auth"</text:span><text:span text:style-name="FunctionTok">:</text:span><text:span text:style-name="NormalTok"> </text:span><text:span text:style-name="StringTok">"..."</text:span><text:span text:style-name="FunctionTok">,</text:span><text:span text:style-name="NormalTok"> </text:span><text:span text:style-name="DataTypeTok">"email"</text:span><text:span text:style-name="FunctionTok">:</text:span><text:span text:style-name="NormalTok"> </text:span><text:span text:style-name="StringTok">"..."</text:span><text:span text:style-name="NormalTok"> </text:span><text:span text:style-name="FunctionTok">},</text:span><text:line-break/><text:span text:style-name="NormalTok"> <text:s text:c="3"/></text:span><text:span text:style-name="DataTypeTok">"&lt;registry_fqdn&gt;:8443"</text:span><text:span text:style-name="FunctionTok">:</text:span><text:span text:style-name="NormalTok"> </text:span><text:span text:style-name="FunctionTok">{</text:span><text:span text:style-name="NormalTok"> </text:span><text:span text:style-name="DataTypeTok">"auth"</text:span><text:span text:style-name="FunctionTok">:</text:span><text:span text:style-name="NormalTok"> </text:span><text:span text:style-name="StringTok">"BASE64_ENCODED_CREDENTIALS"</text:span><text:span text:style-name="NormalTok"> </text:span><text:span text:style-name="FunctionTok">}</text:span><text:line-break/><text:span text:style-name="NormalTok"> <text:s/></text:span><text:span text:style-name="FunctionTok">}</text:span><text:line-break/><text:span text:style-name="FunctionTok">}</text:span></text:p>
      <text:p text:style-name="Standard"><draw:rect text:anchor-type="as-char" style:rel-width="100%" draw:z-index="21" draw:style-name="gr1" draw:text-style-name="P3" svg:width="6.5004in" svg:height="0.0213in"><text:p/></draw:rect><text:bookmark-end text:name="credential-trust-hardening"/></text:p>
      <text:h text:style-name="Heading_20_2" text:outline-level="2"><text:bookmark-start text:name="X7ee5bc35658d4b91f52042fdedb521e48dfe1d7"/><text:bookmark-start text:name="__RefHeading___Toc4490_3299181515"/><text:soft-page-break/>Architectural Justifications &amp; Reference Notes<text:bookmark-end text:name="__RefHeading___Toc4490_3299181515"/></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4">Category</text:p>
            </table:table-cell>
            <table:table-cell table:style-name="Table12.A1" office:value-type="string">
              <text:p text:style-name="P4">Technical Requirement Details</text:p>
            </table:table-cell>
            <table:table-cell table:style-name="Table12.A1" office:value-type="string">
              <text:p text:style-name="P4">Documentation Source</text:p>
            </table:table-cell>
          </table:table-row>
        </table:table-header-rows>
        <table:table-row table:style-name="Table12.1">
          <table:table-cell table:style-name="Table12.A2" office:value-type="string">
            <text:p text:style-name="P4">Pull Secret Integrity</text:p>
          </table:table-cell>
          <table:table-cell table:style-name="Table12.B2" office:value-type="string">
            <text:p text:style-name="P4">The installer requires a single unified pull secret. A manual merge must maintain valid JSON structure for the node to pull images.</text:p>
          </table:table-cell>
          <table:table-cell table:style-name="Table12.C2" office:value-type="string">
            <text:p text:style-name="P4"><text:a xlink:type="simple" xlink:href="https://docs.redhat.com/en/documentation/openshift_container_platform/4.16/html/disconnected_installation_mirroring/index" text:style-name="Internet_20_link" text:visited-style-name="Visited_20_Internet_20_Link"><text:span text:style-name="Internet_20_link">Mirroring images for disconnected installation</text:span></text:a></text:p>
          </table:table-cell>
        </table:table-row>
        <table:table-row table:style-name="Table12.1">
          <table:table-cell table:style-name="Table12.A3" office:value-type="string">
            <text:p text:style-name="P4">Certificate Chains</text:p>
          </table:table-cell>
          <table:table-cell table:style-name="Table12.B3" office:value-type="string">
            <text:p text:style-name="P4">If using an organization-issued certificate, the ssl.crt must include the full chain. If the intermediate is missing, the node will reject the registry.</text:p>
          </table:table-cell>
          <table:table-cell table:style-name="Table12.C3" office:value-type="string">
            <text:p text:style-name="P4"><text:a xlink:type="simple" xlink:href="https://docs.redhat.com/en/documentation/openshift_container_platform/4.16/html/disconnected_installation_mirroring/installing-mirroring-creating-mirror-registry" text:style-name="Internet_20_link" text:visited-style-name="Visited_20_Internet_20_Link"><text:span text:style-name="Internet_20_link">Creating a mirror registry</text:span></text:a></text:p>
          </table:table-cell>
        </table:table-row>
        <table:table-row table:style-name="Table12.1">
          <table:table-cell table:style-name="Table12.A4" office:value-type="string">
            <text:p text:style-name="P4">Registry Persistence</text:p>
          </table:table-cell>
          <table:table-cell table:style-name="Table12.B4" office:value-type="string">
            <text:p text:style-name="P4">The local registry must remain active for the life of the cluster. If the Quay service stops, the cluster will lose its ability to scale or recover.</text:p>
          </table:table-cell>
          <table:table-cell table:style-name="Table12.C4" office:value-type="string">
            <text:p text:style-name="P4"><text:a xlink:type="simple" xlink:href="https://docs.redhat.com/en/documentation/openshift_container_platform/4.16/html/disconnected_installation_mirroring/index" text:style-name="Internet_20_link" text:visited-style-name="Visited_20_Internet_20_Link"><text:span text:style-name="Internet_20_link">Disconnected installation overview</text:span></text:a></text:p>
          </table:table-cell>
        </table:table-row>
        <table:table-row table:style-name="Table12.1">
          <table:table-cell table:style-name="Table12.A5" office:value-type="string">
            <text:p text:style-name="P4">Trust Bundle Injection</text:p>
          </table:table-cell>
          <table:table-cell table:style-name="Table12.B5" office:value-type="string">
            <text:p text:style-name="P4">The additionalTrustBundle in install-config.yaml allows the RHCOS operating system to trust your internal registry during the bootstrap phase.</text:p>
          </table:table-cell>
          <table:table-cell table:style-name="Table12.C5" office:value-type="string">
            <text:p text:style-name="P4"><text:a xlink:type="simple" xlink:href="https://docs.redhat.com/en/documentation/openshift_container_platform/4.16/html/installing_on_a_single_node/installing-sno-preparing-to-install-on-a-single-node" text:style-name="Internet_20_link" text:visited-style-name="Visited_20_Internet_20_Link"><text:span text:style-name="Internet_20_link">SNO Preparing to Install</text:span></text:a></text:p>
          </table:table-cell>
        </table:table-row>
      </table:table>
      <text:p text:style-name="Standard"><draw:rect text:anchor-type="as-char" style:rel-width="100%" draw:z-index="22" draw:style-name="gr1" draw:text-style-name="P3" svg:width="0.0012in" svg:height="0.0213in"><text:p/></draw:rect><text:bookmark-end text:name="step-3-local-registry-ingestion"/><text:bookmark-end text:name="X7ee5bc35658d4b91f52042fdedb521e48dfe1d7"/></text:p>
      <text:h text:style-name="Heading_20_1" text:outline-level="1"><text:bookmark-start text:name="step-4-sno-node-configurations"/><text:bookmark-start text:name="__RefHeading___Toc4492_3299181515"/>Step 4: SNO Node Configurations<text:bookmark-end text:name="__RefHeading___Toc4492_3299181515"/></text:h>
      <text:p text:style-name="First_20_Paragraph">Created Date: January 14, 2026 Status: Manifest Definition</text:p>
      <text:p text:style-name="Text_20_body"><text:soft-page-break/>The Agent-based Installer requires two primary configuration files: <text:span text:style-name="Verbatim_20_Char">install-config.yaml</text:span> and <text:span text:style-name="Verbatim_20_Char">agent-config.yaml</text:span>. These files define the cluster’s logical identity and the physical hardware networking respectively.</text:p>
      <text:p text:style-name="Standard"><draw:rect text:anchor-type="as-char" style:rel-width="100%" draw:z-index="23" draw:style-name="gr1" draw:text-style-name="P3" svg:width="6.5004in" svg:height="0.0213in"><text:p/></draw:rect></text:p>
      <text:h text:style-name="Heading_20_2" text:outline-level="2"><text:bookmark-start text:name="workspace-setup"/><text:bookmark-start text:name="__RefHeading___Toc4494_3299181515"/>Workspace Setup<text:bookmark-end text:name="__RefHeading___Toc4494_3299181515"/></text:h>
      <text:p text:style-name="First_20_Paragraph">Create a dedicated directory for the installation assets. This workspace will house the manifests and eventually the generated metadata.</text:p>
      <text:p text:style-name="Source_20_Code"><text:span text:style-name="FunctionTok">mkdir</text:span><text:span text:style-name="NormalTok"> sno-config</text:span><text:line-break/><text:span text:style-name="BuiltInTok">cd</text:span><text:span text:style-name="NormalTok"> sno-config</text:span></text:p>
      <text:p text:style-name="Standard"><draw:rect text:anchor-type="as-char" style:rel-width="100%" draw:z-index="24" draw:style-name="gr1" draw:text-style-name="P3" svg:width="6.5004in" svg:height="0.0213in"><text:p/></draw:rect><text:bookmark-end text:name="workspace-setup"/></text:p>
      <text:h text:style-name="Heading_20_2" text:outline-level="2"><text:bookmark-start text:name="Xb1a091f8b6fbac5978f95f37a80c3a1ac51c832"/><text:bookmark-start text:name="__RefHeading___Toc4496_3299181515"/>Logical Configuration (install-config.yaml)<text:bookmark-end text:name="__RefHeading___Toc4496_3299181515"/></text:h>
      <text:p text:style-name="First_20_Paragraph">This file defines the cluster name, the base domain, and the security trust bundle.</text:p>
      <text:p text:style-name="Source_20_Code"><text:span text:style-name="FunctionTok">apiVersion</text:span><text:span text:style-name="KeywordTok">:</text:span><text:span text:style-name="AttributeTok"> v1</text:span><text:line-break/><text:span text:style-name="FunctionTok">baseDomain</text:span><text:span text:style-name="KeywordTok">:</text:span><text:span text:style-name="AttributeTok"> &lt;domain_name&gt;</text:span><text:line-break/><text:span text:style-name="FunctionTok">compute</text:span><text:span text:style-name="KeywordTok">:</text:span><text:line-break/><text:span text:style-name="KeywordTok">-</text:span><text:span text:style-name="AttributeTok"> </text:span><text:span text:style-name="FunctionTok">name</text:span><text:span text:style-name="KeywordTok">:</text:span><text:span text:style-name="AttributeTok"> worker</text:span><text:line-break/><text:span text:style-name="AttributeTok"> <text:s/></text:span><text:span text:style-name="FunctionTok">replicas</text:span><text:span text:style-name="KeywordTok">:</text:span><text:span text:style-name="AttributeTok"> </text:span><text:span text:style-name="DecValTok">0</text:span><text:line-break/><text:span text:style-name="FunctionTok">controlPlane</text:span><text:span text:style-name="KeywordTok">:</text:span><text:line-break/><text:span text:style-name="AttributeTok"> <text:s/></text:span><text:span text:style-name="FunctionTok">name</text:span><text:span text:style-name="KeywordTok">:</text:span><text:span text:style-name="AttributeTok"> master</text:span><text:line-break/><text:span text:style-name="AttributeTok"> <text:s/></text:span><text:span text:style-name="FunctionTok">replicas</text:span><text:span text:style-name="KeywordTok">:</text:span><text:span text:style-name="AttributeTok"> </text:span><text:span text:style-name="DecValTok">1</text:span><text:line-break/><text:span text:style-name="FunctionTok">metadata</text:span><text:span text:style-name="KeywordTok">:</text:span><text:line-break/><text:span text:style-name="AttributeTok"> <text:s/></text:span><text:span text:style-name="FunctionTok">name</text:span><text:span text:style-name="KeywordTok">:</text:span><text:span text:style-name="AttributeTok"> &lt;cluster_name&gt;</text:span><text:line-break/><text:span text:style-name="FunctionTok">platform</text:span><text:span text:style-name="KeywordTok">:</text:span><text:line-break/><text:span text:style-name="AttributeTok"> <text:s/></text:span><text:span text:style-name="FunctionTok">none</text:span><text:span text:style-name="KeywordTok">:</text:span><text:span text:style-name="AttributeTok"> </text:span><text:span text:style-name="KeywordTok">{}</text:span><text:line-break/><text:span text:style-name="FunctionTok">pullSecret</text:span><text:span text:style-name="KeywordTok">:</text:span><text:span text:style-name="AttributeTok"> </text:span><text:span text:style-name="StringTok">'&lt;merged_pull_secret&gt;'</text:span><text:line-break/><text:span text:style-name="FunctionTok">sshKey</text:span><text:span text:style-name="KeywordTok">:</text:span><text:span text:style-name="AttributeTok"> </text:span><text:span text:style-name="StringTok">'&lt;ssh_public_key&gt;'</text:span><text:line-break/><text:span text:style-name="FunctionTok">additionalTrustBundle</text:span><text:span text:style-name="KeywordTok">: </text:span><text:span text:style-name="CharTok">|</text:span><text:line-break/><text:span text:style-name="NormalTok"> <text:s/>-----BEGIN CERTIFICATE-----</text:span><text:line-break/><text:span text:style-name="NormalTok"> <text:s/>&lt;registry_ca_contents&gt;</text:span><text:line-break/><text:span text:style-name="NormalTok"> <text:s/>-----END CERTIFICATE-----</text:span></text:p>
      <text:p text:style-name="Standard"><draw:rect text:anchor-type="as-char" style:rel-width="100%" draw:z-index="25" draw:style-name="gr1" draw:text-style-name="P3" svg:width="6.5004in" svg:height="0.0213in"><text:p/></draw:rect><text:bookmark-end text:name="Xb1a091f8b6fbac5978f95f37a80c3a1ac51c832"/></text:p>
      <text:h text:style-name="Heading_20_2" text:outline-level="2"><text:bookmark-start text:name="physical-configuration-agent-config.yaml"/><text:bookmark-start text:name="__RefHeading___Toc4498_3299181515"/><text:soft-page-break/>Physical Configuration (agent-config.yaml)<text:bookmark-end text:name="__RefHeading___Toc4498_3299181515"/></text:h>
      <text:p text:style-name="First_20_Paragraph">This file maps the logical cluster to the physical hardware, including static networking and disk selection.</text:p>
      <text:p text:style-name="Source_20_Code"><text:span text:style-name="FunctionTok">apiVersion</text:span><text:span text:style-name="KeywordTok">:</text:span><text:span text:style-name="AttributeTok"> v1</text:span><text:line-break/><text:span text:style-name="FunctionTok">kind</text:span><text:span text:style-name="KeywordTok">:</text:span><text:span text:style-name="AttributeTok"> AgentConfig</text:span><text:line-break/><text:span text:style-name="FunctionTok">metadata</text:span><text:span text:style-name="KeywordTok">:</text:span><text:line-break/><text:span text:style-name="AttributeTok"> <text:s/></text:span><text:span text:style-name="FunctionTok">name</text:span><text:span text:style-name="KeywordTok">:</text:span><text:span text:style-name="AttributeTok"> &lt;cluster_name&gt;</text:span><text:line-break/><text:span text:style-name="FunctionTok">hosts</text:span><text:span text:style-name="KeywordTok">:</text:span><text:line-break/><text:span text:style-name="AttributeTok"> <text:s/></text:span><text:span text:style-name="KeywordTok">-</text:span><text:span text:style-name="AttributeTok"> </text:span><text:span text:style-name="FunctionTok">hostname</text:span><text:span text:style-name="KeywordTok">:</text:span><text:span text:style-name="AttributeTok"> &lt;sno_hostname&gt;</text:span><text:line-break/><text:span text:style-name="AttributeTok"> <text:s text:c="3"/></text:span><text:span text:style-name="FunctionTok">interfaces</text:span><text:span text:style-name="KeywordTok">:</text:span><text:line-break/><text:span text:style-name="AttributeTok"> <text:s text:c="5"/></text:span><text:span text:style-name="KeywordTok">-</text:span><text:span text:style-name="AttributeTok"> </text:span><text:span text:style-name="FunctionTok">name</text:span><text:span text:style-name="KeywordTok">:</text:span><text:span text:style-name="AttributeTok"> &lt;interface_name&gt;</text:span><text:line-break/><text:span text:style-name="AttributeTok"> <text:s text:c="7"/></text:span><text:span text:style-name="FunctionTok">macAddress</text:span><text:span text:style-name="KeywordTok">:</text:span><text:span text:style-name="AttributeTok"> &lt;mac_address&gt;</text:span><text:line-break/><text:span text:style-name="AttributeTok"> <text:s text:c="3"/></text:span><text:span text:style-name="FunctionTok">networkConfig</text:span><text:span text:style-name="KeywordTok">:</text:span><text:line-break/><text:span text:style-name="AttributeTok"> <text:s text:c="5"/></text:span><text:span text:style-name="FunctionTok">interfaces</text:span><text:span text:style-name="KeywordTok">:</text:span><text:line-break/><text:span text:style-name="AttributeTok"> <text:s text:c="7"/></text:span><text:span text:style-name="KeywordTok">-</text:span><text:span text:style-name="AttributeTok"> </text:span><text:span text:style-name="FunctionTok">name</text:span><text:span text:style-name="KeywordTok">:</text:span><text:span text:style-name="AttributeTok"> &lt;interface_name&gt;</text:span><text:line-break/><text:span text:style-name="AttributeTok"> <text:s text:c="9"/></text:span><text:span text:style-name="FunctionTok">type</text:span><text:span text:style-name="KeywordTok">:</text:span><text:span text:style-name="AttributeTok"> ethernet</text:span><text:line-break/><text:span text:style-name="AttributeTok"> <text:s text:c="9"/></text:span><text:span text:style-name="FunctionTok">state</text:span><text:span text:style-name="KeywordTok">:</text:span><text:span text:style-name="AttributeTok"> up</text:span><text:line-break/><text:span text:style-name="AttributeTok"> <text:s text:c="9"/></text:span><text:span text:style-name="FunctionTok">ipv4</text:span><text:span text:style-name="KeywordTok">:</text:span><text:line-break/><text:span text:style-name="AttributeTok"> <text:s text:c="11"/></text:span><text:span text:style-name="FunctionTok">enabled</text:span><text:span text:style-name="KeywordTok">:</text:span><text:span text:style-name="AttributeTok"> </text:span><text:span text:style-name="CharTok">true</text:span><text:line-break/><text:span text:style-name="AttributeTok"> <text:s text:c="11"/></text:span><text:span text:style-name="FunctionTok">address</text:span><text:span text:style-name="KeywordTok">:</text:span><text:line-break/><text:span text:style-name="AttributeTok"> <text:s text:c="13"/></text:span><text:span text:style-name="KeywordTok">-</text:span><text:span text:style-name="AttributeTok"> </text:span><text:span text:style-name="FunctionTok">ip</text:span><text:span text:style-name="KeywordTok">:</text:span><text:span text:style-name="AttributeTok"> &lt;sno_node_ip&gt;</text:span><text:line-break/><text:span text:style-name="AttributeTok"> <text:s text:c="15"/></text:span><text:span text:style-name="FunctionTok">prefix-length</text:span><text:span text:style-name="KeywordTok">:</text:span><text:span text:style-name="AttributeTok"> </text:span><text:span text:style-name="DecValTok">24</text:span><text:line-break/><text:span text:style-name="AttributeTok"> <text:s text:c="5"/></text:span><text:span text:style-name="FunctionTok">dns-resolver</text:span><text:span text:style-name="KeywordTok">:</text:span><text:line-break/><text:span text:style-name="AttributeTok"> <text:s text:c="7"/></text:span><text:span text:style-name="FunctionTok">config</text:span><text:span text:style-name="KeywordTok">:</text:span><text:line-break/><text:span text:style-name="AttributeTok"> <text:s text:c="9"/></text:span><text:span text:style-name="FunctionTok">server</text:span><text:span text:style-name="KeywordTok">:</text:span><text:line-break/><text:span text:style-name="AttributeTok"> <text:s text:c="11"/></text:span><text:span text:style-name="KeywordTok">-</text:span><text:span text:style-name="AttributeTok"> &lt;dns_server_ip&gt;</text:span><text:line-break/><text:span text:style-name="AttributeTok"> <text:s text:c="5"/></text:span><text:span text:style-name="FunctionTok">routes</text:span><text:span text:style-name="KeywordTok">:</text:span><text:line-break/><text:span text:style-name="AttributeTok"> <text:s text:c="7"/></text:span><text:span text:style-name="FunctionTok">config</text:span><text:span text:style-name="KeywordTok">:</text:span><text:line-break/><text:span text:style-name="AttributeTok"> <text:s text:c="9"/></text:span><text:span text:style-name="KeywordTok">-</text:span><text:span text:style-name="AttributeTok"> </text:span><text:span text:style-name="FunctionTok">destination</text:span><text:span text:style-name="KeywordTok">:</text:span><text:span text:style-name="AttributeTok"> 0.0.0.0/0</text:span><text:line-break/><text:span text:style-name="AttributeTok"> <text:s text:c="11"/></text:span><text:span text:style-name="FunctionTok">next-hop-address</text:span><text:span text:style-name="KeywordTok">:</text:span><text:span text:style-name="AttributeTok"> &lt;gateway_ip&gt;</text:span><text:line-break/><text:span text:style-name="AttributeTok"> <text:s text:c="11"/></text:span><text:span text:style-name="FunctionTok">next-hop-interface</text:span><text:span text:style-name="KeywordTok">:</text:span><text:span text:style-name="AttributeTok"> &lt;interface_name&gt;</text:span></text:p>
      <text:p text:style-name="Standard"><draw:rect text:anchor-type="as-char" style:rel-width="100%" draw:z-index="26" draw:style-name="gr1" draw:text-style-name="P3" svg:width="6.5004in" svg:height="0.0213in"><text:p/></draw:rect><text:bookmark-end text:name="physical-configuration-agent-config.yaml"/></text:p>
      <text:h text:style-name="Heading_20_2" text:outline-level="2"><text:bookmark-start text:name="hardware-path-precision"/><text:bookmark-start text:name="__RefHeading___Toc4500_3299181515"/>Hardware &amp; Path Precision<text:bookmark-end text:name="__RefHeading___Toc4500_3299181515"/></text:h>
      <text:p text:style-name="First_20_Paragraph">For a successful SNO boot in a disconnected environment, the following hardware details must be verified.</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4">Component</text:p>
            </table:table-cell>
            <table:table-cell table:style-name="Table13.A1" office:value-type="string">
              <text:p text:style-name="P4">Requirement</text:p>
            </table:table-cell>
            <table:table-cell table:style-name="Table13.A1" office:value-type="string">
              <text:p text:style-name="P4">Recommendation</text:p>
            </table:table-cell>
          </table:table-row>
        </table:table-header-rows>
        <table:table-row table:style-name="Table13.1">
          <table:table-cell table:style-name="Table13.A2" office:value-type="string">
            <text:p text:style-name="P4">Interface Name</text:p>
          </table:table-cell>
          <table:table-cell table:style-name="Table13.B2" office:value-type="string">
            <text:p text:style-name="P4">Must match the RHCOS <text:soft-page-break/>kernel name (e.g., eno1, ens3)</text:p>
          </table:table-cell>
          <table:table-cell table:style-name="Table13.C2" office:value-type="string">
            <text:p text:style-name="P4">Verify via ‘ip link’ on a <text:soft-page-break/>Live ISO if unsure</text:p>
          </table:table-cell>
        </table:table-row>
        <table:table-row table:style-name="Table13.1">
          <table:table-cell table:style-name="Table13.A3" office:value-type="string">
            <text:p text:style-name="P4">MAC Address</text:p>
          </table:table-cell>
          <table:table-cell table:style-name="Table13.B3" office:value-type="string">
            <text:p text:style-name="P4">Must match the physical NIC intended for PXE/Boot</text:p>
          </table:table-cell>
          <table:table-cell table:style-name="Table13.C3" office:value-type="string">
            <text:p text:style-name="P4">Double-check against physical labels or BIOS</text:p>
          </table:table-cell>
        </table:table-row>
        <table:table-row table:style-name="Table13.1">
          <table:table-cell table:style-name="Table13.A4" office:value-type="string">
            <text:p text:style-name="P4">Installation Disk</text:p>
          </table:table-cell>
          <table:table-cell table:style-name="Table13.B4" office:value-type="string">
            <text:p text:style-name="P4">The target drive for the RHCOS operating system</text:p>
          </table:table-cell>
          <table:table-cell table:style-name="Table13.C4" office:value-type="string">
            <text:p text:style-name="P4">Use /dev/sda or /dev/nvme0n1 consistently</text:p>
          </table:table-cell>
        </table:table-row>
        <table:table-row table:style-name="Table13.1">
          <table:table-cell table:style-name="Table13.A5" office:value-type="string">
            <text:p text:style-name="P4">Disk Pathing</text:p>
          </table:table-cell>
          <table:table-cell table:style-name="Table13.B5" office:value-type="string">
            <text:p text:style-name="P4">Persistence across reboots in varied hardware</text:p>
          </table:table-cell>
          <table:table-cell table:style-name="Table13.C5" office:value-type="string">
            <text:p text:style-name="P4">Use /dev/disk/by-id/ for unambiguous identification</text:p>
          </table:table-cell>
        </table:table-row>
      </table:table>
      <text:p text:style-name="Standard"><draw:rect text:anchor-type="as-char" style:rel-width="100%" draw:z-index="27" draw:style-name="gr1" draw:text-style-name="P3" svg:width="0.0012in" svg:height="0.0213in"><text:p/></draw:rect><text:bookmark-end text:name="hardware-path-precision"/></text:p>
      <text:h text:style-name="Heading_20_2" text:outline-level="2"><text:bookmark-start text:name="Xac2069dedd5730970fed056255c7e4baf299879"/><text:bookmark-start text:name="__RefHeading___Toc4502_3299181515"/>Architectural Justifications &amp; Reference Notes<text:bookmark-end text:name="__RefHeading___Toc4502_3299181515"/></text:h>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4">Category</text:p>
            </table:table-cell>
            <table:table-cell table:style-name="Table14.A1" office:value-type="string">
              <text:p text:style-name="P4">Technical Requirement Details</text:p>
            </table:table-cell>
            <table:table-cell table:style-name="Table14.A1" office:value-type="string">
              <text:p text:style-name="P4">Documentation Source</text:p>
            </table:table-cell>
          </table:table-row>
        </table:table-header-rows>
        <table:table-row table:style-name="Table14.1">
          <table:table-cell table:style-name="Table14.A2" office:value-type="string">
            <text:p text:style-name="P4">Interface Mapping</text:p>
          </table:table-cell>
          <table:table-cell table:style-name="Table14.B2" office:value-type="string">
            <text:p text:style-name="P4">In Agent-based installs, if the interface name in networkConfig does not match the hardware, the static IP will not bind, causing the node to be unreachable.</text:p>
          </table:table-cell>
          <table:table-cell table:style-name="Table14.C2" office:value-type="string">
            <text:p text:style-name="P4"><text:a xlink:type="simple" xlink:href="https://docs.redhat.com/en/documentation/openshift_container_platform/4.16/html/installing_an_on-premise_cluster_with_the_agent-based_installer/index" text:style-name="Internet_20_link" text:visited-style-name="Visited_20_Internet_20_Link"><text:span text:style-name="Internet_20_link">Agent-based Installer Guide</text:span></text:a></text:p>
          </table:table-cell>
        </table:table-row>
        <table:table-row table:style-name="Table14.1">
          <table:table-cell table:style-name="Table14.A3" office:value-type="string">
            <text:p text:style-name="P4">Disk Selection</text:p>
          </table:table-cell>
          <table:table-cell table:style-name="Table14.B3" office:value-type="string">
            <text:p text:style-name="P4">The installer defaults to the first available disk. Forcing a specific disk path prevents accidental overwrites of existing data drives.</text:p>
          </table:table-cell>
          <table:table-cell table:style-name="Table14.C3" office:value-type="string">
            <text:p text:style-name="P4"><text:a xlink:type="simple" xlink:href="https://docs.redhat.com/en/documentation/openshift_container_platform/4.16/html/installing_on_a_single_node/installing-sno-preparing-to-install-on-a-single-node" text:style-name="Internet_20_link" text:visited-style-name="Visited_20_Internet_20_Link"><text:span text:style-name="Internet_20_link">SNO Preparing to Install</text:span></text:a></text:p>
          </table:table-cell>
        </table:table-row>
        <table:table-row table:style-name="Table14.1">
          <table:table-cell table:style-name="Table14.A4" office:value-type="string">
            <text:p text:style-name="P4">replicas: 0</text:p>
          </table:table-cell>
          <table:table-cell table:style-name="Table14.B4" office:value-type="string">
            <text:p text:style-name="P4">In a Single Node OpenShift deployment, worker replicas must be set to 0 as the master node handles both roles.</text:p>
          </table:table-cell>
          <table:table-cell table:style-name="Table14.C4" office:value-type="string">
            <text:p text:style-name="P4"><text:a xlink:type="simple" xlink:href="https://docs.redhat.com/en/documentation/openshift_container_platform/4.16/html/installing_on_a_single_node/index" text:style-name="Internet_20_link" text:visited-style-name="Visited_20_Internet_20_Link"><text:span text:style-name="Internet_20_link">Installing SNO Overview</text:span></text:a></text:p>
          </table:table-cell>
        </table:table-row>
        <table:table-row table:style-name="Table14.1">
          <table:table-cell table:style-name="Table14.A5" office:value-type="string">
            <text:p text:style-name="P4">additionalTrustBundle</text:p>
          </table:table-cell>
          <table:table-cell table:style-name="Table14.B5" office:value-type="string">
            <text:p text:style-name="P4">This field is mandatory for disconnected installs. <text:soft-page-break/>Without it, the node cannot verify the TLS certificate of the local Quay registry.</text:p>
          </table:table-cell>
          <table:table-cell table:style-name="Table14.C5" office:value-type="string">
            <text:p text:style-name="P4"><text:a xlink:type="simple" xlink:href="https://docs.redhat.com/en/documentation/openshift_container_platform/4.16/html/disconnected_installation_mirroring/index" text:style-name="Internet_20_link" text:visited-style-name="Visited_20_Internet_20_Link"><text:span text:style-name="Internet_20_link">Disconnected installation mirroring</text:span></text:a></text:p>
          </table:table-cell>
        </table:table-row>
      </table:table>
      <text:p text:style-name="Standard"><draw:rect text:anchor-type="as-char" style:rel-width="100%" draw:z-index="28" draw:style-name="gr1" draw:text-style-name="P3" svg:width="0.0012in" svg:height="0.0213in"><text:p/></draw:rect><text:bookmark-end text:name="step-4-sno-node-configurations"/><text:bookmark-end text:name="Xac2069dedd5730970fed056255c7e4baf299879"/></text:p>
      <text:h text:style-name="Heading_20_1" text:outline-level="1"><text:bookmark-start text:name="step-5-iso-generation-hardware-boot"/><text:bookmark-start text:name="__RefHeading___Toc4504_3299181515"/>Step 5: ISO Generation &amp; Hardware Boot<text:bookmark-end text:name="__RefHeading___Toc4504_3299181515"/></text:h>
      <text:p text:style-name="First_20_Paragraph">Created Date: January 14, 2026 Status: Physical Provisioning</text:p>
      <text:p text:style-name="Text_20_body">The final phase of the installation process involves converting the YAML configurations into a bootable <text:span text:style-name="Verbatim_20_Char">agent.iso</text:span>. This file is self-contained, meaning it includes all the logic required to reach out to your local registry and provision the Single Node OpenShift cluster.</text:p>
      <text:p text:style-name="Standard"><draw:rect text:anchor-type="as-char" style:rel-width="100%" draw:z-index="29" draw:style-name="gr1" draw:text-style-name="P3" svg:width="6.5004in" svg:height="0.0213in"><text:p/></draw:rect></text:p>
      <text:h text:style-name="Heading_20_2" text:outline-level="2"><text:bookmark-start text:name="generating-the-image-step-5.1"/><text:bookmark-start text:name="__RefHeading___Toc4506_3299181515"/>Generating the Image (Step 5.1)<text:bookmark-end text:name="__RefHeading___Toc4506_3299181515"/></text:h>
      <text:p text:style-name="First_20_Paragraph">Run the installer from your <text:span text:style-name="Verbatim_20_Char">sno-config</text:span> directory. This command consumes the <text:span text:style-name="Verbatim_20_Char">install-config.yaml</text:span> and <text:span text:style-name="Verbatim_20_Char">agent-config.yaml</text:span> files.</text:p>
      <text:p text:style-name="Source_20_Code"><text:span text:style-name="CommentTok"># 1. Generate the bootable agent.iso</text:span><text:line-break/><text:span text:style-name="ExtensionTok">openshift-install</text:span><text:span text:style-name="NormalTok"> agent create image </text:span><text:span text:style-name="AttributeTok">--dir</text:span><text:span text:style-name="NormalTok"> ./sno-config</text:span><text:line-break/><text:line-break/><text:span text:style-name="CommentTok"># 2. Verify the image creation in the directory</text:span><text:line-break/><text:span text:style-name="FunctionTok">ls</text:span><text:span text:style-name="NormalTok"> </text:span><text:span text:style-name="AttributeTok">-lh</text:span><text:span text:style-name="NormalTok"> ./sno-config/agent.iso</text:span></text:p>
      <text:p text:style-name="Standard"><draw:rect text:anchor-type="as-char" style:rel-width="100%" draw:z-index="30" draw:style-name="gr1" draw:text-style-name="P3" svg:width="6.5004in" svg:height="0.0213in"><text:p/></draw:rect><text:bookmark-end text:name="generating-the-image-step-5.1"/></text:p>
      <text:h text:style-name="Heading_20_2" text:outline-level="2"><text:bookmark-start text:name="media-verification-transfer"/><text:bookmark-start text:name="__RefHeading___Toc4508_3299181515"/>Media Verification &amp; Transfer<text:bookmark-end text:name="__RefHeading___Toc4508_3299181515"/></text:h>
      <text:p text:style-name="First_20_Paragraph">Before booting the target hardware, ensure the ISO has been transferred to the boot media (USB or Virtual Media) without corruptio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4">Verification Task</text:p>
            </table:table-cell>
            <table:table-cell table:style-name="Table15.A1" office:value-type="string">
              <text:p text:style-name="P4">Command / Action</text:p>
            </table:table-cell>
            <table:table-cell table:style-name="Table15.A1" office:value-type="string">
              <text:p text:style-name="P4">Importance</text:p>
            </table:table-cell>
          </table:table-row>
        </table:table-header-rows>
        <table:table-row table:style-name="Table15.1">
          <table:table-cell table:style-name="Table15.A2" office:value-type="string">
            <text:p text:style-name="P4">ISO Checksum</text:p>
          </table:table-cell>
          <table:table-cell table:style-name="Table15.B2" office:value-type="string">
            <text:p text:style-name="P4">sha256sum ./sno-config/agent.iso</text:p>
          </table:table-cell>
          <table:table-cell table:style-name="Table15.C2" office:value-type="string">
            <text:p text:style-name="P4">Detects local filesystem corruption before the transfer</text:p>
          </table:table-cell>
        </table:table-row>
        <text:soft-page-break/>
        <table:table-row table:style-name="Table15.1">
          <table:table-cell table:style-name="Table15.A3" office:value-type="string">
            <text:p text:style-name="P4">Media Integrity</text:p>
          </table:table-cell>
          <table:table-cell table:style-name="Table15.B3" office:value-type="string">
            <text:p text:style-name="P4">Compare checksum of the ISO on the USB to the source</text:p>
          </table:table-cell>
          <table:table-cell table:style-name="Table15.C3" office:value-type="string">
            <text:p text:style-name="P4">Prevents boot failures due to faulty physical hardware</text:p>
          </table:table-cell>
        </table:table-row>
        <table:table-row table:style-name="Table15.1">
          <table:table-cell table:style-name="Table15.A4" office:value-type="string">
            <text:p text:style-name="P4">Boot Mode</text:p>
          </table:table-cell>
          <table:table-cell table:style-name="Table15.B4" office:value-type="string">
            <text:p text:style-name="P4">Ensure BIOS is set to UEFI (unless using Legacy)</text:p>
          </table:table-cell>
          <table:table-cell table:style-name="Table15.C4" office:value-type="string">
            <text:p text:style-name="P4">Alignment with the RHCOS partition table requirement</text:p>
          </table:table-cell>
        </table:table-row>
      </table:table>
      <text:p text:style-name="Standard"><draw:rect text:anchor-type="as-char" style:rel-width="100%" draw:z-index="31" draw:style-name="gr1" draw:text-style-name="P3" svg:width="0.0012in" svg:height="0.0213in"><text:p/></draw:rect><text:bookmark-end text:name="media-verification-transfer"/></text:p>
      <text:h text:style-name="Heading_20_2" text:outline-level="2"><text:bookmark-start text:name="sensitive-data-cleanup"/><text:bookmark-start text:name="__RefHeading___Toc4510_3299181515"/>Sensitive Data &amp; Cleanup<text:bookmark-end text:name="__RefHeading___Toc4510_3299181515"/></text:h>
      <text:p text:style-name="First_20_Paragraph">The generation process creates several metadata files in the <text:span text:style-name="Verbatim_20_Char">./sno-config</text:span> directory. These files contain sensitive credentials that must be managed according to your security postu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4">File Path</text:p>
            </table:table-cell>
            <table:table-cell table:style-name="Table16.A1" office:value-type="string">
              <text:p text:style-name="P4">Sensitivity Level</text:p>
            </table:table-cell>
            <table:table-cell table:style-name="Table16.A1" office:value-type="string">
              <text:p text:style-name="P4">Justification</text:p>
            </table:table-cell>
          </table:table-row>
        </table:table-header-rows>
        <table:table-row table:style-name="Table16.1">
          <table:table-cell table:style-name="Table16.A2" office:value-type="string">
            <text:p text:style-name="P4">auth/kubeadmin-password</text:p>
          </table:table-cell>
          <table:table-cell table:style-name="Table16.B2" office:value-type="string">
            <text:p text:style-name="P4">High</text:p>
          </table:table-cell>
          <table:table-cell table:style-name="Table16.C2" office:value-type="string">
            <text:p text:style-name="P4">Initial cluster administrator password</text:p>
          </table:table-cell>
        </table:table-row>
        <table:table-row table:style-name="Table16.1">
          <table:table-cell table:style-name="Table16.A3" office:value-type="string">
            <text:p text:style-name="P4">auth/kubeconfig</text:p>
          </table:table-cell>
          <table:table-cell table:style-name="Table16.B3" office:value-type="string">
            <text:p text:style-name="P4">High</text:p>
          </table:table-cell>
          <table:table-cell table:style-name="Table16.C3" office:value-type="string">
            <text:p text:style-name="P4">Full administrator access to the cluster API</text:p>
          </table:table-cell>
        </table:table-row>
        <table:table-row table:style-name="Table16.1">
          <table:table-cell table:style-name="Table16.A4" office:value-type="string">
            <text:p text:style-name="P4">metadata.json</text:p>
          </table:table-cell>
          <table:table-cell table:style-name="Table16.B4" office:value-type="string">
            <text:p text:style-name="P4">Medium</text:p>
          </table:table-cell>
          <table:table-cell table:style-name="Table16.C4" office:value-type="string">
            <text:p text:style-name="P4">Contains cluster ID and infrastructure metadata</text:p>
          </table:table-cell>
        </table:table-row>
      </table:table>
      <text:p text:style-name="Standard"><draw:rect text:anchor-type="as-char" style:rel-width="100%" draw:z-index="32" draw:style-name="gr1" draw:text-style-name="P3" svg:width="0.0012in" svg:height="0.0213in"><text:p/></draw:rect><text:bookmark-end text:name="sensitive-data-cleanup"/></text:p>
      <text:h text:style-name="Heading_20_2" text:outline-level="2"><text:bookmark-start text:name="initiating-the-boot-step-5.2"/><text:bookmark-start text:name="__RefHeading___Toc4512_3299181515"/>Initiating the Boot (Step 5.2)<text:bookmark-end text:name="__RefHeading___Toc4512_3299181515"/></text:h>
      <text:p text:style-name="First_20_Paragraph">Mount the <text:span text:style-name="Verbatim_20_Char">agent.iso</text:span> via the server’s Out-of-Band management (iDRAC/iLO) or insert the physical USB. Once the server starts, it will automatically initiate the “Agent” flow.</text:p>
      <text:p text:style-name="Source_20_Code"><text:span text:style-name="CommentTok"># 1. Monitor the installation progress from the Bastion</text:span><text:line-break/><text:span text:style-name="BuiltInTok">export</text:span><text:span text:style-name="NormalTok"> </text:span><text:span text:style-name="VariableTok">KUBECONFIG</text:span><text:span text:style-name="OperatorTok">=</text:span><text:span text:style-name="NormalTok">./sno-config/auth/kubeconfig</text:span><text:line-break/><text:span text:style-name="ExtensionTok">openshift-install</text:span><text:span text:style-name="NormalTok"> agent wait-for install-complete </text:span><text:span text:style-name="AttributeTok">--dir</text:span><text:span text:style-name="NormalTok"> ./sno-config</text:span></text:p>
      <text:p text:style-name="Standard"><draw:rect text:anchor-type="as-char" style:rel-width="100%" draw:z-index="33" draw:style-name="gr1" draw:text-style-name="P3" svg:width="6.5004in" svg:height="0.0213in"><text:p/></draw:rect><text:bookmark-end text:name="initiating-the-boot-step-5.2"/></text:p>
      <text:h text:style-name="Heading_20_2" text:outline-level="2"><text:bookmark-start text:name="X6dd7622df6bedaa88cb3da47a139b5f75c3d21e"/><text:bookmark-start text:name="__RefHeading___Toc4514_3299181515"/>Architectural Justifications &amp; Reference Notes<text:bookmark-end text:name="__RefHeading___Toc4514_3299181515"/></text:h>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4">Category</text:p>
            </table:table-cell>
            <table:table-cell table:style-name="Table17.A1" office:value-type="string">
              <text:p text:style-name="P4">Technical Requirement Details</text:p>
            </table:table-cell>
            <table:table-cell table:style-name="Table17.A1" office:value-type="string">
              <text:p text:style-name="P4">Documentation Source</text:p>
            </table:table-cell>
          </table:table-row>
        </table:table-header-rows>
        <table:table-row table:style-name="Table17.1">
          <table:table-cell table:style-name="Table17.A2" office:value-type="string">
            <text:p text:style-name="P4">Self-Contained ISO</text:p>
          </table:table-cell>
          <table:table-cell table:style-name="Table17.B2" office:value-type="string">
            <text:p text:style-name="P4">The agent.iso includes <text:soft-page-break/>the ‘Ignition’ configuration. Once booted, it requires no further manual input from the administrator.</text:p>
          </table:table-cell>
          <table:table-cell table:style-name="Table17.C2" office:value-type="string">
            <text:p text:style-name="P4"><text:a xlink:type="simple" xlink:href="https://docs.redhat.com/en/documentation/openshift_container_platform/4.16/html/installing_an_on-premise_cluster_with_the_agent-based_installer/index" text:style-name="Internet_20_link" text:visited-style-name="Visited_20_Internet_20_Link"><text:span text:style-name="Internet_20_link">Agent-based Installer </text:span><text:soft-page-break/><text:span text:style-name="Internet_20_link">Guide</text:span></text:a></text:p>
          </table:table-cell>
        </table:table-row>
        <table:table-row table:style-name="Table17.1">
          <table:table-cell table:style-name="Table17.A3" office:value-type="string">
            <text:p text:style-name="P4">ISO Verification</text:p>
          </table:table-cell>
          <table:table-cell table:style-name="Table17.B3" office:value-type="string">
            <text:p text:style-name="P4">Corrupted ISOs often manifest as ‘Kernel Panic’ or ‘SquashFS errors’ mid-boot; verification saves hours of physical troubleshooting.</text:p>
          </table:table-cell>
          <table:table-cell table:style-name="Table17.C3" office:value-type="string">
            <text:p text:style-name="P4"><text:a xlink:type="simple" xlink:href="https://docs.redhat.com/en/documentation/openshift_container_platform/4.16/html/installing_on_bare_metal/index" text:style-name="Internet_20_link" text:visited-style-name="Visited_20_Internet_20_Link"><text:span text:style-name="Internet_20_link">OCP Installing on Bare Metal</text:span></text:a></text:p>
          </table:table-cell>
        </table:table-row>
        <table:table-row table:style-name="Table17.1">
          <table:table-cell table:style-name="Table17.A4" office:value-type="string">
            <text:p text:style-name="P4">credential-cleanup</text:p>
          </table:table-cell>
          <table:table-cell table:style-name="Table17.B4" office:value-type="string">
            <text:p text:style-name="P4">After the cluster is verified ‘Ready’, the local sno-config directory should be archived or secured to prevent unauthorized access.</text:p>
          </table:table-cell>
          <table:table-cell table:style-name="Table17.C4" office:value-type="string">
            <text:p text:style-name="P4"><text:a xlink:type="simple" xlink:href="https://docs.redhat.com/en/documentation/openshift_container_platform/4.16/html/security_and_compliance/index" text:style-name="Internet_20_link" text:visited-style-name="Visited_20_Internet_20_Link"><text:span text:style-name="Internet_20_link">Security and Compliance Guide</text:span></text:a></text:p>
          </table:table-cell>
        </table:table-row>
        <table:table-row table:style-name="Table17.1">
          <table:table-cell table:style-name="Table17.A5" office:value-type="string">
            <text:p text:style-name="P4">wait-for-completion</text:p>
          </table:table-cell>
          <table:table-cell table:style-name="Table17.B5" office:value-type="string">
            <text:p text:style-name="P4">This command tracks the transition from the bootstrap phase to the final production state of the SNO control plane.</text:p>
          </table:table-cell>
          <table:table-cell table:style-name="Table17.C5" office:value-type="string">
            <text:p text:style-name="P4"><text:a xlink:type="simple" xlink:href="https://docs.redhat.com/en/documentation/openshift_container_platform/4.16/html/installing_on_a_single_node/index" text:style-name="Internet_20_link" text:visited-style-name="Visited_20_Internet_20_Link"><text:span text:style-name="Internet_20_link">SNO Installing on a single node</text:span></text:a></text:p>
          </table:table-cell>
        </table:table-row>
      </table:table>
      <text:p text:style-name="Standard"><draw:rect text:anchor-type="as-char" style:rel-width="100%" draw:z-index="34" draw:style-name="gr1" draw:text-style-name="P3" svg:width="0.0012in" svg:height="0.0213in"><text:p/></draw:rect><text:bookmark-end text:name="step-5-iso-generation-hardware-boot"/><text:bookmark-end text:name="X6dd7622df6bedaa88cb3da47a139b5f75c3d21e"/></text:p>
      <text:h text:style-name="Heading_20_1" text:outline-level="1"><text:bookmark-start text:name="pre-flight-deployment-checklist"/><text:bookmark-start text:name="__RefHeading___Toc4516_3299181515"/>Pre-Flight Deployment Checklist<text:bookmark-end text:name="__RefHeading___Toc4516_3299181515"/></text:h>
      <text:p text:style-name="First_20_Paragraph">Created Date: January 14, 2026 Status: Final Verification</text:p>
      <text:p text:style-name="Text_20_body">Before executing the <text:span text:style-name="Verbatim_20_Char">agent.iso</text:span> on the physical hardware, use this checklist to ensure the air-gapped environment is fully prepared. Failure to verify these items often results in installation hangs that are difficult to debug mid-process.</text:p>
      <text:p text:style-name="Standard"><draw:rect text:anchor-type="as-char" style:rel-width="100%" draw:z-index="35" draw:style-name="gr1" draw:text-style-name="P3" svg:width="6.5004in" svg:height="0.0213in"><text:p/></draw:rect></text:p>
      <text:h text:style-name="Heading_20_2" text:outline-level="2"><text:bookmark-start text:name="environment-infrastructure-gates"/><text:bookmark-start text:name="__RefHeading___Toc4518_3299181515"/><text:soft-page-break/>Environment &amp; Infrastructure Gates<text:bookmark-end text:name="__RefHeading___Toc4518_3299181515"/></text:h>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4">Category</text:p>
            </table:table-cell>
            <table:table-cell table:style-name="Table18.A1" office:value-type="string">
              <text:p text:style-name="P4">Checkpoint Item</text:p>
            </table:table-cell>
            <table:table-cell table:style-name="Table18.A1" office:value-type="string">
              <text:p text:style-name="P4">Verification Method</text:p>
            </table:table-cell>
          </table:table-row>
        </table:table-header-rows>
        <table:table-row table:style-name="Table18.1">
          <table:table-cell table:style-name="Table18.A2" office:value-type="string">
            <text:p text:style-name="P4">DNS</text:p>
          </table:table-cell>
          <table:table-cell table:style-name="Table18.B2" office:value-type="string">
            <text:p text:style-name="P4">api.. resolves to SNO IP</text:p>
          </table:table-cell>
          <table:table-cell table:style-name="Table18.C2" office:value-type="string">
            <text:p text:style-name="P4">dig or nslookup</text:p>
          </table:table-cell>
        </table:table-row>
        <table:table-row table:style-name="Table18.1">
          <table:table-cell table:style-name="Table18.A3" office:value-type="string">
            <text:p text:style-name="P4">DNS</text:p>
          </table:table-cell>
          <table:table-cell table:style-name="Table18.B3" office:value-type="string">
            <text:p text:style-name="P4">*.apps.. resolves to SNO IP</text:p>
          </table:table-cell>
          <table:table-cell table:style-name="Table18.C3" office:value-type="string">
            <text:p text:style-name="P4">dig or nslookup</text:p>
          </table:table-cell>
        </table:table-row>
        <table:table-row table:style-name="Table18.1">
          <table:table-cell table:style-name="Table18.A4" office:value-type="string">
            <text:p text:style-name="P4">DNS</text:p>
          </table:table-cell>
          <table:table-cell table:style-name="Table18.B4" office:value-type="string">
            <text:p text:style-name="P4"><text:s/>resolves to Bastion IP</text:p>
          </table:table-cell>
          <table:table-cell table:style-name="Table18.C4" office:value-type="string">
            <text:p text:style-name="P4">dig or nslookup</text:p>
          </table:table-cell>
        </table:table-row>
        <table:table-row table:style-name="Table18.1">
          <table:table-cell table:style-name="Table18.A5" office:value-type="string">
            <text:p text:style-name="P4">NTP</text:p>
          </table:table-cell>
          <table:table-cell table:style-name="Table18.B5" office:value-type="string">
            <text:p text:style-name="P4">Local NTP Server is reachable from SNO segment</text:p>
          </table:table-cell>
          <table:table-cell table:style-name="Table18.C5" office:value-type="string">
            <text:p text:style-name="P4">ping </text:p>
          </table:table-cell>
        </table:table-row>
        <table:table-row table:style-name="Table18.1">
          <table:table-cell table:style-name="Table18.A6" office:value-type="string">
            <text:p text:style-name="P4">Time Sync</text:p>
          </table:table-cell>
          <table:table-cell table:style-name="Table18.B6" office:value-type="string">
            <text:p text:style-name="P4">Bastion clock is synchronized with Local NTP</text:p>
          </table:table-cell>
          <table:table-cell table:style-name="Table18.C6" office:value-type="string">
            <text:p text:style-name="P4">chronyc sources -v</text:p>
          </table:table-cell>
        </table:table-row>
        <table:table-row table:style-name="Table18.1">
          <table:table-cell table:style-name="Table18.A7" office:value-type="string">
            <text:p text:style-name="P4">Connectivity</text:p>
          </table:table-cell>
          <table:table-cell table:style-name="Table18.B7" office:value-type="string">
            <text:p text:style-name="P4">Port 8443 is open on Disconnected Bastion</text:p>
          </table:table-cell>
          <table:table-cell table:style-name="Table18.C7" office:value-type="string">
            <text:p text:style-name="P4">telnet <text:s/>8443</text:p>
          </table:table-cell>
        </table:table-row>
      </table:table>
      <text:p text:style-name="Standard"><draw:rect text:anchor-type="as-char" style:rel-width="100%" draw:z-index="36" draw:style-name="gr1" draw:text-style-name="P3" svg:width="0.0012in" svg:height="0.0213in"><text:p/></draw:rect><text:bookmark-end text:name="environment-infrastructure-gates"/></text:p>
      <text:h text:style-name="Heading_20_2" text:outline-level="2"><text:bookmark-start text:name="hardware-manifest-alignment"/><text:bookmark-start text:name="__RefHeading___Toc4520_3299181515"/>Hardware &amp; Manifest Alignment<text:bookmark-end text:name="__RefHeading___Toc4520_3299181515"/></text:h>
      <text:p text:style-name="First_20_Paragraph">Ensure the physical server characteristics match the logic defined in your <text:span text:style-name="Verbatim_20_Char">agent-config.yaml</text:span> and <text:span text:style-name="Verbatim_20_Char">install-config.yaml</text:span>.</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4">Component</text:p>
            </table:table-cell>
            <table:table-cell table:style-name="Table19.A1" office:value-type="string">
              <text:p text:style-name="P4">Checkpoint Item</text:p>
            </table:table-cell>
            <table:table-cell table:style-name="Table19.A1" office:value-type="string">
              <text:p text:style-name="P4">Verification Method</text:p>
            </table:table-cell>
          </table:table-row>
        </table:table-header-rows>
        <table:table-row table:style-name="Table19.1">
          <table:table-cell table:style-name="Table19.A2" office:value-type="string">
            <text:p text:style-name="P4">Interface</text:p>
          </table:table-cell>
          <table:table-cell table:style-name="Table19.B2" office:value-type="string">
            <text:p text:style-name="P4">MAC Address matches agent-config.yaml exactly</text:p>
          </table:table-cell>
          <table:table-cell table:style-name="Table19.C2" office:value-type="string">
            <text:p text:style-name="P4">Physical label or BIOS check</text:p>
          </table:table-cell>
        </table:table-row>
        <table:table-row table:style-name="Table19.1">
          <table:table-cell table:style-name="Table19.A3" office:value-type="string">
            <text:p text:style-name="P4">Interface</text:p>
          </table:table-cell>
          <table:table-cell table:style-name="Table19.B3" office:value-type="string">
            <text:p text:style-name="P4">Kernel name (eno1/ens3) matches agent-config.yaml</text:p>
          </table:table-cell>
          <table:table-cell table:style-name="Table19.C3" office:value-type="string">
            <text:p text:style-name="P4">Verified via Live ISO/Hardware spec</text:p>
          </table:table-cell>
        </table:table-row>
        <table:table-row table:style-name="Table19.1">
          <table:table-cell table:style-name="Table19.A4" office:value-type="string">
            <text:p text:style-name="P4">Storage</text:p>
          </table:table-cell>
          <table:table-cell table:style-name="Table19.B4" office:value-type="string">
            <text:p text:style-name="P4">Target disk is “clean” (no existing partitions)</text:p>
          </table:table-cell>
          <table:table-cell table:style-name="Table19.C4" office:value-type="string">
            <text:p text:style-name="P4">wipefs (if re-using hardware)</text:p>
          </table:table-cell>
        </table:table-row>
        <table:table-row table:style-name="Table19.1">
          <table:table-cell table:style-name="Table19.A5" office:value-type="string">
            <text:p text:style-name="P4">Resources</text:p>
          </table:table-cell>
          <table:table-cell table:style-name="Table19.B5" office:value-type="string">
            <text:p text:style-name="P4">Minimum 8 vCPUs and 16 GB to 32 GB RAM available</text:p>
          </table:table-cell>
          <table:table-cell table:style-name="Table19.C5" office:value-type="string">
            <text:p text:style-name="P4">BIOS/Hardware specification</text:p>
          </table:table-cell>
        </table:table-row>
        <table:table-row table:style-name="Table19.1">
          <table:table-cell table:style-name="Table19.A6" office:value-type="string">
            <text:p text:style-name="P4">Firmware</text:p>
          </table:table-cell>
          <table:table-cell table:style-name="Table19.B6" office:value-type="string">
            <text:p text:style-name="P4">Boot mode set to UEFI</text:p>
          </table:table-cell>
          <table:table-cell table:style-name="Table19.C6" office:value-type="string">
            <text:p text:style-name="P4">BIOS Boot settings</text:p>
          </table:table-cell>
        </table:table-row>
      </table:table>
      <text:p text:style-name="Standard"><draw:rect text:anchor-type="as-char" style:rel-width="100%" draw:z-index="37" draw:style-name="gr1" draw:text-style-name="P3" svg:width="0.0012in" svg:height="0.0213in"><text:p/></draw:rect><text:bookmark-end text:name="hardware-manifest-alignment"/></text:p>
      <text:h text:style-name="Heading_20_2" text:outline-level="2"><text:bookmark-start text:name="registry-supply-chain-integrity"/><text:bookmark-start text:name="__RefHeading___Toc4522_3299181515"/><text:soft-page-break/>Registry &amp; Supply Chain Integrity<text:bookmark-end text:name="__RefHeading___Toc4522_3299181515"/></text:h>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4">Category</text:p>
            </table:table-cell>
            <table:table-cell table:style-name="Table20.A1" office:value-type="string">
              <text:p text:style-name="P4">Checkpoint Item</text:p>
            </table:table-cell>
            <table:table-cell table:style-name="Table20.A1" office:value-type="string">
              <text:p text:style-name="P4">Verification Method</text:p>
            </table:table-cell>
          </table:table-row>
        </table:table-header-rows>
        <table:table-row table:style-name="Table20.1">
          <table:table-cell table:style-name="Table20.A2" office:value-type="string">
            <text:p text:style-name="P4">Trust</text:p>
          </table:table-cell>
          <table:table-cell table:style-name="Table20.B2" office:value-type="string">
            <text:p text:style-name="P4">Registry CA (and Intermediate) is in additionalTrustBundle</text:p>
          </table:table-cell>
          <table:table-cell table:style-name="Table20.C2" office:value-type="string">
            <text:p text:style-name="P4">Review install-config.yaml</text:p>
          </table:table-cell>
        </table:table-row>
        <table:table-row table:style-name="Table20.1">
          <table:table-cell table:style-name="Table20.A3" office:value-type="string">
            <text:p text:style-name="P4">Auth</text:p>
          </table:table-cell>
          <table:table-cell table:style-name="Table20.B3" office:value-type="string">
            <text:p text:style-name="P4">Pull Secret contains valid auth for local registry</text:p>
          </table:table-cell>
          <table:table-cell table:style-name="Table20.C3" office:value-type="string">
            <text:p text:style-name="P4">jq .auths pull-secret.json</text:p>
          </table:table-cell>
        </table:table-row>
        <table:table-row table:style-name="Table20.1">
          <table:table-cell table:style-name="Table20.A4" office:value-type="string">
            <text:p text:style-name="P4">Content</text:p>
          </table:table-cell>
          <table:table-cell table:style-name="Table20.B4" office:value-type="string">
            <text:p text:style-name="P4">oc-mirror report confirms all images are present</text:p>
          </table:table-cell>
          <table:table-cell table:style-name="Table20.C4" office:value-type="string">
            <text:p text:style-name="P4">Review mirror metadata</text:p>
          </table:table-cell>
        </table:table-row>
        <table:table-row table:style-name="Table20.1">
          <table:table-cell table:style-name="Table20.A5" office:value-type="string">
            <text:p text:style-name="P4">Media</text:p>
          </table:table-cell>
          <table:table-cell table:style-name="Table20.B5" office:value-type="string">
            <text:p text:style-name="P4">agent.iso checksum matches source on Bastion</text:p>
          </table:table-cell>
          <table:table-cell table:style-name="Table20.C5" office:value-type="string">
            <text:p text:style-name="P4">sha256sum /dev/sdX</text:p>
          </table:table-cell>
        </table:table-row>
      </table:table>
      <text:p text:style-name="Standard"><draw:rect text:anchor-type="as-char" style:rel-width="100%" draw:z-index="38" draw:style-name="gr1" draw:text-style-name="P3" svg:width="0.0012in" svg:height="0.0213in"><text:p/></draw:rect><text:bookmark-end text:name="registry-supply-chain-integrity"/></text:p>
      <text:h text:style-name="Heading_20_2" text:outline-level="2"><text:bookmark-start text:name="Xa00f31b2248173528f69fa1dec4379a2a400445"/><text:bookmark-start text:name="__RefHeading___Toc4524_3299181515"/>Architectural Justifications &amp; Reference Notes<text:bookmark-end text:name="__RefHeading___Toc4524_3299181515"/></text:h>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4">Category</text:p>
            </table:table-cell>
            <table:table-cell table:style-name="Table21.A1" office:value-type="string">
              <text:p text:style-name="P4">Technical Requirement Details</text:p>
            </table:table-cell>
            <table:table-cell table:style-name="Table21.A1" office:value-type="string">
              <text:p text:style-name="P4">Documentation Source</text:p>
            </table:table-cell>
          </table:table-row>
        </table:table-header-rows>
        <table:table-row table:style-name="Table21.1">
          <table:table-cell table:style-name="Table21.A2" office:value-type="string">
            <text:p text:style-name="P4">NTP Accuracy</text:p>
          </table:table-cell>
          <table:table-cell table:style-name="Table21.B2" office:value-type="string">
            <text:p text:style-name="P4">OpenShift’s etcd and certificate verification mechanisms require sub-second clock synchronization between the node and its time source.</text:p>
          </table:table-cell>
          <table:table-cell table:style-name="Table21.C2" office:value-type="string">
            <text:p text:style-name="P4"><text:a xlink:type="simple" xlink:href="https://docs.redhat.com/en/documentation/openshift_container_platform/4.16/html/installing_on_a_single_node/installing-sno-preparing-to-install-on-a-single-node" text:style-name="Internet_20_link" text:visited-style-name="Visited_20_Internet_20_Link"><text:span text:style-name="Internet_20_link">SNO Preparing to Install</text:span></text:a></text:p>
          </table:table-cell>
        </table:table-row>
        <table:table-row table:style-name="Table21.1">
          <table:table-cell table:style-name="Table21.A3" office:value-type="string">
            <text:p text:style-name="P4">MAC/Interface</text:p>
          </table:table-cell>
          <table:table-cell table:style-name="Table21.B3" office:value-type="string">
            <text:p text:style-name="P4">The Agent-based installer uses the MAC address to bind the static IP; if the interface name is wrong, the network stack will not initialize.</text:p>
          </table:table-cell>
          <table:table-cell table:style-name="Table21.C3" office:value-type="string">
            <text:p text:style-name="P4"><text:a xlink:type="simple" xlink:href="https://docs.redhat.com/en/documentation/openshift_container_platform/4.16/html/installing_an_on-premise_cluster_with_the_agent-based_installer/index" text:style-name="Internet_20_link" text:visited-style-name="Visited_20_Internet_20_Link"><text:span text:style-name="Internet_20_link">Agent-based Installer Guide</text:span></text:a></text:p>
          </table:table-cell>
        </table:table-row>
        <table:table-row table:style-name="Table21.1">
          <table:table-cell table:style-name="Table21.A4" office:value-type="string">
            <text:p text:style-name="P4">Wildcard DNS</text:p>
          </table:table-cell>
          <table:table-cell table:style-name="Table21.B4" office:value-type="string">
            <text:p text:style-name="P4">The *.apps record is required for the OpenShift Ingress Controller to route traffic to the console and user <text:soft-page-break/>applications.</text:p>
          </table:table-cell>
          <table:table-cell table:style-name="Table21.C4" office:value-type="string">
            <text:p text:style-name="P4"><text:a xlink:type="simple" xlink:href="https://docs.redhat.com/en/documentation/openshift_container_platform/4.16/html/networking/index" text:style-name="Internet_20_link" text:visited-style-name="Visited_20_Internet_20_Link"><text:span text:style-name="Internet_20_link">OCP Networking Overview</text:span></text:a></text:p>
          </table:table-cell>
        </table:table-row>
        <table:table-row table:style-name="Table21.1">
          <table:table-cell table:style-name="Table21.A5" office:value-type="string">
            <text:p text:style-name="P4">UEFI Requirement</text:p>
          </table:table-cell>
          <table:table-cell table:style-name="Table21.B5" office:value-type="string">
            <text:p text:style-name="P4">RHCOS uses a specific partition layout that requires UEFI firmware for modern secure boot and disk management capabilities.</text:p>
          </table:table-cell>
          <table:table-cell table:style-name="Table21.C5" office:value-type="string">
            <text:p text:style-name="P4"><text:a xlink:type="simple" xlink:href="https://docs.redhat.com/en/documentation/openshift_container_platform/4.16/html/installing_on_bare_metal/index" text:style-name="Internet_20_link" text:visited-style-name="Visited_20_Internet_20_Link"><text:span text:style-name="Internet_20_link">OCP Installing on Bare Metal</text:span></text:a></text:p>
          </table:table-cell>
        </table:table-row>
      </table:table>
      <text:p text:style-name="Standard"><draw:rect text:anchor-type="as-char" style:rel-width="100%" draw:z-index="39" draw:style-name="gr1" draw:text-style-name="P3" svg:width="0.0012in" svg:height="0.0213in"><text:p/></draw:rect><text:bookmark-end text:name="pre-flight-deployment-checklist"/><text:bookmark-end text:name="Xa00f31b2248173528f69fa1dec4379a2a400445"/></text:p>
      <text:h text:style-name="Heading_20_1" text:outline-level="1"><text:bookmark-start text:name="post-installation-verification-checklist"/><text:bookmark-start text:name="__RefHeading___Toc4526_3299181515"/>Post-Installation Verification Checklist<text:bookmark-end text:name="__RefHeading___Toc4526_3299181515"/></text:h>
      <text:p text:style-name="First_20_Paragraph">Created Date: January 14, 2026 Status: Cluster Validation</text:p>
      <text:p text:style-name="Text_20_body">Once the <text:span text:style-name="Verbatim_20_Char">wait-for install-complete</text:span> command returns successfully, use this checklist to verify that the cluster is healthy and that the air-gapped configuration is correctly routing image requests to your local registry.</text:p>
      <text:p text:style-name="Standard"><draw:rect text:anchor-type="as-char" style:rel-width="100%" draw:z-index="40" draw:style-name="gr1" draw:text-style-name="P3" svg:width="6.5004in" svg:height="0.0213in"><text:p/></draw:rect></text:p>
      <text:h text:style-name="Heading_20_2" text:outline-level="2"><text:bookmark-start text:name="core-cluster-health"/><text:bookmark-start text:name="__RefHeading___Toc4528_3299181515"/>Core Cluster Health<text:bookmark-end text:name="__RefHeading___Toc4528_3299181515"/></text:h>
      <table:table table:name="Table22" table:style-name="Table22">
        <table:table-column table:style-name="Table22.A" table:number-columns-repeated="3"/>
        <table:table-header-rows>
          <table:table-row table:style-name="Table22.1">
            <table:table-cell table:style-name="Table22.A1" office:value-type="string">
              <text:p text:style-name="P4">Category</text:p>
            </table:table-cell>
            <table:table-cell table:style-name="Table22.A1" office:value-type="string">
              <text:p text:style-name="P4">Checkpoint Item</text:p>
            </table:table-cell>
            <table:table-cell table:style-name="Table22.A1" office:value-type="string">
              <text:p text:style-name="P4">Verification Command</text:p>
            </table:table-cell>
          </table:table-row>
        </table:table-header-rows>
        <table:table-row table:style-name="Table22.1">
          <table:table-cell table:style-name="Table22.A2" office:value-type="string">
            <text:p text:style-name="P4">Nodes</text:p>
          </table:table-cell>
          <table:table-cell table:style-name="Table22.B2" office:value-type="string">
            <text:p text:style-name="P4">SNO node is in Ready status</text:p>
          </table:table-cell>
          <table:table-cell table:style-name="Table22.C2" office:value-type="string">
            <text:p text:style-name="P4">oc get nodes</text:p>
          </table:table-cell>
        </table:table-row>
        <table:table-row table:style-name="Table22.1">
          <table:table-cell table:style-name="Table22.A3" office:value-type="string">
            <text:p text:style-name="P4">Operators</text:p>
          </table:table-cell>
          <table:table-cell table:style-name="Table22.B3" office:value-type="string">
            <text:p text:style-name="P4">All ClusterOperators are Available: True</text:p>
          </table:table-cell>
          <table:table-cell table:style-name="Table22.C3" office:value-type="string">
            <text:p text:style-name="P4">oc get co</text:p>
          </table:table-cell>
        </table:table-row>
        <table:table-row table:style-name="Table22.1">
          <table:table-cell table:style-name="Table22.A4" office:value-type="string">
            <text:p text:style-name="P4">Version</text:p>
          </table:table-cell>
          <table:table-cell table:style-name="Table22.B4" office:value-type="string">
            <text:p text:style-name="P4">Cluster version matches 4.16.x</text:p>
          </table:table-cell>
          <table:table-cell table:style-name="Table22.C4" office:value-type="string">
            <text:p text:style-name="P4">oc get clusterversion</text:p>
          </table:table-cell>
        </table:table-row>
        <table:table-row table:style-name="Table22.1">
          <table:table-cell table:style-name="Table22.A5" office:value-type="string">
            <text:p text:style-name="P4">Certificates</text:p>
          </table:table-cell>
          <table:table-cell table:style-name="Table22.B5" office:value-type="string">
            <text:p text:style-name="P4">No pending CSRs require approval</text:p>
          </table:table-cell>
          <table:table-cell table:style-name="Table22.C5" office:value-type="string">
            <text:p text:style-name="P4">oc get csr</text:p>
          </table:table-cell>
        </table:table-row>
      </table:table>
      <text:p text:style-name="Standard"><draw:rect text:anchor-type="as-char" style:rel-width="100%" draw:z-index="41" draw:style-name="gr1" draw:text-style-name="P3" svg:width="0.0012in" svg:height="0.0213in"><text:p/></draw:rect><text:bookmark-end text:name="core-cluster-health"/></text:p>
      <text:h text:style-name="Heading_20_2" text:outline-level="2"><text:bookmark-start text:name="air-gap-registry-validation"/><text:bookmark-start text:name="__RefHeading___Toc4530_3299181515"/>Air-Gap &amp; Registry Validation<text:bookmark-end text:name="__RefHeading___Toc4530_3299181515"/></text:h>
      <text:p text:style-name="First_20_Paragraph">This section ensures the “Secret Sauce” of the disconnected installation (the image redirection) is functioning as intended.</text:p>
      <table:table table:name="Table23" table:style-name="Table23">
        <table:table-column table:style-name="Table23.A"/>
        <table:table-column table:style-name="Table23.B"/>
        <table:table-column table:style-name="Table23.C"/>
        <table:table-header-rows>
          <text:soft-page-break/>
          <table:table-row table:style-name="Table23.1">
            <table:table-cell table:style-name="Table23.A1" office:value-type="string">
              <text:p text:style-name="P4">Category</text:p>
            </table:table-cell>
            <table:table-cell table:style-name="Table23.A1" office:value-type="string">
              <text:p text:style-name="P4">Checkpoint Item</text:p>
            </table:table-cell>
            <table:table-cell table:style-name="Table23.A1" office:value-type="string">
              <text:p text:style-name="P4">Verification Command</text:p>
            </table:table-cell>
          </table:table-row>
        </table:table-header-rows>
        <table:table-row table:style-name="Table23.1">
          <table:table-cell table:style-name="Table23.A2" office:value-type="string">
            <text:p text:style-name="P4">ICSP</text:p>
          </table:table-cell>
          <table:table-cell table:style-name="Table23.B2" office:value-type="string">
            <text:p text:style-name="P4">ImageContentSourcePolicy is present and active</text:p>
          </table:table-cell>
          <table:table-cell table:style-name="Table23.C2" office:value-type="string">
            <text:p text:style-name="P4">oc get icsp</text:p>
          </table:table-cell>
        </table:table-row>
        <table:table-row table:style-name="Table23.1">
          <table:table-cell table:style-name="Table23.A3" office:value-type="string">
            <text:p text:style-name="P4">Registry</text:p>
          </table:table-cell>
          <table:table-cell table:style-name="Table23.B3" office:value-type="string">
            <text:p text:style-name="P4">Internal image-registry operator is Available</text:p>
          </table:table-cell>
          <table:table-cell table:style-name="Table23.C3" office:value-type="string">
            <text:p text:style-name="P4">oc get co image-registry</text:p>
          </table:table-cell>
        </table:table-row>
        <table:table-row table:style-name="Table23.1">
          <table:table-cell table:style-name="Table23.A4" office:value-type="string">
            <text:p text:style-name="P4">Storage</text:p>
          </table:table-cell>
          <table:table-cell table:style-name="Table23.B4" office:value-type="string">
            <text:p text:style-name="P4">Internal registry has a valid storage backend</text:p>
          </table:table-cell>
          <table:table-cell table:style-name="Table23.C4" office:value-type="string">
            <text:p text:style-name="P4">oc get configs.imageregistry.operator.openshift.io/cluster -o yaml</text:p>
          </table:table-cell>
        </table:table-row>
        <table:table-row table:style-name="Table23.1">
          <table:table-cell table:style-name="Table23.A5" office:value-type="string">
            <text:p text:style-name="P4">Redirection</text:p>
          </table:table-cell>
          <table:table-cell table:style-name="Table23.B5" office:value-type="string">
            <text:p text:style-name="P4">Pods are pulling from </text:p>
          </table:table-cell>
          <table:table-cell table:style-name="Table23.C5" office:value-type="string">
            <text:p text:style-name="P4">oc get pods -A -o jsonpath=‘{.items[*].spec.containers[*].image}’</text:p>
          </table:table-cell>
        </table:table-row>
      </table:table>
      <text:p text:style-name="Standard"><draw:rect text:anchor-type="as-char" style:rel-width="100%" draw:z-index="42" draw:style-name="gr1" draw:text-style-name="P3" svg:width="0.0012in" svg:height="0.0213in"><text:p/></draw:rect><text:bookmark-end text:name="air-gap-registry-validation"/></text:p>
      <text:h text:style-name="Heading_20_2" text:outline-level="2"><text:bookmark-start text:name="persistence-storage-readiness"/><text:bookmark-start text:name="__RefHeading___Toc4532_3299181515"/>Persistence &amp; Storage Readiness<text:bookmark-end text:name="__RefHeading___Toc4532_3299181515"/></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4">Category</text:p>
            </table:table-cell>
            <table:table-cell table:style-name="Table24.A1" office:value-type="string">
              <text:p text:style-name="P4">Checkpoint Item</text:p>
            </table:table-cell>
            <table:table-cell table:style-name="Table24.A1" office:value-type="string">
              <text:p text:style-name="P4">Verification Command</text:p>
            </table:table-cell>
          </table:table-row>
        </table:table-header-rows>
        <table:table-row table:style-name="Table24.1">
          <table:table-cell table:style-name="Table24.A2" office:value-type="string">
            <text:p text:style-name="P4">StorageClass</text:p>
          </table:table-cell>
          <table:table-cell table:style-name="Table24.B2" office:value-type="string">
            <text:p text:style-name="P4">A default StorageClass is present (after LVMS install)</text:p>
          </table:table-cell>
          <table:table-cell table:style-name="Table24.C2" office:value-type="string">
            <text:p text:style-name="P4">oc get sc</text:p>
          </table:table-cell>
        </table:table-row>
        <table:table-row table:style-name="Table24.1">
          <table:table-cell table:style-name="Table24.A3" office:value-type="string">
            <text:p text:style-name="P4">PVs</text:p>
          </table:table-cell>
          <table:table-cell table:style-name="Table24.B3" office:value-type="string">
            <text:p text:style-name="P4">Persistent Volumes can be bound to claims</text:p>
          </table:table-cell>
          <table:table-cell table:style-name="Table24.C3" office:value-type="string">
            <text:p text:style-name="P4">oc get pvc -A</text:p>
          </table:table-cell>
        </table:table-row>
        <table:table-row table:style-name="Table24.1">
          <table:table-cell table:style-name="Table24.A4" office:value-type="string">
            <text:p text:style-name="P4">Etcd</text:p>
          </table:table-cell>
          <table:table-cell table:style-name="Table24.B4" office:value-type="string">
            <text:p text:style-name="P4">Etcd is healthy and synchronized</text:p>
          </table:table-cell>
          <table:table-cell table:style-name="Table24.C4" office:value-type="string">
            <text:p text:style-name="P4">oc get pods -n openshift-etcd</text:p>
          </table:table-cell>
        </table:table-row>
      </table:table>
      <text:p text:style-name="Standard"><draw:rect text:anchor-type="as-char" style:rel-width="100%" draw:z-index="43" draw:style-name="gr1" draw:text-style-name="P3" svg:width="0.0012in" svg:height="0.0213in"><text:p/></draw:rect><text:bookmark-end text:name="persistence-storage-readiness"/></text:p>
      <text:h text:style-name="Heading_20_2" text:outline-level="2"><text:bookmark-start text:name="X747340ea828935b582803ef1c072de76103527f"/><text:bookmark-start text:name="__RefHeading___Toc4534_3299181515"/>Architectural Justifications &amp; Reference Notes<text:bookmark-end text:name="__RefHeading___Toc4534_3299181515"/></text:h>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4">Category</text:p>
            </table:table-cell>
            <table:table-cell table:style-name="Table25.A1" office:value-type="string">
              <text:p text:style-name="P4">Technical Requirement Details</text:p>
            </table:table-cell>
            <table:table-cell table:style-name="Table25.A1" office:value-type="string">
              <text:p text:style-name="P4">Documentation Source</text:p>
            </table:table-cell>
          </table:table-row>
        </table:table-header-rows>
        <table:table-row table:style-name="Table25.1">
          <table:table-cell table:style-name="Table25.A2" office:value-type="string">
            <text:p text:style-name="P4">ICSP Role</text:p>
          </table:table-cell>
          <table:table-cell table:style-name="Table25.B2" office:value-type="string">
            <text:p text:style-name="P4">The ImageContentSourcePolicy is the mechanism that instructs the node to transparently swap ‘quay.io’ links for your local registry FQDN.</text:p>
          </table:table-cell>
          <table:table-cell table:style-name="Table25.C2" office:value-type="string">
            <text:p text:style-name="P4"><text:a xlink:type="simple" xlink:href="https://docs.redhat.com/en/documentation/openshift_container_platform/4.16/html/disconnected_installation_mirroring/index" text:style-name="Internet_20_link" text:visited-style-name="Visited_20_Internet_20_Link"><text:span text:style-name="Internet_20_link">Disconnected installation mirroring</text:span></text:a></text:p>
          </table:table-cell>
        </table:table-row>
        <table:table-row table:style-name="Table25.1">
          <table:table-cell table:style-name="Table25.A3" office:value-type="string">
            <text:p text:style-name="P4">Registry Storage</text:p>
          </table:table-cell>
          <table:table-cell table:style-name="Table25.B3" office:value-type="string">
            <text:p text:style-name="P4">In a Single Node <text:soft-page-break/>OpenShift (SNO) deployment, the internal registry cannot use ‘shared’ storage like NFS easily; it must be configured for ‘EmptyDir’ or a local PV.</text:p>
          </table:table-cell>
          <table:table-cell table:style-name="Table25.C3" office:value-type="string">
            <text:p text:style-name="P4"><text:a xlink:type="simple" xlink:href="https://www.google.com/search?q=https://docs.redhat.com/en/documentation/openshift_container_platform/4.16/html/registry/index" text:style-name="Internet_20_link" text:visited-style-name="Visited_20_Internet_20_Link"><text:span text:style-name="Internet_20_link">Image Registry Operator</text:span></text:a></text:p>
          </table:table-cell>
        </table:table-row>
        <table:table-row table:style-name="Table25.1">
          <table:table-cell table:style-name="Table25.A4" office:value-type="string">
            <text:p text:style-name="P4">CSR Monitoring</text:p>
          </table:table-cell>
          <table:table-cell table:style-name="Table25.B4" office:value-type="string">
            <text:p text:style-name="P4">While the Agent-installer handles most certificate signing, manual approval of Kubelet CSRs is occasionally required if the node name changes during boot.</text:p>
          </table:table-cell>
          <table:table-cell table:style-name="Table25.C4" office:value-type="string">
            <text:p text:style-name="P4"><text:a xlink:type="simple" xlink:href="https://www.google.com/search?q=https://docs.redhat.com/en/documentation/openshift_container_platform/4.16/html/nodes/index" text:style-name="Internet_20_link" text:visited-style-name="Visited_20_Internet_20_Link"><text:span text:style-name="Internet_20_link">OCP Node Management</text:span></text:a></text:p>
          </table:table-cell>
        </table:table-row>
        <table:table-row table:style-name="Table25.1">
          <table:table-cell table:style-name="Table25.A5" office:value-type="string">
            <text:p text:style-name="P4">etcd Quorum</text:p>
          </table:table-cell>
          <table:table-cell table:style-name="Table25.B5" office:value-type="string">
            <text:p text:style-name="P4">On a single node, etcd acts as a standalone database. High disk I/O latency on the SNO node is the leading cause of etcd instability.</text:p>
          </table:table-cell>
          <table:table-cell table:style-name="Table25.C5" office:value-type="string">
            <text:p text:style-name="P4"><text:a xlink:type="simple" xlink:href="https://docs.redhat.com/en/documentation/openshift_container_platform/4.16/html/scalability_and_performance/index" text:style-name="Internet_20_link" text:visited-style-name="Visited_20_Internet_20_Link"><text:span text:style-name="Internet_20_link">SNO Performance and Scalability</text:span></text:a></text:p>
          </table:table-cell>
        </table:table-row>
      </table:table>
      <text:p text:style-name="Standard"><draw:rect text:anchor-type="as-char" style:rel-width="100%" draw:z-index="44" draw:style-name="gr1" draw:text-style-name="P3" svg:width="0.0012in" svg:height="0.0213in"><text:p/></draw:rect><text:bookmark-end text:name="post-installation-verification-checklist"/><text:bookmark-end text:name="X747340ea828935b582803ef1c072de76103527f"/></text:p>
      <text:h text:style-name="Heading_20_1" text:outline-level="1"><text:bookmark-start text:name="X782cc94fc4ada8ce2c9828c5aa146e532991f07"/><text:bookmark-start text:name="__RefHeading___Toc4536_3299181515"/>Day 2: Post-Installation &amp; Operational Health<text:bookmark-end text:name="__RefHeading___Toc4536_3299181515"/></text:h>
      <text:p text:style-name="First_20_Paragraph">Created Date: January 14, 2026 Status: Post-Install / Day 2 Operations</text:p>
      <text:p text:style-name="Text_20_body">Once the Single Node OpenShift (SNO) cluster is “Ready,” the focus shifts to operationalizing the environment. In a disconnected solution, this involves finalizing local storage for persistent data and configuring cluster logging for auditability.</text:p>
      <text:h text:style-name="Heading_20_2" text:outline-level="2"><text:bookmark-start text:name="day-2-operational-overview"/><text:bookmark-start text:name="__RefHeading___Toc4538_3299181515"/>Day 2 Operational Overview<text:bookmark-end text:name="__RefHeading___Toc4538_3299181515"/></text:h>
      <table:table table:name="Table26" table:style-name="Table26">
        <table:table-column table:style-name="Table26.A"/>
        <table:table-column table:style-name="Table26.B"/>
        <table:table-header-rows>
          <table:table-row table:style-name="Table26.1">
            <table:table-cell table:style-name="Table26.A1" office:value-type="string">
              <text:p text:style-name="P4">Task</text:p>
            </table:table-cell>
            <table:table-cell table:style-name="Table26.A1" office:value-type="string">
              <text:p text:style-name="P4">Description</text:p>
            </table:table-cell>
          </table:table-row>
        </table:table-header-rows>
        <table:table-row table:style-name="Table26.1">
          <table:table-cell table:style-name="Table26.A2" office:value-type="string">
            <text:p text:style-name="P4">Storage Provisioning</text:p>
          </table:table-cell>
          <table:table-cell table:style-name="Table26.B2" office:value-type="string">
            <text:p text:style-name="P4">Configuring the <text:span text:style-name="T1">LVM Storage (LVMS)</text:span> operator to provide persistent volumes (PVs) using the remaining local disk <text:soft-page-break/>space.</text:p>
          </table:table-cell>
        </table:table-row>
        <table:table-row table:style-name="Table26.1">
          <table:table-cell table:style-name="Table26.A3" office:value-type="string">
            <text:p text:style-name="P4">Audit &amp; Logging</text:p>
          </table:table-cell>
          <table:table-cell table:style-name="Table26.B3" office:value-type="string">
            <text:p text:style-name="P4">Deploying the <text:span text:style-name="T1">Cluster Logging</text:span> operator to aggregate system and application logs for troubleshooting and compliance.</text:p>
          </table:table-cell>
        </table:table-row>
        <table:table-row table:style-name="Table26.1">
          <table:table-cell table:style-name="Table26.A4" office:value-type="string">
            <text:p text:style-name="P4">Cert-Manager Setup</text:p>
          </table:table-cell>
          <table:table-cell table:style-name="Table26.B4" office:value-type="string">
            <text:p text:style-name="P4">(Optional) Deploying cert-manager to automate the management and issuance of certificates within the cluster.</text:p>
          </table:table-cell>
        </table:table-row>
      </table:table>
      <text:h text:style-name="Heading_20_3" text:outline-level="3">Day 2 Reference Script</text:h>
      <text:p text:style-name="Block_20_Text"><text:span text:style-name="T1">Note</text:span>: These commands assume the required operators were included in your initial mirror (Step 2). Ensure your <text:span text:style-name="Verbatim_20_Char">KUBECONFIG</text:span> is still exported.</text:p>
      <text:p text:style-name="Source_20_Code"><text:span text:style-name="CommentTok"># 1. Verify CatalogSource Initialization</text:span><text:line-break/><text:span text:style-name="CommentTok"># CRITICAL: The local catalog MUST show 'READY' before proceeding. </text:span><text:line-break/><text:span text:style-name="CommentTok"># If it shows 'PENDING' or 'IMAGEPULLBACKOFF', check your Registry CA trust.</text:span><text:line-break/><text:span text:style-name="ExtensionTok">oc</text:span><text:span text:style-name="NormalTok"> get catalogsource </text:span><text:span text:style-name="AttributeTok">-n</text:span><text:span text:style-name="NormalTok"> openshift-marketplace</text:span><text:line-break/><text:line-break/><text:span text:style-name="CommentTok"># 2. Prepare Namespaces</text:span><text:line-break/><text:span text:style-name="CommentTok"># Operators require specific namespaces to be created before configuration</text:span><text:line-break/><text:span text:style-name="ExtensionTok">oc</text:span><text:span text:style-name="NormalTok"> create namespace openshift-storage</text:span><text:line-break/><text:span text:style-name="ExtensionTok">oc</text:span><text:span text:style-name="NormalTok"> create namespace openshift-logging</text:span><text:line-break/><text:line-break/><text:span text:style-name="CommentTok"># 3. Verify Operator Availability</text:span><text:line-break/><text:span text:style-name="CommentTok"># Once the catalog is ready, ensure the mirrored operators are visible in the hub</text:span><text:line-break/><text:span text:style-name="ExtensionTok">oc</text:span><text:span text:style-name="NormalTok"> get packagemanifests </text:span><text:span text:style-name="AttributeTok">-n</text:span><text:span text:style-name="NormalTok"> openshift-marketplace </text:span><text:span text:style-name="KeywordTok">|</text:span><text:span text:style-name="NormalTok"> </text:span><text:span text:style-name="FunctionTok">grep</text:span><text:span text:style-name="NormalTok"> </text:span><text:span text:style-name="AttributeTok">-E</text:span><text:span text:style-name="NormalTok"> </text:span><text:span text:style-name="StringTok">'lvms|logging'</text:span><text:line-break/><text:line-break/><text:span text:style-name="CommentTok"># 4. Configure Local Storage (LVMS)</text:span><text:line-break/><text:span text:style-name="CommentTok"># Create the LVMCluster resource to initialize local disk provisioning</text:span><text:line-break/><text:span text:style-name="FunctionTok">cat</text:span><text:span text:style-name="NormalTok"> </text:span><text:span text:style-name="OperatorTok">&lt;&lt;EOF</text:span><text:span text:style-name="NormalTok"> </text:span><text:span text:style-name="KeywordTok">|</text:span><text:span text:style-name="NormalTok"> </text:span><text:span text:style-name="ExtensionTok">oc</text:span><text:span text:style-name="NormalTok"> apply </text:span><text:span text:style-name="AttributeTok">-f</text:span><text:span text:style-name="NormalTok"> </text:span><text:span text:style-name="AttributeTok">-</text:span><text:line-break/><text:span text:style-name="StringTok">apiVersion: lvm.topolvm.io/v1alpha1</text:span><text:line-break/><text:span text:style-name="StringTok">kind: LVMCluster</text:span><text:line-break/><text:span text:style-name="StringTok">metadata:</text:span><text:line-break/><text:span text:style-name="StringTok"> <text:s/>name: lvmcluster-sno</text:span><text:line-break/><text:span text:style-name="StringTok"> <text:s/>namespace: openshift-storage</text:span><text:line-break/><text:span text:style-name="StringTok">spec:</text:span><text:line-break/><text:span text:style-name="StringTok"> <text:s/>storage:</text:span><text:line-break/><text:span text:style-name="StringTok"> <text:s text:c="3"/>deviceClasses:</text:span><text:line-break/><text:span text:style-name="StringTok"> <text:s text:c="5"/>- name: vg1</text:span><text:line-break/><text:soft-page-break/><text:span text:style-name="StringTok"> <text:s text:c="7"/>thinPoolConfig:</text:span><text:line-break/><text:span text:style-name="StringTok"> <text:s text:c="9"/>name: thin-pool-1</text:span><text:line-break/><text:span text:style-name="StringTok"> <text:s text:c="9"/>overprovisionRatio: 10</text:span><text:line-break/><text:span text:style-name="StringTok"> <text:s text:c="9"/>sizePercent: 90</text:span><text:line-break/><text:span text:style-name="OperatorTok">EOF</text:span><text:line-break/><text:line-break/><text:span text:style-name="CommentTok"># 5. Verify Storage Readiness</text:span><text:line-break/><text:span text:style-name="CommentTok"># Wait 1-2 minutes, then verify the StorageClass is created and marked as default</text:span><text:line-break/><text:span text:style-name="ExtensionTok">oc</text:span><text:span text:style-name="NormalTok"> get sc</text:span></text:p>
      <text:p text:style-name="Standard"><draw:rect text:anchor-type="as-char" style:rel-width="100%" draw:z-index="45" draw:style-name="gr1" draw:text-style-name="P3" svg:width="6.5004in" svg:height="0.0213in"><text:p/></draw:rect><text:bookmark-end text:name="day-2-operational-overview"/></text:p>
      <text:h text:style-name="Heading_20_2" text:outline-level="2"><text:bookmark-start text:name="X83aad2a116dfc6c9cb665c332b1c932b9ea3748"/><text:bookmark-start text:name="__RefHeading___Toc4540_3299181515"/>Architectural Justifications &amp; Reference Notes<text:bookmark-end text:name="__RefHeading___Toc4540_3299181515"/></text:h>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4">Category</text:p>
            </table:table-cell>
            <table:table-cell table:style-name="Table27.A1" office:value-type="string">
              <text:p text:style-name="P4">Technical Requirement Details</text:p>
            </table:table-cell>
            <table:table-cell table:style-name="Table27.A1" office:value-type="string">
              <text:p text:style-name="P4">Documentation Source</text:p>
            </table:table-cell>
          </table:table-row>
        </table:table-header-rows>
        <table:table-row table:style-name="Table27.1">
          <table:table-cell table:style-name="Table27.A2" office:value-type="string">
            <text:p text:style-name="P4">CatalogSource Status</text:p>
          </table:table-cell>
          <table:table-cell table:style-name="Table27.B2" office:value-type="string">
            <text:p text:style-name="P4">In air-gapped sites, the <text:span text:style-name="Verbatim_20_Char">CatalogSource</text:span> can take several minutes to pull the index image from your local registry. Installation of operators will fail if the status is not <text:span text:style-name="Verbatim_20_Char">READY</text:span>.</text:p>
          </table:table-cell>
          <table:table-cell table:style-name="Table27.C2" office:value-type="string">
            <text:p text:style-name="P4"><text:a xlink:type="simple" xlink:href="https://docs.redhat.com/en/documentation/openshift_container_platform/4.16/html/disconnected_installation_mirroring/installing-mirroring-disconnected" text:style-name="Internet_20_link" text:visited-style-name="Visited_20_Internet_20_Link"><text:span text:style-name="Internet_20_link">oc-mirror Documentation</text:span></text:a></text:p>
          </table:table-cell>
        </table:table-row>
        <table:table-row table:style-name="Table27.1">
          <table:table-cell table:style-name="Table27.A3" office:value-type="string">
            <text:p text:style-name="P4">Namespace Scoping</text:p>
          </table:table-cell>
          <table:table-cell table:style-name="Table27.B3" office:value-type="string">
            <text:p text:style-name="P4">Operators like Logging and Storage should be isolated in their own namespaces (<text:span text:style-name="Verbatim_20_Char">openshift-logging</text:span>, <text:span text:style-name="Verbatim_20_Char">openshift-storage</text:span>) to maintain resource boundaries.</text:p>
          </table:table-cell>
          <table:table-cell table:style-name="Table27.C3" office:value-type="string">
            <text:p text:style-name="P4"><text:a xlink:type="simple" xlink:href="https://docs.redhat.com/en/documentation/openshift_container_platform/4.16/html/storage/logical-volume-manager-storage" text:style-name="Internet_20_link" text:visited-style-name="Visited_20_Internet_20_Link"><text:span text:style-name="Internet_20_link">LVMS Operator Documentation</text:span></text:a></text:p>
          </table:table-cell>
        </table:table-row>
        <table:table-row table:style-name="Table27.1">
          <table:table-cell table:style-name="Table27.A4" office:value-type="string">
            <text:p text:style-name="P4">Disk Readiness</text:p>
          </table:table-cell>
          <table:table-cell table:style-name="Table27.B4" office:value-type="string">
            <text:p text:style-name="P4">For LVMS to work, the target disk must be “clean” (no existing partitions or filesystems) outside of the main OS partition.</text:p>
          </table:table-cell>
          <table:table-cell table:style-name="Table27.C4" office:value-type="string">
            <text:p text:style-name="P4"><text:a xlink:type="simple" xlink:href="https://docs.redhat.com/en/documentation/openshift_container_platform/4.16/html/storage/logical-volume-manager-storage" text:style-name="Internet_20_link" text:visited-style-name="Visited_20_Internet_20_Link"><text:span text:style-name="Internet_20_link">LVMS Operator Documentation</text:span></text:a></text:p>
          </table:table-cell>
        </table:table-row>
        <table:table-row table:style-name="Table27.1">
          <table:table-cell table:style-name="Table27.A5" office:value-type="string">
            <text:p text:style-name="P4">Resource Constraints</text:p>
          </table:table-cell>
          <table:table-cell table:style-name="Table27.B5" office:value-type="string">
            <text:p text:style-name="P4">SNO nodes often have limited CPU/RAM. Monitor the overhead of <text:soft-page-break/>the Logging operator, as it can consume significant resources during high-burst log events.</text:p>
          </table:table-cell>
          <table:table-cell table:style-name="Table27.C5" office:value-type="string">
            <text:p text:style-name="P4"><text:a xlink:type="simple" xlink:href="https://docs.redhat.com/en/documentation/openshift_container_platform/4.16/html/scalability_and_performance/index" text:style-name="Internet_20_link" text:visited-style-name="Visited_20_Internet_20_Link"><text:span text:style-name="Internet_20_link">SNO Performance and Scalability</text:span></text:a></text:p>
          </table:table-cell>
        </table:table-row>
        <table:table-row table:style-name="Table27.1">
          <table:table-cell table:style-name="Table27.A6" office:value-type="string">
            <text:p text:style-name="P4">Disconnected Updates</text:p>
          </table:table-cell>
          <table:table-cell table:style-name="Table27.B6" office:value-type="string">
            <text:p text:style-name="P4">Any future “Day 2” operators must be mirrored via the same <text:span text:style-name="Verbatim_20_Char">oc-mirror</text:span> process established in Step 2 to maintain the air-gapped supply chain integrity.</text:p>
          </table:table-cell>
          <table:table-cell table:style-name="Table27.C6" office:value-type="string">
            <text:p text:style-name="P4"><text:a xlink:type="simple" xlink:href="https://docs.redhat.com/en/documentation/openshift_container_platform/4.16/html/disconnected_installation_mirroring/installing-mirroring-disconnected" text:style-name="Internet_20_link" text:visited-style-name="Visited_20_Internet_20_Link"><text:span text:style-name="Internet_20_link">oc-mirror Documentation</text:span></text:a></text:p>
          </table:table-cell>
        </table:table-row>
      </table:table>
      <text:p text:style-name="Standard"><draw:rect text:anchor-type="as-char" style:rel-width="100%" draw:z-index="46" draw:style-name="gr1" draw:text-style-name="P3" svg:width="0.0012in" svg:height="0.0213in"><text:p/></draw:rect></text:p>
      <text:p text:style-name="First_20_Paragraph"><text:span text:style-name="T1">Next Step:</text:span> Since we’ve finalized the Day 2 operations, is there any other file in the repository you’d like me to review for “Secret Sauce” improvements or technical gaps?<text:bookmark-end text:name="X782cc94fc4ada8ce2c9828c5aa146e532991f07"/><text:bookmark-end text:name="X83aad2a116dfc6c9cb665c332b1c932b9ea3748"/></text:p>
      <text:h text:style-name="Heading_20_1" text:outline-level="1"><text:bookmark-start text:name="troubleshooting-faq"/><text:bookmark-start text:name="__RefHeading___Toc4542_3299181515"/>Troubleshooting &amp; FAQ<text:bookmark-end text:name="__RefHeading___Toc4542_3299181515"/></text:h>
      <text:p text:style-name="First_20_Paragraph">Created Date: January 14, 2026 Status: Maintenance &amp; Support</text:p>
      <text:p text:style-name="Text_20_body">Deployment in disconnected environments introduces unique failure points related to certificate trust, DNS resolution, and image mirroring. This guide covers the most common issues encountered when using the Agent-based Installer for Single Node OpenShift (SNO).</text:p>
      <text:p text:style-name="Standard"><draw:rect text:anchor-type="as-char" style:rel-width="100%" draw:z-index="47" draw:style-name="gr1" draw:text-style-name="P3" svg:width="6.5004in" svg:height="0.0213in"><text:p/></draw:rect></text:p>
      <text:h text:style-name="Heading_20_2" text:outline-level="2"><text:bookmark-start text:name="agent-boot-installation-logs"/><text:bookmark-start text:name="__RefHeading___Toc4544_3299181515"/>Agent Boot &amp; Installation Logs<text:bookmark-end text:name="__RefHeading___Toc4544_3299181515"/></text:h>
      <text:p text:style-name="First_20_Paragraph">If the <text:span text:style-name="Verbatim_20_Char">wait-for install-complete</text:span> command hangs or the node fails to reach the “Ready” state, you must inspect the logs directly from the SNO node via SSH or the local console.</text:p>
      <table:table table:name="Table28" table:style-name="Table28">
        <table:table-column table:style-name="Table28.A"/>
        <table:table-column table:style-name="Table28.B"/>
        <table:table-column table:style-name="Table28.C"/>
        <table:table-header-rows>
          <table:table-row table:style-name="Table28.1">
            <table:table-cell table:style-name="Table28.A1" office:value-type="string">
              <text:p text:style-name="P4">Log Source</text:p>
            </table:table-cell>
            <table:table-cell table:style-name="Table28.A1" office:value-type="string">
              <text:p text:style-name="P4">Command</text:p>
            </table:table-cell>
            <table:table-cell table:style-name="Table28.A1" office:value-type="string">
              <text:p text:style-name="P4">Purpose</text:p>
            </table:table-cell>
          </table:table-row>
        </table:table-header-rows>
        <table:table-row table:style-name="Table28.1">
          <table:table-cell table:style-name="Table28.A2" office:value-type="string">
            <text:p text:style-name="P4">Agent Installer</text:p>
          </table:table-cell>
          <table:table-cell table:style-name="Table28.B2" office:value-type="string">
            <text:p text:style-name="P4">journalctl -u agent-installer -f</text:p>
          </table:table-cell>
          <table:table-cell table:style-name="Table28.C2" office:value-type="string">
            <text:p text:style-name="P4">Primary log for the initial bootstrap and <text:soft-page-break/>image pull</text:p>
          </table:table-cell>
        </table:table-row>
        <table:table-row table:style-name="Table28.1">
          <table:table-cell table:style-name="Table28.A3" office:value-type="string">
            <text:p text:style-name="P4">Assisted Service</text:p>
          </table:table-cell>
          <table:table-cell table:style-name="Table28.B3" office:value-type="string">
            <text:p text:style-name="P4">journalctl -u assisted-service</text:p>
          </table:table-cell>
          <table:table-cell table:style-name="Table28.C3" office:value-type="string">
            <text:p text:style-name="P4">Tracks the orchestration of the installation steps</text:p>
          </table:table-cell>
        </table:table-row>
        <table:table-row table:style-name="Table28.1">
          <table:table-cell table:style-name="Table28.A4" office:value-type="string">
            <text:p text:style-name="P4">Kubelet</text:p>
          </table:table-cell>
          <table:table-cell table:style-name="Table28.B4" office:value-type="string">
            <text:p text:style-name="P4">journalctl -u kubelet -f</text:p>
          </table:table-cell>
          <table:table-cell table:style-name="Table28.C4" office:value-type="string">
            <text:p text:style-name="P4">Monitors the health of the Kubernetes node agent</text:p>
          </table:table-cell>
        </table:table-row>
        <table:table-row table:style-name="Table28.1">
          <table:table-cell table:style-name="Table28.A5" office:value-type="string">
            <text:p text:style-name="P4">Pod Logs</text:p>
          </table:table-cell>
          <table:table-cell table:style-name="Table28.B5" office:value-type="string">
            <text:p text:style-name="P4">oc logs -n <text:s/></text:p>
          </table:table-cell>
          <table:table-cell table:style-name="Table28.C5" office:value-type="string">
            <text:p text:style-name="P4">Diagnostic data for specific system operators</text:p>
          </table:table-cell>
        </table:table-row>
      </table:table>
      <text:p text:style-name="Standard"><draw:rect text:anchor-type="as-char" style:rel-width="100%" draw:z-index="48" draw:style-name="gr1" draw:text-style-name="P3" svg:width="0.0012in" svg:height="0.0213in"><text:p/></draw:rect><text:bookmark-end text:name="agent-boot-installation-logs"/></text:p>
      <text:h text:style-name="Heading_20_2" text:outline-level="2"><text:bookmark-start text:name="common-failure-scenarios"/><text:bookmark-start text:name="__RefHeading___Toc4546_3299181515"/>Common Failure Scenarios<text:bookmark-end text:name="__RefHeading___Toc4546_3299181515"/></text:h>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4">Symptom</text:p>
            </table:table-cell>
            <table:table-cell table:style-name="Table29.A1" office:value-type="string">
              <text:p text:style-name="P4">Probable Cause</text:p>
            </table:table-cell>
            <table:table-cell table:style-name="Table29.A1" office:value-type="string">
              <text:p text:style-name="P4">Resolution</text:p>
            </table:table-cell>
          </table:table-row>
        </table:table-header-rows>
        <table:table-row table:style-name="Table29.1">
          <table:table-cell table:style-name="Table29.A2" office:value-type="string">
            <text:p text:style-name="P4">ImagePullBackOff</text:p>
          </table:table-cell>
          <table:table-cell table:style-name="Table29.B2" office:value-type="string">
            <text:p text:style-name="P4">Registry trust failure</text:p>
          </table:table-cell>
          <table:table-cell table:style-name="Table29.C2" office:value-type="string">
            <text:p text:style-name="P4">Ensure the Registry CA is in additionalTrustBundle</text:p>
          </table:table-cell>
        </table:table-row>
        <table:table-row table:style-name="Table29.1">
          <table:table-cell table:style-name="Table29.A3" office:value-type="string">
            <text:p text:style-name="P4">ImagePullBackOff</text:p>
          </table:table-cell>
          <table:table-cell table:style-name="Table29.B3" office:value-type="string">
            <text:p text:style-name="P4">Malformed pull secret</text:p>
          </table:table-cell>
          <table:table-cell table:style-name="Table29.C3" office:value-type="string">
            <text:p text:style-name="P4">Verify JSON structure of the merged pull-secret.json</text:p>
          </table:table-cell>
        </table:table-row>
        <table:table-row table:style-name="Table29.1">
          <table:table-cell table:style-name="Table29.A4" office:value-type="string">
            <text:p text:style-name="P4">Node Not Found</text:p>
          </table:table-cell>
          <table:table-cell table:style-name="Table29.B4" office:value-type="string">
            <text:p text:style-name="P4">DNS resolution failure</text:p>
          </table:table-cell>
          <table:table-cell table:style-name="Table29.C4" office:value-type="string">
            <text:p text:style-name="P4">Verify api.. points to the SNO IP</text:p>
          </table:table-cell>
        </table:table-row>
        <table:table-row table:style-name="Table29.1">
          <table:table-cell table:style-name="Table29.A5" office:value-type="string">
            <text:p text:style-name="P4">etcd Degraded</text:p>
          </table:table-cell>
          <table:table-cell table:style-name="Table29.B5" office:value-type="string">
            <text:p text:style-name="P4">Time drift or disk latency</text:p>
          </table:table-cell>
          <table:table-cell table:style-name="Table29.C5" office:value-type="string">
            <text:p text:style-name="P4">Check chronyd status and disk I/O wait times</text:p>
          </table:table-cell>
        </table:table-row>
        <table:table-row table:style-name="Table29.1">
          <table:table-cell table:style-name="Table29.A6" office:value-type="string">
            <text:p text:style-name="P4">Static IP Missing</text:p>
          </table:table-cell>
          <table:table-cell table:style-name="Table29.B6" office:value-type="string">
            <text:p text:style-name="P4">Interface name mismatch</text:p>
          </table:table-cell>
          <table:table-cell table:style-name="Table29.C6" office:value-type="string">
            <text:p text:style-name="P4">Ensure agent-config.yaml matches the kernel device name</text:p>
          </table:table-cell>
        </table:table-row>
      </table:table>
      <text:p text:style-name="Standard"><draw:rect text:anchor-type="as-char" style:rel-width="100%" draw:z-index="49" draw:style-name="gr1" draw:text-style-name="P3" svg:width="0.0012in" svg:height="0.0213in"><text:p/></draw:rect><text:bookmark-end text:name="common-failure-scenarios"/></text:p>
      <text:h text:style-name="Heading_20_2" text:outline-level="2"><text:bookmark-start text:name="certificate-time-drift-management"/><text:bookmark-start text:name="__RefHeading___Toc4548_3299181515"/>Certificate &amp; Time Drift Management<text:bookmark-end text:name="__RefHeading___Toc4548_3299181515"/></text:h>
      <text:p text:style-name="First_20_Paragraph">In a disconnected environment, the lack of an external time source can cause the cluster’s internal certificate authority to drift, leading to cluster-wide authentication failures.</text:p>
      <text:list text:continue-list="list1943293644" text:style-name="WWNum1002">
        <text:list-item>
          <text:p text:style-name="P6"><text:span text:style-name="T1">Clock Skew</text:span>: If the SNO node clock differs from the Registry Bastion by more than a few seconds, the bootstrap process may reject the Registry’s TLS certificate.</text:p>
        </text:list-item>
        <text:list-item>
          <text:p text:style-name="P6"><text:soft-page-break/><text:span text:style-name="T1">Certificate Expiry</text:span>: If the SNO node is powered down for more than 30 days, the Kubelet certificates may expire. Upon reboot, you may need to manually approve the CSRs (<text:span text:style-name="Verbatim_20_Char">oc get csr</text:span>) to restore node connectivity.</text:p>
        </text:list-item>
        <text:list-item>
          <text:p text:style-name="P6"><text:span text:style-name="T1">NTP Recovery</text:span>: If <text:span text:style-name="Verbatim_20_Char">chronyd</text:span> cannot reach the local NTP server, manually set the date on the SNO node using <text:span text:style-name="Verbatim_20_Char">date -s "YYYY-MM-DD HH:MM:SS"</text:span> to allow initial certificate validation to proceed.</text:p>
        </text:list-item>
      </text:list>
      <text:p text:style-name="Standard"><draw:rect text:anchor-type="as-char" style:rel-width="100%" draw:z-index="50" draw:style-name="gr1" draw:text-style-name="P3" svg:width="6.5004in" svg:height="0.0213in"><text:p/></draw:rect><text:bookmark-end text:name="certificate-time-drift-management"/></text:p>
      <text:h text:style-name="Heading_20_2" text:outline-level="2"><text:bookmark-start text:name="Xd8734a5c241da17f00618243f0b882eee9fd679"/><text:bookmark-start text:name="__RefHeading___Toc4550_3299181515"/>Architectural Justifications &amp; Reference Notes<text:bookmark-end text:name="__RefHeading___Toc4550_3299181515"/></text:h>
      <table:table table:name="Table30" table:style-name="Table30">
        <table:table-column table:style-name="Table30.A"/>
        <table:table-column table:style-name="Table30.B"/>
        <table:table-column table:style-name="Table30.C"/>
        <table:table-header-rows>
          <table:table-row table:style-name="Table30.1">
            <table:table-cell table:style-name="Table30.A1" office:value-type="string">
              <text:p text:style-name="P4">Category</text:p>
            </table:table-cell>
            <table:table-cell table:style-name="Table30.A1" office:value-type="string">
              <text:p text:style-name="P4">Technical Requirement Details</text:p>
            </table:table-cell>
            <table:table-cell table:style-name="Table30.A1" office:value-type="string">
              <text:p text:style-name="P4">Documentation Source</text:p>
            </table:table-cell>
          </table:table-row>
        </table:table-header-rows>
        <table:table-row table:style-name="Table30.1">
          <table:table-cell table:style-name="Table30.A2" office:value-type="string">
            <text:p text:style-name="P4">Log Access</text:p>
          </table:table-cell>
          <table:table-cell table:style-name="Table30.B2" office:value-type="string">
            <text:p text:style-name="P4">During the bootstrap phase, the standard ‘oc’ commands may not work. Accessing logs via ‘journalctl’ is the only way to debug pull failures.</text:p>
          </table:table-cell>
          <table:table-cell table:style-name="Table30.C2" office:value-type="string">
            <text:p text:style-name="P4"><text:a xlink:type="simple" xlink:href="https://www.google.com/search?q=https://docs.redhat.com/en/documentation/openshift_container_platform/4.16/html/support/troubleshooting-installations" text:style-name="Internet_20_link" text:visited-style-name="Visited_20_Internet_20_Link"><text:span text:style-name="Internet_20_link">OCP Troubleshooting Guide</text:span></text:a></text:p>
          </table:table-cell>
        </table:table-row>
        <table:table-row table:style-name="Table30.1">
          <table:table-cell table:style-name="Table30.A3" office:value-type="string">
            <text:p text:style-name="P4">Certificate Drift</text:p>
          </table:table-cell>
          <table:table-cell table:style-name="Table30.B3" office:value-type="string">
            <text:p text:style-name="P4">In air-gapped sites, local NTP is the heartbeat of the cluster. Without it, the etcd quorum and API security will eventually collapse.</text:p>
          </table:table-cell>
          <table:table-cell table:style-name="Table30.C3" office:value-type="string">
            <text:p text:style-name="P4"><text:a xlink:type="simple" xlink:href="https://docs.redhat.com/en/documentation/openshift_container_platform/4.16/html/scalability_and_performance/index" text:style-name="Internet_20_link" text:visited-style-name="Visited_20_Internet_20_Link"><text:span text:style-name="Internet_20_link">SNO Performance and Scalability</text:span></text:a></text:p>
          </table:table-cell>
        </table:table-row>
        <table:table-row table:style-name="Table30.1">
          <table:table-cell table:style-name="Table30.A4" office:value-type="string">
            <text:p text:style-name="P4">Pull Secret Logic</text:p>
          </table:table-cell>
          <table:table-cell table:style-name="Table30.B4" office:value-type="string">
            <text:p text:style-name="P4">A single typo in the BASE64 string of a manually merged pull secret will prevent the node from authenticated with the local Quay registry.</text:p>
          </table:table-cell>
          <table:table-cell table:style-name="Table30.C4" office:value-type="string">
            <text:p text:style-name="P4"><text:a xlink:type="simple" xlink:href="https://docs.redhat.com/en/documentation/openshift_container_platform/4.16/html/disconnected_installation_mirroring/index" text:style-name="Internet_20_link" text:visited-style-name="Visited_20_Internet_20_Link"><text:span text:style-name="Internet_20_link">Disconnected installation mirroring</text:span></text:a></text:p>
          </table:table-cell>
        </table:table-row>
        <table:table-row table:style-name="Table30.1">
          <table:table-cell table:style-name="Table30.A5" office:value-type="string">
            <text:p text:style-name="P4">Interface Predictability</text:p>
          </table:table-cell>
          <table:table-cell table:style-name="Table30.B5" office:value-type="string">
            <text:p text:style-name="P4">RHCOS uses predictable network naming. If the BIOS or a hardware change alters the naming (e.g., eno1 to eno2), the Agent config will fail.</text:p>
          </table:table-cell>
          <table:table-cell table:style-name="Table30.C5" office:value-type="string">
            <text:p text:style-name="P4"><text:a xlink:type="simple" xlink:href="https://docs.redhat.com/en/documentation/openshift_container_platform/4.16/html/installing_an_on-premise_cluster_with_the_agent-based_installer/index" text:style-name="Internet_20_link" text:visited-style-name="Visited_20_Internet_20_Link"><text:span text:style-name="Internet_20_link">Agent-based Installer Guide</text:span></text:a></text:p>
          </table:table-cell>
        </table:table-row>
      </table:table>
      <text:p text:style-name="Standard"><draw:rect text:anchor-type="as-char" style:rel-width="100%" draw:z-index="51" draw:style-name="gr1" draw:text-style-name="P3" svg:width="0.0012in" svg:height="0.0213in"><text:p/></draw:rect><text:bookmark-end text:name="troubleshooting-faq"/><text:bookmark-end text:name="Xd8734a5c241da17f00618243f0b882eee9fd67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n" fo:country="US" style:letter-kerning="fals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Aptos" fo:font-size="12pt" fo:language="en" fo:country="US" style:letter-kerning="fals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loext:linked-style-name="Title_20_Char" style:class="chapter">
      <style:paragraph-properties fo:margin-top="0in" fo:margin-bottom="0.0555in" style:contextual-spacing="true" fo:line-height="100%" fo:text-align="center" style:justify-single-word="false"/>
      <style:text-properties style:font-name="Aptos Display" fo:font-family="'Aptos Display'" style:font-family-generic="roman" style:font-pitch="variable" fo:font-size="28pt"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Title" style:next-style-name="Text_20_body" loext:linked-style-name="Subtitle_20_Char" style:class="chapter">
      <style:text-properties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Author" style:family="paragraph" style:parent-style-name="Title" style:next-style-name="Text_20_body">
      <style:paragraph-properties fo:keep-together="always" fo:keep-with-next="always"/>
      <style:text-properties fo:font-size="12pt" style:font-size-asian="12pt" style:font-size-complex="12pt"/>
    </style:style>
    <style:style style:name="Date" style:family="paragraph" style:parent-style-name="Title" style:next-style-name="Text_20_body">
      <style:paragraph-properties fo:keep-together="always" fo:keep-with-next="always"/>
      <style:text-properties fo:font-size="12pt" style:font-size-asian="12pt" style:font-size-complex="12p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Text_20_body"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Text_20_body"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Text_20_body"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Text_20_body"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Text_20_body"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Text_20_body"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Text_20_body"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Text_20_body"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Footnote_20_Block_20_Text" style:display-name="Footnote Block Text" style:family="paragraph" style:parent-style-name="Footnote" style:next-style-name="Footnote">
      <style:paragraph-properties fo:margin-left="0.3335in" fo:margin-right="0.3335in" fo:margin-top="0.0693in" fo:margin-bottom="0.0693in" style:contextual-spacing="false" fo:text-indent="0in" style:auto-text-indent="false"/>
    </style:style>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0555in" style:contextual-spacing="false" fo:line-height="108%"/>
      <style:text-properties fo:color="#365f91" loext:opacity="100%" style:font-name="Aptos Display" fo:font-family="'Aptos Display'"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style:style style:name="Contents_20_1" style:display-name="Contents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3035in" style:type="right" style:leader-style="dotted" style:leader-text="."/>
        </style:tab-stops>
      </style:paragraph-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text-properties fo:color="#008000" loext:opacity="100%" fo:font-weight="bold" style:font-weight-asian="bold"/>
    </style:style>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text-properties fo:color="#008000" loext:opacity="100%"/>
    </style:style>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SNO Disconnected Deployment</dc:title>
    <meta:initial-creator>premrume</meta:initial-creator>
    <meta:creation-date>2026-01-15T15:30:36</meta:creation-date>
    <dc:date>2026-01-15T10:31:21.316309718</dc:date>
    <meta:generator>LibreOffice/25.8.4.2$Linux_X86_64 LibreOffice_project/580$Build-2</meta:generator>
    <meta:editing-duration>PT6M37S</meta:editing-duration>
    <meta:editing-cycles>1</meta:editing-cycles>
    <meta:document-statistic meta:table-count="30" meta:image-count="0" meta:object-count="0" meta:page-count="30" meta:paragraph-count="678" meta:word-count="4439" meta:character-count="31929" meta:non-whitespace-character-count="27745"/>
    <meta:user-defined meta:name="AppVersion">12.0000</meta:user-defined>
    <meta:template xlink:type="simple" xlink:actuate="onRequest" xlink:title="Normal.dotm" xlink:href=""/>
  </office:meta>
</office:document-meta>
</file>